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2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6504in" svg:height="7.6134in" svg:x="7.1764in" svg:y="0.3972in">
            <draw:object draw:notify-on-update-of-ranges="Sheet1.D1:Sheet1.D250 Sheet1.E1:Sheet1.E2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vgd. Max</text:p>
          </table:table-cell>
          <table:table-cell table:formula="of:=MAX([.D1:.D1000])" office:value-type="float" office:value="349.172272" calcext:value-type="float">
            <text:p>349.172272</text:p>
          </table:table-cell>
          <table:table-cell office:value-type="float" office:value="7159" calcext:value-type="float">
            <text:p>7159</text:p>
          </table:table-cell>
          <table:table-cell office:value-type="float" office:value="349.048645" calcext:value-type="float">
            <text:p>349.048645</text:p>
          </table:table-cell>
          <table:table-cell office:value-type="float" office:value="348.934082" calcext:value-type="float">
            <text:p>348.934082</text:p>
          </table:table-cell>
          <table:table-cell office:value-type="float" office:value="12.312342" calcext:value-type="float">
            <text:p>12.312342</text:p>
          </table:table-cell>
          <table:table-cell table:style-name="ce1" office:value-type="string" calcext:value-type="string">
            <text:p>Milliseconds</text:p>
          </table:table-cell>
          <table:table-cell table:formula="of:=MAX([.C1:.C1000])-MIN([.C1:.C1000])" office:value-type="float" office:value="28365" calcext:value-type="float">
            <text:p>28365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Avgd. Min</text:p>
          </table:table-cell>
          <table:table-cell table:formula="of:=MIN([.D1:.D1000])" office:value-type="float" office:value="348.993652" calcext:value-type="float">
            <text:p>348.993652</text:p>
          </table:table-cell>
          <table:table-cell office:value-type="float" office:value="7215" calcext:value-type="float">
            <text:p>7215</text:p>
          </table:table-cell>
          <table:table-cell office:value-type="float" office:value="349.060455" calcext:value-type="float">
            <text:p>349.060455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2758" calcext:value-type="float">
            <text:p>12.312758</text:p>
          </table:table-cell>
          <table:table-cell table:formula="of:=[.C2]-[.C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d. Diff</text:p>
          </table:table-cell>
          <table:table-cell table:formula="of:=[.B1]-[.B2]" office:value-type="float" office:value="0.178620000000024" calcext:value-type="float">
            <text:p>0.178620000000024</text:p>
          </table:table-cell>
          <table:table-cell office:value-type="float" office:value="7272" calcext:value-type="float">
            <text:p>7272</text:p>
          </table:table-cell>
          <table:table-cell office:value-type="float" office:value="349.028168" calcext:value-type="float">
            <text:p>349.028168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162" calcext:value-type="float">
            <text:p>12.31162</text:p>
          </table:table-cell>
          <table:table-cell table:formula="of:=[.C3]-[.C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ax</text:p>
          </table:table-cell>
          <table:table-cell table:formula="of:=MAX([.E1:.E1000])" office:value-type="float" office:value="349.529541" calcext:value-type="float">
            <text:p>349.529541</text:p>
          </table:table-cell>
          <table:table-cell office:value-type="float" office:value="7329" calcext:value-type="float">
            <text:p>7329</text:p>
          </table:table-cell>
          <table:table-cell office:value-type="float" office:value="349.009094" calcext:value-type="float">
            <text:p>349.009094</text:p>
          </table:table-cell>
          <table:table-cell office:value-type="float" office:value="348.840912" calcext:value-type="float">
            <text:p>348.840912</text:p>
          </table:table-cell>
          <table:table-cell office:value-type="float" office:value="12.310946" calcext:value-type="float">
            <text:p>12.310946</text:p>
          </table:table-cell>
          <table:table-cell table:formula="of:=[.C4]-[.C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w Min</text:p>
          </table:table-cell>
          <table:table-cell table:formula="of:=MIN([.E1:.E1000])" office:value-type="float" office:value="348.679535" calcext:value-type="float">
            <text:p>348.679535</text:p>
          </table:table-cell>
          <table:table-cell office:value-type="float" office:value="7386" calcext:value-type="float">
            <text:p>7386</text:p>
          </table:table-cell>
          <table:table-cell office:value-type="float" office:value="349.026367" calcext:value-type="float">
            <text:p>349.026367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1556" calcext:value-type="float">
            <text:p>12.311556</text:p>
          </table:table-cell>
          <table:table-cell table:formula="of:=[.C5]-[.C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w Diff</text:p>
          </table:table-cell>
          <table:table-cell table:formula="of:=[.B4]-[.B5]" office:value-type="float" office:value="0.850006000000008" calcext:value-type="float">
            <text:p>0.850006000000008</text:p>
          </table:table-cell>
          <table:table-cell office:value-type="float" office:value="7443" calcext:value-type="float">
            <text:p>7443</text:p>
          </table:table-cell>
          <table:table-cell office:value-type="float" office:value="349.019104" calcext:value-type="float">
            <text:p>349.019104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13" calcext:value-type="float">
            <text:p>12.3113</text:p>
          </table:table-cell>
          <table:table-cell table:formula="of:=[.C6]-[.C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349.024109" calcext:value-type="float">
            <text:p>349.024109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1477" calcext:value-type="float">
            <text:p>12.311477</text:p>
          </table:table-cell>
          <table:table-cell table:formula="of:=[.C7]-[.C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s per unit</text:p>
          </table:table-cell>
          <table:table-cell office:value-type="float" office:value="5" calcext:value-type="float">
            <text:p>5</text:p>
          </table:table-cell>
          <table:table-cell office:value-type="float" office:value="7556" calcext:value-type="float">
            <text:p>7556</text:p>
          </table:table-cell>
          <table:table-cell office:value-type="float" office:value="349.032288" calcext:value-type="float">
            <text:p>349.03228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1765" calcext:value-type="float">
            <text:p>12.311765</text:p>
          </table:table-cell>
          <table:table-cell table:formula="of:=[.C8]-[.C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raged for</text:p>
          </table:table-cell>
          <table:table-cell office:value-type="float" office:value="10" calcext:value-type="float">
            <text:p>10</text:p>
          </table:table-cell>
          <table:table-cell office:value-type="float" office:value="7613" calcext:value-type="float">
            <text:p>7613</text:p>
          </table:table-cell>
          <table:table-cell office:value-type="float" office:value="348.993652" calcext:value-type="float">
            <text:p>348.993652</text:p>
          </table:table-cell>
          <table:table-cell office:value-type="float" office:value="348.872742" calcext:value-type="float">
            <text:p>348.872742</text:p>
          </table:table-cell>
          <table:table-cell office:value-type="float" office:value="12.310402" calcext:value-type="float">
            <text:p>12.310402</text:p>
          </table:table-cell>
          <table:table-cell table:formula="of:=[.C9]-[.C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p on buss</text:p>
          </table:table-cell>
          <table:table-cell/>
          <table:table-cell office:value-type="float" office:value="7670" calcext:value-type="float">
            <text:p>7670</text:p>
          </table:table-cell>
          <table:table-cell office:value-type="float" office:value="349.033875" calcext:value-type="float">
            <text:p>349.033875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1821" calcext:value-type="float">
            <text:p>12.311821</text:p>
          </table:table-cell>
          <table:table-cell table:formula="of:=[.C10]-[.C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727" calcext:value-type="float">
            <text:p>7727</text:p>
          </table:table-cell>
          <table:table-cell office:value-type="float" office:value="349.037537" calcext:value-type="float">
            <text:p>349.037537</text:p>
          </table:table-cell>
          <table:table-cell office:value-type="float" office:value="348.970459" calcext:value-type="float">
            <text:p>348.970459</text:p>
          </table:table-cell>
          <table:table-cell office:value-type="float" office:value="12.31195" calcext:value-type="float">
            <text:p>12.31195</text:p>
          </table:table-cell>
          <table:table-cell table:formula="of:=[.C11]-[.C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1 Second </text:p>
          </table:table-cell>
          <table:table-cell table:style-name="ce2" office:value-type="string" calcext:value-type="string">
            <text:p>&gt;&gt;&gt;&gt;&gt;&gt;&gt;&gt;&gt;&gt;</text:p>
          </table:table-cell>
          <table:table-cell office:value-type="float" office:value="7784" calcext:value-type="float">
            <text:p>7784</text:p>
          </table:table-cell>
          <table:table-cell office:value-type="float" office:value="349.045013" calcext:value-type="float">
            <text:p>349.045013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2214" calcext:value-type="float">
            <text:p>12.312214</text:p>
          </table:table-cell>
          <table:table-cell table:formula="of:=[.C12]-[.C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41" calcext:value-type="float">
            <text:p>7841</text:p>
          </table:table-cell>
          <table:table-cell office:value-type="float" office:value="349.049103" calcext:value-type="float">
            <text:p>349.049103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2358" calcext:value-type="float">
            <text:p>12.312358</text:p>
          </table:table-cell>
          <table:table-cell table:formula="of:=[.C13]-[.C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898" calcext:value-type="float">
            <text:p>7898</text:p>
          </table:table-cell>
          <table:table-cell office:value-type="float" office:value="349.080902" calcext:value-type="float">
            <text:p>349.080902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3479" calcext:value-type="float">
            <text:p>12.313479</text:p>
          </table:table-cell>
          <table:table-cell table:formula="of:=[.C14]-[.C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954" calcext:value-type="float">
            <text:p>7954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672" calcext:value-type="float">
            <text:p>12.313672</text:p>
          </table:table-cell>
          <table:table-cell table:formula="of:=[.C15]-[.C1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11" calcext:value-type="float">
            <text:p>8011</text:p>
          </table:table-cell>
          <table:table-cell office:value-type="float" office:value="349.083862" calcext:value-type="float">
            <text:p>349.083862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3584" calcext:value-type="float">
            <text:p>12.313584</text:p>
          </table:table-cell>
          <table:table-cell table:formula="of:=[.C16]-[.C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349.082703" calcext:value-type="float">
            <text:p>349.082703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3543" calcext:value-type="float">
            <text:p>12.313543</text:p>
          </table:table-cell>
          <table:table-cell table:formula="of:=[.C17]-[.C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25" calcext:value-type="float">
            <text:p>8125</text:p>
          </table:table-cell>
          <table:table-cell office:value-type="float" office:value="349.075226" calcext:value-type="float">
            <text:p>349.075226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3279" calcext:value-type="float">
            <text:p>12.313279</text:p>
          </table:table-cell>
          <table:table-cell table:formula="of:=[.C18]-[.C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182" calcext:value-type="float">
            <text:p>8182</text:p>
          </table:table-cell>
          <table:table-cell office:value-type="float" office:value="349.107727" calcext:value-type="float">
            <text:p>349.107727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4426" calcext:value-type="float">
            <text:p>12.314426</text:p>
          </table:table-cell>
          <table:table-cell table:formula="of:=[.C19]-[.C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39" calcext:value-type="float">
            <text:p>8239</text:p>
          </table:table-cell>
          <table:table-cell office:value-type="float" office:value="349.101135" calcext:value-type="float">
            <text:p>349.101135</text:p>
          </table:table-cell>
          <table:table-cell office:value-type="float" office:value="349.043182" calcext:value-type="float">
            <text:p>349.043182</text:p>
          </table:table-cell>
          <table:table-cell office:value-type="float" office:value="12.314194" calcext:value-type="float">
            <text:p>12.314194</text:p>
          </table:table-cell>
          <table:table-cell table:formula="of:=[.C20]-[.C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295" calcext:value-type="float">
            <text:p>8295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348.959076" calcext:value-type="float">
            <text:p>348.959076</text:p>
          </table:table-cell>
          <table:table-cell office:value-type="float" office:value="12.314154" calcext:value-type="float">
            <text:p>12.314154</text:p>
          </table:table-cell>
          <table:table-cell table:formula="of:=[.C21]-[.C2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352" calcext:value-type="float">
            <text:p>8352</text:p>
          </table:table-cell>
          <table:table-cell office:value-type="float" office:value="349.093903" calcext:value-type="float">
            <text:p>349.093903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3938" calcext:value-type="float">
            <text:p>12.313938</text:p>
          </table:table-cell>
          <table:table-cell table:formula="of:=[.C22]-[.C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09" calcext:value-type="float">
            <text:p>8409</text:p>
          </table:table-cell>
          <table:table-cell office:value-type="float" office:value="349.113434" calcext:value-type="float">
            <text:p>349.113434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4628" calcext:value-type="float">
            <text:p>12.314628</text:p>
          </table:table-cell>
          <table:table-cell table:formula="of:=[.C23]-[.C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466" calcext:value-type="float">
            <text:p>8466</text:p>
          </table:table-cell>
          <table:table-cell office:value-type="float" office:value="349.110931" calcext:value-type="float">
            <text:p>349.110931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4539" calcext:value-type="float">
            <text:p>12.314539</text:p>
          </table:table-cell>
          <table:table-cell table:formula="of:=[.C24]-[.C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23" calcext:value-type="float">
            <text:p>8523</text:p>
          </table:table-cell>
          <table:table-cell office:value-type="float" office:value="349.105713" calcext:value-type="float">
            <text:p>349.105713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4355" calcext:value-type="float">
            <text:p>12.314355</text:p>
          </table:table-cell>
          <table:table-cell table:formula="of:=[.C25]-[.C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580" calcext:value-type="float">
            <text:p>8580</text:p>
          </table:table-cell>
          <table:table-cell office:value-type="float" office:value="349.090729" calcext:value-type="float">
            <text:p>349.090729</text:p>
          </table:table-cell>
          <table:table-cell office:value-type="float" office:value="348.959076" calcext:value-type="float">
            <text:p>348.959076</text:p>
          </table:table-cell>
          <table:table-cell office:value-type="float" office:value="12.313827" calcext:value-type="float">
            <text:p>12.313827</text:p>
          </table:table-cell>
          <table:table-cell table:formula="of:=[.C26]-[.C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36" calcext:value-type="float">
            <text:p>8636</text:p>
          </table:table-cell>
          <table:table-cell office:value-type="float" office:value="349.082977" calcext:value-type="float">
            <text:p>349.082977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3553" calcext:value-type="float">
            <text:p>12.313553</text:p>
          </table:table-cell>
          <table:table-cell table:formula="of:=[.C27]-[.C2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693" calcext:value-type="float">
            <text:p>8693</text:p>
          </table:table-cell>
          <table:table-cell office:value-type="float" office:value="349.071838" calcext:value-type="float">
            <text:p>349.071838</text:p>
          </table:table-cell>
          <table:table-cell office:value-type="float" office:value="349.011353" calcext:value-type="float">
            <text:p>349.011353</text:p>
          </table:table-cell>
          <table:table-cell office:value-type="float" office:value="12.31316" calcext:value-type="float">
            <text:p>12.31316</text:p>
          </table:table-cell>
          <table:table-cell table:formula="of:=[.C28]-[.C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750" calcext:value-type="float">
            <text:p>8750</text:p>
          </table:table-cell>
          <table:table-cell office:value-type="float" office:value="349.083435" calcext:value-type="float">
            <text:p>349.083435</text:p>
          </table:table-cell>
          <table:table-cell office:value-type="float" office:value="349.313629" calcext:value-type="float">
            <text:p>349.313629</text:p>
          </table:table-cell>
          <table:table-cell office:value-type="float" office:value="12.313569" calcext:value-type="float">
            <text:p>12.313569</text:p>
          </table:table-cell>
          <table:table-cell table:formula="of:=[.C29]-[.C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07" calcext:value-type="float">
            <text:p>8807</text:p>
          </table:table-cell>
          <table:table-cell office:value-type="float" office:value="349.083221" calcext:value-type="float">
            <text:p>349.083221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3561" calcext:value-type="float">
            <text:p>12.313561</text:p>
          </table:table-cell>
          <table:table-cell table:formula="of:=[.C30]-[.C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864" calcext:value-type="float">
            <text:p>8864</text:p>
          </table:table-cell>
          <table:table-cell office:value-type="float" office:value="349.111603" calcext:value-type="float">
            <text:p>349.11160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4563" calcext:value-type="float">
            <text:p>12.314563</text:p>
          </table:table-cell>
          <table:table-cell table:formula="of:=[.C31]-[.C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21" calcext:value-type="float">
            <text:p>8921</text:p>
          </table:table-cell>
          <table:table-cell office:value-type="float" office:value="349.125946" calcext:value-type="float">
            <text:p>349.125946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5068" calcext:value-type="float">
            <text:p>12.315068</text:p>
          </table:table-cell>
          <table:table-cell table:formula="of:=[.C32]-[.C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978" calcext:value-type="float">
            <text:p>8978</text:p>
          </table:table-cell>
          <table:table-cell office:value-type="float" office:value="349.103638" calcext:value-type="float">
            <text:p>349.103638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4281" calcext:value-type="float">
            <text:p>12.314281</text:p>
          </table:table-cell>
          <table:table-cell table:formula="of:=[.C33]-[.C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34" calcext:value-type="float">
            <text:p>9034</text:p>
          </table:table-cell>
          <table:table-cell office:value-type="float" office:value="349.11731" calcext:value-type="float">
            <text:p>349.11731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14764" calcext:value-type="float">
            <text:p>12.314764</text:p>
          </table:table-cell>
          <table:table-cell table:formula="of:=[.C34]-[.C3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091" calcext:value-type="float">
            <text:p>9091</text:p>
          </table:table-cell>
          <table:table-cell office:value-type="float" office:value="349.155945" calcext:value-type="float">
            <text:p>349.155945</text:p>
          </table:table-cell>
          <table:table-cell office:value-type="float" office:value="349.404541" calcext:value-type="float">
            <text:p>349.404541</text:p>
          </table:table-cell>
          <table:table-cell office:value-type="float" office:value="12.316127" calcext:value-type="float">
            <text:p>12.316127</text:p>
          </table:table-cell>
          <table:table-cell table:formula="of:=[.C35]-[.C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148" calcext:value-type="float">
            <text:p>9148</text:p>
          </table:table-cell>
          <table:table-cell office:value-type="float" office:value="349.150452" calcext:value-type="float">
            <text:p>349.150452</text:p>
          </table:table-cell>
          <table:table-cell office:value-type="float" office:value="348.904541" calcext:value-type="float">
            <text:p>348.904541</text:p>
          </table:table-cell>
          <table:table-cell office:value-type="float" office:value="12.315933" calcext:value-type="float">
            <text:p>12.315933</text:p>
          </table:table-cell>
          <table:table-cell table:formula="of:=[.C36]-[.C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05" calcext:value-type="float">
            <text:p>9205</text:p>
          </table:table-cell>
          <table:table-cell office:value-type="float" office:value="349.139587" calcext:value-type="float">
            <text:p>349.139587</text:p>
          </table:table-cell>
          <table:table-cell office:value-type="float" office:value="348.956818" calcext:value-type="float">
            <text:p>348.956818</text:p>
          </table:table-cell>
          <table:table-cell office:value-type="float" office:value="12.31555" calcext:value-type="float">
            <text:p>12.31555</text:p>
          </table:table-cell>
          <table:table-cell table:formula="of:=[.C37]-[.C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262" calcext:value-type="float">
            <text:p>9262</text:p>
          </table:table-cell>
          <table:table-cell office:value-type="float" office:value="349.137054" calcext:value-type="float">
            <text:p>349.137054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546" calcext:value-type="float">
            <text:p>12.31546</text:p>
          </table:table-cell>
          <table:table-cell table:formula="of:=[.C38]-[.C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19" calcext:value-type="float">
            <text:p>9319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4795" calcext:value-type="float">
            <text:p>12.314795</text:p>
          </table:table-cell>
          <table:table-cell table:formula="of:=[.C39]-[.C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375" calcext:value-type="float">
            <text:p>9375</text:p>
          </table:table-cell>
          <table:table-cell office:value-type="float" office:value="349.136597" calcext:value-type="float">
            <text:p>349.136597</text:p>
          </table:table-cell>
          <table:table-cell office:value-type="float" office:value="349.225006" calcext:value-type="float">
            <text:p>349.225006</text:p>
          </table:table-cell>
          <table:table-cell office:value-type="float" office:value="12.315444" calcext:value-type="float">
            <text:p>12.315444</text:p>
          </table:table-cell>
          <table:table-cell table:formula="of:=[.C40]-[.C3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32" calcext:value-type="float">
            <text:p>9432</text:p>
          </table:table-cell>
          <table:table-cell office:value-type="float" office:value="349.112732" calcext:value-type="float">
            <text:p>349.112732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4603" calcext:value-type="float">
            <text:p>12.314603</text:p>
          </table:table-cell>
          <table:table-cell table:formula="of:=[.C41]-[.C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489" calcext:value-type="float">
            <text:p>9489</text:p>
          </table:table-cell>
          <table:table-cell office:value-type="float" office:value="349.108185" calcext:value-type="float">
            <text:p>349.108185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4442" calcext:value-type="float">
            <text:p>12.314442</text:p>
          </table:table-cell>
          <table:table-cell table:formula="of:=[.C42]-[.C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546" calcext:value-type="float">
            <text:p>9546</text:p>
          </table:table-cell>
          <table:table-cell office:value-type="float" office:value="349.120667" calcext:value-type="float">
            <text:p>349.12066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4882" calcext:value-type="float">
            <text:p>12.314882</text:p>
          </table:table-cell>
          <table:table-cell table:formula="of:=[.C43]-[.C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03" calcext:value-type="float">
            <text:p>9603</text:p>
          </table:table-cell>
          <table:table-cell office:value-type="float" office:value="349.118408" calcext:value-type="float">
            <text:p>349.118408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4803" calcext:value-type="float">
            <text:p>12.314803</text:p>
          </table:table-cell>
          <table:table-cell table:formula="of:=[.C44]-[.C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660" calcext:value-type="float">
            <text:p>9660</text:p>
          </table:table-cell>
          <table:table-cell office:value-type="float" office:value="349.100677" calcext:value-type="float">
            <text:p>349.100677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4178" calcext:value-type="float">
            <text:p>12.314178</text:p>
          </table:table-cell>
          <table:table-cell table:formula="of:=[.C45]-[.C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17" calcext:value-type="float">
            <text:p>9717</text:p>
          </table:table-cell>
          <table:table-cell office:value-type="float" office:value="349.115448" calcext:value-type="float">
            <text:p>349.115448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4698" calcext:value-type="float">
            <text:p>12.314698</text:p>
          </table:table-cell>
          <table:table-cell table:formula="of:=[.C46]-[.C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773" calcext:value-type="float">
            <text:p>9773</text:p>
          </table:table-cell>
          <table:table-cell office:value-type="float" office:value="349.137726" calcext:value-type="float">
            <text:p>349.137726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5484" calcext:value-type="float">
            <text:p>12.315484</text:p>
          </table:table-cell>
          <table:table-cell table:formula="of:=[.C47]-[.C4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30" calcext:value-type="float">
            <text:p>9830</text:p>
          </table:table-cell>
          <table:table-cell office:value-type="float" office:value="349.153412" calcext:value-type="float">
            <text:p>349.153412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6037" calcext:value-type="float">
            <text:p>12.316037</text:p>
          </table:table-cell>
          <table:table-cell table:formula="of:=[.C48]-[.C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887" calcext:value-type="float">
            <text:p>9887</text:p>
          </table:table-cell>
          <table:table-cell office:value-type="float" office:value="349.142273" calcext:value-type="float">
            <text:p>349.142273</text:p>
          </table:table-cell>
          <table:table-cell office:value-type="float" office:value="349.013641" calcext:value-type="float">
            <text:p>349.013641</text:p>
          </table:table-cell>
          <table:table-cell office:value-type="float" office:value="12.315644" calcext:value-type="float">
            <text:p>12.315644</text:p>
          </table:table-cell>
          <table:table-cell table:formula="of:=[.C49]-[.C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944" calcext:value-type="float">
            <text:p>9944</text:p>
          </table:table-cell>
          <table:table-cell office:value-type="float" office:value="349.132263" calcext:value-type="float">
            <text:p>349.13226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5291" calcext:value-type="float">
            <text:p>12.315291</text:p>
          </table:table-cell>
          <table:table-cell table:formula="of:=[.C50]-[.C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01" calcext:value-type="float">
            <text:p>10001</text:p>
          </table:table-cell>
          <table:table-cell office:value-type="float" office:value="349.150452" calcext:value-type="float">
            <text:p>349.150452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5933" calcext:value-type="float">
            <text:p>12.315933</text:p>
          </table:table-cell>
          <table:table-cell table:formula="of:=[.C51]-[.C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058" calcext:value-type="float">
            <text:p>10058</text:p>
          </table:table-cell>
          <table:table-cell office:value-type="float" office:value="349.157288" calcext:value-type="float">
            <text:p>349.157288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6175" calcext:value-type="float">
            <text:p>12.316175</text:p>
          </table:table-cell>
          <table:table-cell table:formula="of:=[.C52]-[.C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14" calcext:value-type="float">
            <text:p>10114</text:p>
          </table:table-cell>
          <table:table-cell office:value-type="float" office:value="349.168152" calcext:value-type="float">
            <text:p>349.168152</text:p>
          </table:table-cell>
          <table:table-cell office:value-type="float" office:value="349.274994" calcext:value-type="float">
            <text:p>349.274994</text:p>
          </table:table-cell>
          <table:table-cell office:value-type="float" office:value="12.316557" calcext:value-type="float">
            <text:p>12.316557</text:p>
          </table:table-cell>
          <table:table-cell table:formula="of:=[.C53]-[.C5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171" calcext:value-type="float">
            <text:p>10171</text:p>
          </table:table-cell>
          <table:table-cell office:value-type="float" office:value="349.158386" calcext:value-type="float">
            <text:p>349.158386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6213" calcext:value-type="float">
            <text:p>12.316213</text:p>
          </table:table-cell>
          <table:table-cell table:formula="of:=[.C54]-[.C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28" calcext:value-type="float">
            <text:p>10228</text:p>
          </table:table-cell>
          <table:table-cell office:value-type="float" office:value="349.148865" calcext:value-type="float">
            <text:p>349.148865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5877" calcext:value-type="float">
            <text:p>12.315877</text:p>
          </table:table-cell>
          <table:table-cell table:formula="of:=[.C55]-[.C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285" calcext:value-type="float">
            <text:p>10285</text:p>
          </table:table-cell>
          <table:table-cell office:value-type="float" office:value="349.157959" calcext:value-type="float">
            <text:p>349.157959</text:p>
          </table:table-cell>
          <table:table-cell office:value-type="float" office:value="349.143188" calcext:value-type="float">
            <text:p>349.143188</text:p>
          </table:table-cell>
          <table:table-cell office:value-type="float" office:value="12.316197" calcext:value-type="float">
            <text:p>12.316197</text:p>
          </table:table-cell>
          <table:table-cell table:formula="of:=[.C56]-[.C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42" calcext:value-type="float">
            <text:p>10342</text:p>
          </table:table-cell>
          <table:table-cell office:value-type="float" office:value="349.151794" calcext:value-type="float">
            <text:p>349.151794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598" calcext:value-type="float">
            <text:p>12.31598</text:p>
          </table:table-cell>
          <table:table-cell table:formula="of:=[.C57]-[.C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399" calcext:value-type="float">
            <text:p>10399</text:p>
          </table:table-cell>
          <table:table-cell office:value-type="float" office:value="349.13797" calcext:value-type="float">
            <text:p>349.13797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5493" calcext:value-type="float">
            <text:p>12.315493</text:p>
          </table:table-cell>
          <table:table-cell table:formula="of:=[.C58]-[.C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455" calcext:value-type="float">
            <text:p>10455</text:p>
          </table:table-cell>
          <table:table-cell office:value-type="float" office:value="349.138428" calcext:value-type="float">
            <text:p>349.138428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5509" calcext:value-type="float">
            <text:p>12.315509</text:p>
          </table:table-cell>
          <table:table-cell table:formula="of:=[.C59]-[.C5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12" calcext:value-type="float">
            <text:p>10512</text:p>
          </table:table-cell>
          <table:table-cell office:value-type="float" office:value="349.141388" calcext:value-type="float">
            <text:p>349.141388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5614" calcext:value-type="float">
            <text:p>12.315614</text:p>
          </table:table-cell>
          <table:table-cell table:formula="of:=[.C60]-[.C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569" calcext:value-type="float">
            <text:p>10569</text:p>
          </table:table-cell>
          <table:table-cell office:value-type="float" office:value="349.119568" calcext:value-type="float">
            <text:p>349.119568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14843" calcext:value-type="float">
            <text:p>12.314843</text:p>
          </table:table-cell>
          <table:table-cell table:formula="of:=[.C61]-[.C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26" calcext:value-type="float">
            <text:p>10626</text:p>
          </table:table-cell>
          <table:table-cell office:value-type="float" office:value="349.080261" calcext:value-type="float">
            <text:p>349.080261</text:p>
          </table:table-cell>
          <table:table-cell office:value-type="float" office:value="348.838623" calcext:value-type="float">
            <text:p>348.838623</text:p>
          </table:table-cell>
          <table:table-cell office:value-type="float" office:value="12.313457" calcext:value-type="float">
            <text:p>12.313457</text:p>
          </table:table-cell>
          <table:table-cell table:formula="of:=[.C62]-[.C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683" calcext:value-type="float">
            <text:p>10683</text:p>
          </table:table-cell>
          <table:table-cell office:value-type="float" office:value="349.07843" calcext:value-type="float">
            <text:p>349.0784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3393" calcext:value-type="float">
            <text:p>12.313393</text:p>
          </table:table-cell>
          <table:table-cell table:formula="of:=[.C63]-[.C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40" calcext:value-type="float">
            <text:p>10740</text:p>
          </table:table-cell>
          <table:table-cell office:value-type="float" office:value="349.079315" calcext:value-type="float">
            <text:p>349.079315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3424" calcext:value-type="float">
            <text:p>12.313424</text:p>
          </table:table-cell>
          <table:table-cell table:formula="of:=[.C64]-[.C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797" calcext:value-type="float">
            <text:p>10797</text:p>
          </table:table-cell>
          <table:table-cell office:value-type="float" office:value="349.096375" calcext:value-type="float">
            <text:p>349.096375</text:p>
          </table:table-cell>
          <table:table-cell office:value-type="float" office:value="349.302277" calcext:value-type="float">
            <text:p>349.302277</text:p>
          </table:table-cell>
          <table:table-cell office:value-type="float" office:value="12.314026" calcext:value-type="float">
            <text:p>12.314026</text:p>
          </table:table-cell>
          <table:table-cell table:formula="of:=[.C65]-[.C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853" calcext:value-type="float">
            <text:p>10853</text:p>
          </table:table-cell>
          <table:table-cell office:value-type="float" office:value="349.062958" calcext:value-type="float">
            <text:p>349.062958</text:p>
          </table:table-cell>
          <table:table-cell office:value-type="float" office:value="348.809082" calcext:value-type="float">
            <text:p>348.809082</text:p>
          </table:table-cell>
          <table:table-cell office:value-type="float" office:value="12.312847" calcext:value-type="float">
            <text:p>12.312847</text:p>
          </table:table-cell>
          <table:table-cell table:formula="of:=[.C66]-[.C6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10" calcext:value-type="float">
            <text:p>10910</text:p>
          </table:table-cell>
          <table:table-cell office:value-type="float" office:value="349.066376" calcext:value-type="float">
            <text:p>349.066376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2967" calcext:value-type="float">
            <text:p>12.312967</text:p>
          </table:table-cell>
          <table:table-cell table:formula="of:=[.C67]-[.C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0967" calcext:value-type="float">
            <text:p>10967</text:p>
          </table:table-cell>
          <table:table-cell office:value-type="float" office:value="349.091827" calcext:value-type="float">
            <text:p>349.091827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3865" calcext:value-type="float">
            <text:p>12.313865</text:p>
          </table:table-cell>
          <table:table-cell table:formula="of:=[.C68]-[.C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24" calcext:value-type="float">
            <text:p>11024</text:p>
          </table:table-cell>
          <table:table-cell office:value-type="float" office:value="349.139099" calcext:value-type="float">
            <text:p>349.139099</text:p>
          </table:table-cell>
          <table:table-cell office:value-type="float" office:value="349.490906" calcext:value-type="float">
            <text:p>349.490906</text:p>
          </table:table-cell>
          <table:table-cell office:value-type="float" office:value="12.315533" calcext:value-type="float">
            <text:p>12.315533</text:p>
          </table:table-cell>
          <table:table-cell table:formula="of:=[.C69]-[.C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081" calcext:value-type="float">
            <text:p>11081</text:p>
          </table:table-cell>
          <table:table-cell office:value-type="float" office:value="349.140686" calcext:value-type="float">
            <text:p>349.140686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5589" calcext:value-type="float">
            <text:p>12.315589</text:p>
          </table:table-cell>
          <table:table-cell table:formula="of:=[.C70]-[.C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38" calcext:value-type="float">
            <text:p>11138</text:p>
          </table:table-cell>
          <table:table-cell office:value-type="float" office:value="349.127045" calcext:value-type="float">
            <text:p>349.127045</text:p>
          </table:table-cell>
          <table:table-cell office:value-type="float" office:value="348.831818" calcext:value-type="float">
            <text:p>348.831818</text:p>
          </table:table-cell>
          <table:table-cell office:value-type="float" office:value="12.315107" calcext:value-type="float">
            <text:p>12.315107</text:p>
          </table:table-cell>
          <table:table-cell table:formula="of:=[.C71]-[.C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194" calcext:value-type="float">
            <text:p>11194</text:p>
          </table:table-cell>
          <table:table-cell table:number-columns-repeated="2" office:value-type="float" office:value="349.159088" calcext:value-type="float">
            <text:p>349.159088</text:p>
          </table:table-cell>
          <table:table-cell office:value-type="float" office:value="12.316237" calcext:value-type="float">
            <text:p>12.316237</text:p>
          </table:table-cell>
          <table:table-cell table:formula="of:=[.C72]-[.C7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251" calcext:value-type="float">
            <text:p>11251</text:p>
          </table:table-cell>
          <table:table-cell office:value-type="float" office:value="349.148865" calcext:value-type="float">
            <text:p>349.148865</text:p>
          </table:table-cell>
          <table:table-cell office:value-type="float" office:value="349.154541" calcext:value-type="float">
            <text:p>349.154541</text:p>
          </table:table-cell>
          <table:table-cell office:value-type="float" office:value="12.315877" calcext:value-type="float">
            <text:p>12.315877</text:p>
          </table:table-cell>
          <table:table-cell table:formula="of:=[.C73]-[.C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08" calcext:value-type="float">
            <text:p>11308</text:p>
          </table:table-cell>
          <table:table-cell office:value-type="float" office:value="349.140228" calcext:value-type="float">
            <text:p>349.140228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5573" calcext:value-type="float">
            <text:p>12.315573</text:p>
          </table:table-cell>
          <table:table-cell table:formula="of:=[.C74]-[.C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365" calcext:value-type="float">
            <text:p>11365</text:p>
          </table:table-cell>
          <table:table-cell office:value-type="float" office:value="349.145935" calcext:value-type="float">
            <text:p>349.145935</text:p>
          </table:table-cell>
          <table:table-cell office:value-type="float" office:value="349.3591" calcext:value-type="float">
            <text:p>349.3591</text:p>
          </table:table-cell>
          <table:table-cell office:value-type="float" office:value="12.315774" calcext:value-type="float">
            <text:p>12.315774</text:p>
          </table:table-cell>
          <table:table-cell table:formula="of:=[.C75]-[.C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22" calcext:value-type="float">
            <text:p>11422</text:p>
          </table:table-cell>
          <table:table-cell office:value-type="float" office:value="349.132965" calcext:value-type="float">
            <text:p>349.132965</text:p>
          </table:table-cell>
          <table:table-cell office:value-type="float" office:value="348.679535" calcext:value-type="float">
            <text:p>348.679535</text:p>
          </table:table-cell>
          <table:table-cell office:value-type="float" office:value="12.315316" calcext:value-type="float">
            <text:p>12.315316</text:p>
          </table:table-cell>
          <table:table-cell table:formula="of:=[.C76]-[.C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479" calcext:value-type="float">
            <text:p>11479</text:p>
          </table:table-cell>
          <table:table-cell office:value-type="float" office:value="349.110901" calcext:value-type="float">
            <text:p>349.110901</text:p>
          </table:table-cell>
          <table:table-cell office:value-type="float" office:value="348.931824" calcext:value-type="float">
            <text:p>348.931824</text:p>
          </table:table-cell>
          <table:table-cell office:value-type="float" office:value="12.314538" calcext:value-type="float">
            <text:p>12.314538</text:p>
          </table:table-cell>
          <table:table-cell table:formula="of:=[.C77]-[.C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36" calcext:value-type="float">
            <text:p>11536</text:p>
          </table:table-cell>
          <table:table-cell office:value-type="float" office:value="349.096619" calcext:value-type="float">
            <text:p>349.096619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034" calcext:value-type="float">
            <text:p>12.314034</text:p>
          </table:table-cell>
          <table:table-cell table:formula="of:=[.C78]-[.C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592" calcext:value-type="float">
            <text:p>11592</text:p>
          </table:table-cell>
          <table:table-cell office:value-type="float" office:value="349.055481" calcext:value-type="float">
            <text:p>349.055481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2583" calcext:value-type="float">
            <text:p>12.312583</text:p>
          </table:table-cell>
          <table:table-cell table:formula="of:=[.C79]-[.C7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649" calcext:value-type="float">
            <text:p>11649</text:p>
          </table:table-cell>
          <table:table-cell office:value-type="float" office:value="349.045013" calcext:value-type="float">
            <text:p>349.045013</text:p>
          </table:table-cell>
          <table:table-cell office:value-type="float" office:value="349.065918" calcext:value-type="float">
            <text:p>349.065918</text:p>
          </table:table-cell>
          <table:table-cell office:value-type="float" office:value="12.312214" calcext:value-type="float">
            <text:p>12.312214</text:p>
          </table:table-cell>
          <table:table-cell table:formula="of:=[.C80]-[.C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06" calcext:value-type="float">
            <text:p>11706</text:p>
          </table:table-cell>
          <table:table-cell office:value-type="float" office:value="349.081146" calcext:value-type="float">
            <text:p>349.081146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3488" calcext:value-type="float">
            <text:p>12.313488</text:p>
          </table:table-cell>
          <table:table-cell table:formula="of:=[.C81]-[.C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763" calcext:value-type="float">
            <text:p>11763</text:p>
          </table:table-cell>
          <table:table-cell office:value-type="float" office:value="349.077515" calcext:value-type="float">
            <text:p>349.077515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336" calcext:value-type="float">
            <text:p>12.31336</text:p>
          </table:table-cell>
          <table:table-cell table:formula="of:=[.C82]-[.C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20" calcext:value-type="float">
            <text:p>11820</text:p>
          </table:table-cell>
          <table:table-cell office:value-type="float" office:value="349.062744" calcext:value-type="float">
            <text:p>349.062744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284" calcext:value-type="float">
            <text:p>12.31284</text:p>
          </table:table-cell>
          <table:table-cell table:formula="of:=[.C83]-[.C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877" calcext:value-type="float">
            <text:p>11877</text:p>
          </table:table-cell>
          <table:table-cell office:value-type="float" office:value="349.067535" calcext:value-type="float">
            <text:p>349.067535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3008" calcext:value-type="float">
            <text:p>12.313008</text:p>
          </table:table-cell>
          <table:table-cell table:formula="of:=[.C84]-[.C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33" calcext:value-type="float">
            <text:p>11933</text:p>
          </table:table-cell>
          <table:table-cell office:value-type="float" office:value="349.03595" calcext:value-type="float">
            <text:p>349.03595</text:p>
          </table:table-cell>
          <table:table-cell office:value-type="float" office:value="349.043182" calcext:value-type="float">
            <text:p>349.043182</text:p>
          </table:table-cell>
          <table:table-cell office:value-type="float" office:value="12.311894" calcext:value-type="float">
            <text:p>12.311894</text:p>
          </table:table-cell>
          <table:table-cell table:formula="of:=[.C85]-[.C8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990" calcext:value-type="float">
            <text:p>11990</text:p>
          </table:table-cell>
          <table:table-cell office:value-type="float" office:value="349.088898" calcext:value-type="float">
            <text:p>349.088898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3762" calcext:value-type="float">
            <text:p>12.313762</text:p>
          </table:table-cell>
          <table:table-cell table:formula="of:=[.C86]-[.C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047" calcext:value-type="float">
            <text:p>12047</text:p>
          </table:table-cell>
          <table:table-cell office:value-type="float" office:value="349.108429" calcext:value-type="float">
            <text:p>349.108429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445" calcext:value-type="float">
            <text:p>12.31445</text:p>
          </table:table-cell>
          <table:table-cell table:formula="of:=[.C87]-[.C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04" calcext:value-type="float">
            <text:p>12104</text:p>
          </table:table-cell>
          <table:table-cell office:value-type="float" office:value="349.106384" calcext:value-type="float">
            <text:p>349.106384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4379" calcext:value-type="float">
            <text:p>12.314379</text:p>
          </table:table-cell>
          <table:table-cell table:formula="of:=[.C88]-[.C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161" calcext:value-type="float">
            <text:p>12161</text:p>
          </table:table-cell>
          <table:table-cell office:value-type="float" office:value="349.121155" calcext:value-type="float">
            <text:p>349.121155</text:p>
          </table:table-cell>
          <table:table-cell office:value-type="float" office:value="349.227264" calcext:value-type="float">
            <text:p>349.227264</text:p>
          </table:table-cell>
          <table:table-cell office:value-type="float" office:value="12.314899" calcext:value-type="float">
            <text:p>12.314899</text:p>
          </table:table-cell>
          <table:table-cell table:formula="of:=[.C89]-[.C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18" calcext:value-type="float">
            <text:p>12218</text:p>
          </table:table-cell>
          <table:table-cell office:value-type="float" office:value="349.109558" calcext:value-type="float">
            <text:p>349.109558</text:p>
          </table:table-cell>
          <table:table-cell office:value-type="float" office:value="348.950012" calcext:value-type="float">
            <text:p>348.950012</text:p>
          </table:table-cell>
          <table:table-cell office:value-type="float" office:value="12.31449" calcext:value-type="float">
            <text:p>12.31449</text:p>
          </table:table-cell>
          <table:table-cell table:formula="of:=[.C90]-[.C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275" calcext:value-type="float">
            <text:p>12275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4394" calcext:value-type="float">
            <text:p>12.314394</text:p>
          </table:table-cell>
          <table:table-cell table:formula="of:=[.C91]-[.C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31" calcext:value-type="float">
            <text:p>12331</text:p>
          </table:table-cell>
          <table:table-cell office:value-type="float" office:value="349.112488" calcext:value-type="float">
            <text:p>349.112488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4594" calcext:value-type="float">
            <text:p>12.314594</text:p>
          </table:table-cell>
          <table:table-cell table:formula="of:=[.C92]-[.C9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388" calcext:value-type="float">
            <text:p>12388</text:p>
          </table:table-cell>
          <table:table-cell office:value-type="float" office:value="349.128387" calcext:value-type="float">
            <text:p>349.128387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5155" calcext:value-type="float">
            <text:p>12.315155</text:p>
          </table:table-cell>
          <table:table-cell table:formula="of:=[.C93]-[.C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445" calcext:value-type="float">
            <text:p>12445</text:p>
          </table:table-cell>
          <table:table-cell office:value-type="float" office:value="349.137482" calcext:value-type="float">
            <text:p>349.137482</text:p>
          </table:table-cell>
          <table:table-cell office:value-type="float" office:value="349.211365" calcext:value-type="float">
            <text:p>349.211365</text:p>
          </table:table-cell>
          <table:table-cell office:value-type="float" office:value="12.315475" calcext:value-type="float">
            <text:p>12.315475</text:p>
          </table:table-cell>
          <table:table-cell table:formula="of:=[.C94]-[.C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02" calcext:value-type="float">
            <text:p>12502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5757" calcext:value-type="float">
            <text:p>12.315757</text:p>
          </table:table-cell>
          <table:table-cell table:formula="of:=[.C95]-[.C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559" calcext:value-type="float">
            <text:p>12559</text:p>
          </table:table-cell>
          <table:table-cell office:value-type="float" office:value="349.132507" calcext:value-type="float">
            <text:p>349.132507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53" calcext:value-type="float">
            <text:p>12.3153</text:p>
          </table:table-cell>
          <table:table-cell table:formula="of:=[.C96]-[.C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16" calcext:value-type="float">
            <text:p>12616</text:p>
          </table:table-cell>
          <table:table-cell office:value-type="float" office:value="349.151581" calcext:value-type="float">
            <text:p>349.151581</text:p>
          </table:table-cell>
          <table:table-cell office:value-type="float" office:value="349.318176" calcext:value-type="float">
            <text:p>349.318176</text:p>
          </table:table-cell>
          <table:table-cell office:value-type="float" office:value="12.315973" calcext:value-type="float">
            <text:p>12.315973</text:p>
          </table:table-cell>
          <table:table-cell table:formula="of:=[.C97]-[.C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672" calcext:value-type="float">
            <text:p>12672</text:p>
          </table:table-cell>
          <table:table-cell office:value-type="float" office:value="349.154327" calcext:value-type="float">
            <text:p>349.154327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607" calcext:value-type="float">
            <text:p>12.31607</text:p>
          </table:table-cell>
          <table:table-cell table:formula="of:=[.C98]-[.C9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29" calcext:value-type="float">
            <text:p>12729</text:p>
          </table:table-cell>
          <table:table-cell office:value-type="float" office:value="349.16568" calcext:value-type="float">
            <text:p>349.16568</text:p>
          </table:table-cell>
          <table:table-cell office:value-type="float" office:value="349.340912" calcext:value-type="float">
            <text:p>349.340912</text:p>
          </table:table-cell>
          <table:table-cell office:value-type="float" office:value="12.31647" calcext:value-type="float">
            <text:p>12.31647</text:p>
          </table:table-cell>
          <table:table-cell table:formula="of:=[.C99]-[.C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786" calcext:value-type="float">
            <text:p>12786</text:p>
          </table:table-cell>
          <table:table-cell office:value-type="float" office:value="349.172272" calcext:value-type="float">
            <text:p>349.172272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6703" calcext:value-type="float">
            <text:p>12.316703</text:p>
          </table:table-cell>
          <table:table-cell table:formula="of:=[.C100]-[.C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843" calcext:value-type="float">
            <text:p>12843</text:p>
          </table:table-cell>
          <table:table-cell office:value-type="float" office:value="349.166138" calcext:value-type="float">
            <text:p>349.166138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6486" calcext:value-type="float">
            <text:p>12.316486</text:p>
          </table:table-cell>
          <table:table-cell table:formula="of:=[.C101]-[.C1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00" calcext:value-type="float">
            <text:p>12900</text:p>
          </table:table-cell>
          <table:table-cell office:value-type="float" office:value="349.165466" calcext:value-type="float">
            <text:p>349.16546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463" calcext:value-type="float">
            <text:p>12.316463</text:p>
          </table:table-cell>
          <table:table-cell table:formula="of:=[.C102]-[.C1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957" calcext:value-type="float">
            <text:p>12957</text:p>
          </table:table-cell>
          <table:table-cell office:value-type="float" office:value="349.139099" calcext:value-type="float">
            <text:p>349.139099</text:p>
          </table:table-cell>
          <table:table-cell office:value-type="float" office:value="348.902283" calcext:value-type="float">
            <text:p>348.902283</text:p>
          </table:table-cell>
          <table:table-cell office:value-type="float" office:value="12.315533" calcext:value-type="float">
            <text:p>12.315533</text:p>
          </table:table-cell>
          <table:table-cell table:formula="of:=[.C103]-[.C1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13" calcext:value-type="float">
            <text:p>13013</text:p>
          </table:table-cell>
          <table:table-cell office:value-type="float" office:value="349.128174" calcext:value-type="float">
            <text:p>349.128174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5147" calcext:value-type="float">
            <text:p>12.315147</text:p>
          </table:table-cell>
          <table:table-cell table:formula="of:=[.C104]-[.C10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070" calcext:value-type="float">
            <text:p>13070</text:p>
          </table:table-cell>
          <table:table-cell office:value-type="float" office:value="349.117493" calcext:value-type="float">
            <text:p>349.117493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4771" calcext:value-type="float">
            <text:p>12.314771</text:p>
          </table:table-cell>
          <table:table-cell table:formula="of:=[.C105]-[.C1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27" calcext:value-type="float">
            <text:p>13127</text:p>
          </table:table-cell>
          <table:table-cell office:value-type="float" office:value="349.122498" calcext:value-type="float">
            <text:p>349.122498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4947" calcext:value-type="float">
            <text:p>12.314947</text:p>
          </table:table-cell>
          <table:table-cell table:formula="of:=[.C106]-[.C1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184" calcext:value-type="float">
            <text:p>13184</text:p>
          </table:table-cell>
          <table:table-cell office:value-type="float" office:value="349.143616" calcext:value-type="float">
            <text:p>349.143616</text:p>
          </table:table-cell>
          <table:table-cell office:value-type="float" office:value="349.529541" calcext:value-type="float">
            <text:p>349.529541</text:p>
          </table:table-cell>
          <table:table-cell office:value-type="float" office:value="12.315692" calcext:value-type="float">
            <text:p>12.315692</text:p>
          </table:table-cell>
          <table:table-cell table:formula="of:=[.C107]-[.C1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41" calcext:value-type="float">
            <text:p>13241</text:p>
          </table:table-cell>
          <table:table-cell office:value-type="float" office:value="349.129974" calcext:value-type="float">
            <text:p>349.129974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521" calcext:value-type="float">
            <text:p>12.31521</text:p>
          </table:table-cell>
          <table:table-cell table:formula="of:=[.C108]-[.C1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298" calcext:value-type="float">
            <text:p>13298</text:p>
          </table:table-cell>
          <table:table-cell office:value-type="float" office:value="349.095428" calcext:value-type="float">
            <text:p>349.095428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13993" calcext:value-type="float">
            <text:p>12.313993</text:p>
          </table:table-cell>
          <table:table-cell table:formula="of:=[.C109]-[.C1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355" calcext:value-type="float">
            <text:p>13355</text:p>
          </table:table-cell>
          <table:table-cell office:value-type="float" office:value="349.106567" calcext:value-type="float">
            <text:p>349.10656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4385" calcext:value-type="float">
            <text:p>12.314385</text:p>
          </table:table-cell>
          <table:table-cell table:formula="of:=[.C110]-[.C1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11" calcext:value-type="float">
            <text:p>13411</text:p>
          </table:table-cell>
          <table:table-cell office:value-type="float" office:value="349.102936" calcext:value-type="float">
            <text:p>349.102936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4257" calcext:value-type="float">
            <text:p>12.314257</text:p>
          </table:table-cell>
          <table:table-cell table:formula="of:=[.C111]-[.C11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468" calcext:value-type="float">
            <text:p>13468</text:p>
          </table:table-cell>
          <table:table-cell office:value-type="float" office:value="349.096344" calcext:value-type="float">
            <text:p>349.096344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024" calcext:value-type="float">
            <text:p>12.314024</text:p>
          </table:table-cell>
          <table:table-cell table:formula="of:=[.C112]-[.C1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25" calcext:value-type="float">
            <text:p>13525</text:p>
          </table:table-cell>
          <table:table-cell office:value-type="float" office:value="349.130188" calcext:value-type="float">
            <text:p>349.130188</text:p>
          </table:table-cell>
          <table:table-cell office:value-type="float" office:value="349.240906" calcext:value-type="float">
            <text:p>349.240906</text:p>
          </table:table-cell>
          <table:table-cell office:value-type="float" office:value="12.315218" calcext:value-type="float">
            <text:p>12.315218</text:p>
          </table:table-cell>
          <table:table-cell table:formula="of:=[.C113]-[.C1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582" calcext:value-type="float">
            <text:p>13582</text:p>
          </table:table-cell>
          <table:table-cell office:value-type="float" office:value="349.129761" calcext:value-type="float">
            <text:p>349.129761</text:p>
          </table:table-cell>
          <table:table-cell office:value-type="float" office:value="349.097717" calcext:value-type="float">
            <text:p>349.097717</text:p>
          </table:table-cell>
          <table:table-cell office:value-type="float" office:value="12.315203" calcext:value-type="float">
            <text:p>12.315203</text:p>
          </table:table-cell>
          <table:table-cell table:formula="of:=[.C114]-[.C1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39" calcext:value-type="float">
            <text:p>13639</text:p>
          </table:table-cell>
          <table:table-cell office:value-type="float" office:value="349.127014" calcext:value-type="float">
            <text:p>349.127014</text:p>
          </table:table-cell>
          <table:table-cell office:value-type="float" office:value="348.988647" calcext:value-type="float">
            <text:p>348.988647</text:p>
          </table:table-cell>
          <table:table-cell office:value-type="float" office:value="12.315106" calcext:value-type="float">
            <text:p>12.315106</text:p>
          </table:table-cell>
          <table:table-cell table:formula="of:=[.C115]-[.C1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696" calcext:value-type="float">
            <text:p>13696</text:p>
          </table:table-cell>
          <table:table-cell office:value-type="float" office:value="349.114746" calcext:value-type="float">
            <text:p>349.114746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4673" calcext:value-type="float">
            <text:p>12.314673</text:p>
          </table:table-cell>
          <table:table-cell table:formula="of:=[.C116]-[.C1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752" calcext:value-type="float">
            <text:p>13752</text:p>
          </table:table-cell>
          <table:table-cell office:value-type="float" office:value="349.064758" calcext:value-type="float">
            <text:p>349.064758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291" calcext:value-type="float">
            <text:p>12.31291</text:p>
          </table:table-cell>
          <table:table-cell table:formula="of:=[.C117]-[.C11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09" calcext:value-type="float">
            <text:p>13809</text:p>
          </table:table-cell>
          <table:table-cell office:value-type="float" office:value="349.072479" calcext:value-type="float">
            <text:p>349.072479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3183" calcext:value-type="float">
            <text:p>12.313183</text:p>
          </table:table-cell>
          <table:table-cell table:formula="of:=[.C118]-[.C1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866" calcext:value-type="float">
            <text:p>13866</text:p>
          </table:table-cell>
          <table:table-cell office:value-type="float" office:value="349.098419" calcext:value-type="float">
            <text:p>349.098419</text:p>
          </table:table-cell>
          <table:table-cell office:value-type="float" office:value="349.254547" calcext:value-type="float">
            <text:p>349.254547</text:p>
          </table:table-cell>
          <table:table-cell office:value-type="float" office:value="12.314097" calcext:value-type="float">
            <text:p>12.314097</text:p>
          </table:table-cell>
          <table:table-cell table:formula="of:=[.C119]-[.C1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23" calcext:value-type="float">
            <text:p>13923</text:p>
          </table:table-cell>
          <table:table-cell office:value-type="float" office:value="349.083649" calcext:value-type="float">
            <text:p>349.083649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13577" calcext:value-type="float">
            <text:p>12.313577</text:p>
          </table:table-cell>
          <table:table-cell table:formula="of:=[.C120]-[.C1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980" calcext:value-type="float">
            <text:p>13980</text:p>
          </table:table-cell>
          <table:table-cell office:value-type="float" office:value="349.070892" calcext:value-type="float">
            <text:p>349.070892</text:p>
          </table:table-cell>
          <table:table-cell office:value-type="float" office:value="348.940918" calcext:value-type="float">
            <text:p>348.940918</text:p>
          </table:table-cell>
          <table:table-cell office:value-type="float" office:value="12.313127" calcext:value-type="float">
            <text:p>12.313127</text:p>
          </table:table-cell>
          <table:table-cell table:formula="of:=[.C121]-[.C1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37" calcext:value-type="float">
            <text:p>14037</text:p>
          </table:table-cell>
          <table:table-cell office:value-type="float" office:value="349.085022" calcext:value-type="float">
            <text:p>349.085022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3625" calcext:value-type="float">
            <text:p>12.313625</text:p>
          </table:table-cell>
          <table:table-cell table:formula="of:=[.C122]-[.C1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094" calcext:value-type="float">
            <text:p>14094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3031" calcext:value-type="float">
            <text:p>12.313031</text:p>
          </table:table-cell>
          <table:table-cell table:formula="of:=[.C123]-[.C1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150" calcext:value-type="float">
            <text:p>14150</text:p>
          </table:table-cell>
          <table:table-cell office:value-type="float" office:value="349.057495" calcext:value-type="float">
            <text:p>349.057495</text:p>
          </table:table-cell>
          <table:table-cell office:value-type="float" office:value="348.990906" calcext:value-type="float">
            <text:p>348.990906</text:p>
          </table:table-cell>
          <table:table-cell office:value-type="float" office:value="12.312654" calcext:value-type="float">
            <text:p>12.312654</text:p>
          </table:table-cell>
          <table:table-cell table:formula="of:=[.C124]-[.C12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07" calcext:value-type="float">
            <text:p>14207</text:p>
          </table:table-cell>
          <table:table-cell office:value-type="float" office:value="349.075226" calcext:value-type="float">
            <text:p>349.07522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3279" calcext:value-type="float">
            <text:p>12.313279</text:p>
          </table:table-cell>
          <table:table-cell table:formula="of:=[.C125]-[.C1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264" calcext:value-type="float">
            <text:p>14264</text:p>
          </table:table-cell>
          <table:table-cell office:value-type="float" office:value="349.102509" calcext:value-type="float">
            <text:p>349.102509</text:p>
          </table:table-cell>
          <table:table-cell office:value-type="float" office:value="349.279541" calcext:value-type="float">
            <text:p>349.279541</text:p>
          </table:table-cell>
          <table:table-cell office:value-type="float" office:value="12.314242" calcext:value-type="float">
            <text:p>12.314242</text:p>
          </table:table-cell>
          <table:table-cell table:formula="of:=[.C126]-[.C1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21" calcext:value-type="float">
            <text:p>14321</text:p>
          </table:table-cell>
          <table:table-cell office:value-type="float" office:value="349.104095" calcext:value-type="float">
            <text:p>349.104095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4298" calcext:value-type="float">
            <text:p>12.314298</text:p>
          </table:table-cell>
          <table:table-cell table:formula="of:=[.C127]-[.C1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378" calcext:value-type="float">
            <text:p>14378</text:p>
          </table:table-cell>
          <table:table-cell office:value-type="float" office:value="349.109558" calcext:value-type="float">
            <text:p>349.109558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49" calcext:value-type="float">
            <text:p>12.31449</text:p>
          </table:table-cell>
          <table:table-cell table:formula="of:=[.C128]-[.C1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35" calcext:value-type="float">
            <text:p>14435</text:p>
          </table:table-cell>
          <table:table-cell office:value-type="float" office:value="349.107269" calcext:value-type="float">
            <text:p>349.10726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441" calcext:value-type="float">
            <text:p>12.31441</text:p>
          </table:table-cell>
          <table:table-cell table:formula="of:=[.C129]-[.C1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491" calcext:value-type="float">
            <text:p>14491</text:p>
          </table:table-cell>
          <table:table-cell office:value-type="float" office:value="349.121613" calcext:value-type="float">
            <text:p>349.121613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12.314916" calcext:value-type="float">
            <text:p>12.314916</text:p>
          </table:table-cell>
          <table:table-cell table:formula="of:=[.C130]-[.C12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548" calcext:value-type="float">
            <text:p>14548</text:p>
          </table:table-cell>
          <table:table-cell office:value-type="float" office:value="349.12616" calcext:value-type="float">
            <text:p>349.12616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5076" calcext:value-type="float">
            <text:p>12.315076</text:p>
          </table:table-cell>
          <table:table-cell table:formula="of:=[.C131]-[.C1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05" calcext:value-type="float">
            <text:p>14605</text:p>
          </table:table-cell>
          <table:table-cell office:value-type="float" office:value="349.092743" calcext:value-type="float">
            <text:p>349.092743</text:p>
          </table:table-cell>
          <table:table-cell office:value-type="float" office:value="348.913635" calcext:value-type="float">
            <text:p>348.913635</text:p>
          </table:table-cell>
          <table:table-cell office:value-type="float" office:value="12.313897" calcext:value-type="float">
            <text:p>12.313897</text:p>
          </table:table-cell>
          <table:table-cell table:formula="of:=[.C132]-[.C1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662" calcext:value-type="float">
            <text:p>14662</text:p>
          </table:table-cell>
          <table:table-cell office:value-type="float" office:value="349.101593" calcext:value-type="float">
            <text:p>349.101593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421" calcext:value-type="float">
            <text:p>12.31421</text:p>
          </table:table-cell>
          <table:table-cell table:formula="of:=[.C133]-[.C1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19" calcext:value-type="float">
            <text:p>14719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4314" calcext:value-type="float">
            <text:p>12.314314</text:p>
          </table:table-cell>
          <table:table-cell table:formula="of:=[.C134]-[.C1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776" calcext:value-type="float">
            <text:p>14776</text:p>
          </table:table-cell>
          <table:table-cell office:value-type="float" office:value="349.112976" calcext:value-type="float">
            <text:p>349.112976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4611" calcext:value-type="float">
            <text:p>12.314611</text:p>
          </table:table-cell>
          <table:table-cell table:formula="of:=[.C135]-[.C1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32" calcext:value-type="float">
            <text:p>14832</text:p>
          </table:table-cell>
          <table:table-cell office:value-type="float" office:value="349.085663" calcext:value-type="float">
            <text:p>349.085663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3647" calcext:value-type="float">
            <text:p>12.313647</text:p>
          </table:table-cell>
          <table:table-cell table:formula="of:=[.C136]-[.C13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889" calcext:value-type="float">
            <text:p>14889</text:p>
          </table:table-cell>
          <table:table-cell office:value-type="float" office:value="349.090027" calcext:value-type="float">
            <text:p>349.090027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802" calcext:value-type="float">
            <text:p>12.313802</text:p>
          </table:table-cell>
          <table:table-cell table:formula="of:=[.C137]-[.C1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946" calcext:value-type="float">
            <text:p>14946</text:p>
          </table:table-cell>
          <table:table-cell office:value-type="float" office:value="349.089325" calcext:value-type="float">
            <text:p>349.089325</text:p>
          </table:table-cell>
          <table:table-cell office:value-type="float" office:value="349.111359" calcext:value-type="float">
            <text:p>349.111359</text:p>
          </table:table-cell>
          <table:table-cell office:value-type="float" office:value="12.313777" calcext:value-type="float">
            <text:p>12.313777</text:p>
          </table:table-cell>
          <table:table-cell table:formula="of:=[.C138]-[.C1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03" calcext:value-type="float">
            <text:p>15003</text:p>
          </table:table-cell>
          <table:table-cell office:value-type="float" office:value="349.058655" calcext:value-type="float">
            <text:p>349.058655</text:p>
          </table:table-cell>
          <table:table-cell office:value-type="float" office:value="348.924988" calcext:value-type="float">
            <text:p>348.924988</text:p>
          </table:table-cell>
          <table:table-cell office:value-type="float" office:value="12.312695" calcext:value-type="float">
            <text:p>12.312695</text:p>
          </table:table-cell>
          <table:table-cell table:formula="of:=[.C139]-[.C1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060" calcext:value-type="float">
            <text:p>15060</text:p>
          </table:table-cell>
          <table:table-cell office:value-type="float" office:value="349.053162" calcext:value-type="float">
            <text:p>349.053162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2501" calcext:value-type="float">
            <text:p>12.312501</text:p>
          </table:table-cell>
          <table:table-cell table:formula="of:=[.C140]-[.C1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17" calcext:value-type="float">
            <text:p>15117</text:p>
          </table:table-cell>
          <table:table-cell office:value-type="float" office:value="349.061829" calcext:value-type="float">
            <text:p>349.061829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2807" calcext:value-type="float">
            <text:p>12.312807</text:p>
          </table:table-cell>
          <table:table-cell table:formula="of:=[.C141]-[.C1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173" calcext:value-type="float">
            <text:p>15173</text:p>
          </table:table-cell>
          <table:table-cell office:value-type="float" office:value="349.09613" calcext:value-type="float">
            <text:p>349.09613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4017" calcext:value-type="float">
            <text:p>12.314017</text:p>
          </table:table-cell>
          <table:table-cell table:formula="of:=[.C142]-[.C14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30" calcext:value-type="float">
            <text:p>15230</text:p>
          </table:table-cell>
          <table:table-cell office:value-type="float" office:value="349.082275" calcext:value-type="float">
            <text:p>349.082275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3528" calcext:value-type="float">
            <text:p>12.313528</text:p>
          </table:table-cell>
          <table:table-cell table:formula="of:=[.C143]-[.C1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287" calcext:value-type="float">
            <text:p>15287</text:p>
          </table:table-cell>
          <table:table-cell office:value-type="float" office:value="349.104065" calcext:value-type="float">
            <text:p>349.104065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4297" calcext:value-type="float">
            <text:p>12.314297</text:p>
          </table:table-cell>
          <table:table-cell table:formula="of:=[.C144]-[.C1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344" calcext:value-type="float">
            <text:p>15344</text:p>
          </table:table-cell>
          <table:table-cell office:value-type="float" office:value="349.09726" calcext:value-type="float">
            <text:p>349.09726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4056" calcext:value-type="float">
            <text:p>12.314056</text:p>
          </table:table-cell>
          <table:table-cell table:formula="of:=[.C145]-[.C1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01" calcext:value-type="float">
            <text:p>15401</text:p>
          </table:table-cell>
          <table:table-cell office:value-type="float" office:value="349.127716" calcext:value-type="float">
            <text:p>349.127716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5131" calcext:value-type="float">
            <text:p>12.315131</text:p>
          </table:table-cell>
          <table:table-cell table:formula="of:=[.C146]-[.C1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458" calcext:value-type="float">
            <text:p>15458</text:p>
          </table:table-cell>
          <table:table-cell office:value-type="float" office:value="349.119537" calcext:value-type="float">
            <text:p>349.119537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4842" calcext:value-type="float">
            <text:p>12.314842</text:p>
          </table:table-cell>
          <table:table-cell table:formula="of:=[.C147]-[.C1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15" calcext:value-type="float">
            <text:p>15515</text:p>
          </table:table-cell>
          <table:table-cell office:value-type="float" office:value="349.106354" calcext:value-type="float">
            <text:p>349.106354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14378" calcext:value-type="float">
            <text:p>12.314378</text:p>
          </table:table-cell>
          <table:table-cell table:formula="of:=[.C148]-[.C1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571" calcext:value-type="float">
            <text:p>15571</text:p>
          </table:table-cell>
          <table:table-cell office:value-type="float" office:value="349.123383" calcext:value-type="float">
            <text:p>349.123383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4979" calcext:value-type="float">
            <text:p>12.314979</text:p>
          </table:table-cell>
          <table:table-cell table:formula="of:=[.C149]-[.C14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28" calcext:value-type="float">
            <text:p>15628</text:p>
          </table:table-cell>
          <table:table-cell office:value-type="float" office:value="349.138855" calcext:value-type="float">
            <text:p>349.138855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5524" calcext:value-type="float">
            <text:p>12.315524</text:p>
          </table:table-cell>
          <table:table-cell table:formula="of:=[.C150]-[.C1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685" calcext:value-type="float">
            <text:p>15685</text:p>
          </table:table-cell>
          <table:table-cell office:value-type="float" office:value="349.160889" calcext:value-type="float">
            <text:p>349.160889</text:p>
          </table:table-cell>
          <table:table-cell office:value-type="float" office:value="349.293182" calcext:value-type="float">
            <text:p>349.293182</text:p>
          </table:table-cell>
          <table:table-cell office:value-type="float" office:value="12.316301" calcext:value-type="float">
            <text:p>12.316301</text:p>
          </table:table-cell>
          <table:table-cell table:formula="of:=[.C151]-[.C1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42" calcext:value-type="float">
            <text:p>15742</text:p>
          </table:table-cell>
          <table:table-cell office:value-type="float" office:value="349.144531" calcext:value-type="float">
            <text:p>349.144531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5724" calcext:value-type="float">
            <text:p>12.315724</text:p>
          </table:table-cell>
          <table:table-cell table:formula="of:=[.C152]-[.C1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799" calcext:value-type="float">
            <text:p>15799</text:p>
          </table:table-cell>
          <table:table-cell office:value-type="float" office:value="349.157928" calcext:value-type="float">
            <text:p>349.157928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6196" calcext:value-type="float">
            <text:p>12.316196</text:p>
          </table:table-cell>
          <table:table-cell table:formula="of:=[.C153]-[.C1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856" calcext:value-type="float">
            <text:p>15856</text:p>
          </table:table-cell>
          <table:table-cell office:value-type="float" office:value="349.148621" calcext:value-type="float">
            <text:p>349.148621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868" calcext:value-type="float">
            <text:p>12.315868</text:p>
          </table:table-cell>
          <table:table-cell table:formula="of:=[.C154]-[.C1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12" calcext:value-type="float">
            <text:p>15912</text:p>
          </table:table-cell>
          <table:table-cell office:value-type="float" office:value="349.134552" calcext:value-type="float">
            <text:p>349.134552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5372" calcext:value-type="float">
            <text:p>12.315372</text:p>
          </table:table-cell>
          <table:table-cell table:formula="of:=[.C155]-[.C15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969" calcext:value-type="float">
            <text:p>15969</text:p>
          </table:table-cell>
          <table:table-cell office:value-type="float" office:value="349.094788" calcext:value-type="float">
            <text:p>349.094788</text:p>
          </table:table-cell>
          <table:table-cell office:value-type="float" office:value="348.913635" calcext:value-type="float">
            <text:p>348.913635</text:p>
          </table:table-cell>
          <table:table-cell office:value-type="float" office:value="12.31397" calcext:value-type="float">
            <text:p>12.31397</text:p>
          </table:table-cell>
          <table:table-cell table:formula="of:=[.C156]-[.C1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26" calcext:value-type="float">
            <text:p>16026</text:p>
          </table:table-cell>
          <table:table-cell office:value-type="float" office:value="349.090668" calcext:value-type="float">
            <text:p>349.090668</text:p>
          </table:table-cell>
          <table:table-cell office:value-type="float" office:value="348.965912" calcext:value-type="float">
            <text:p>348.965912</text:p>
          </table:table-cell>
          <table:table-cell office:value-type="float" office:value="12.313825" calcext:value-type="float">
            <text:p>12.313825</text:p>
          </table:table-cell>
          <table:table-cell table:formula="of:=[.C157]-[.C1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083" calcext:value-type="float">
            <text:p>16083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349.299988" calcext:value-type="float">
            <text:p>349.299988</text:p>
          </table:table-cell>
          <table:table-cell office:value-type="float" office:value="12.314956" calcext:value-type="float">
            <text:p>12.314956</text:p>
          </table:table-cell>
          <table:table-cell table:formula="of:=[.C158]-[.C1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40" calcext:value-type="float">
            <text:p>16140</text:p>
          </table:table-cell>
          <table:table-cell office:value-type="float" office:value="349.131134" calcext:value-type="float">
            <text:p>349.131134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5251" calcext:value-type="float">
            <text:p>12.315251</text:p>
          </table:table-cell>
          <table:table-cell table:formula="of:=[.C159]-[.C1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197" calcext:value-type="float">
            <text:p>16197</text:p>
          </table:table-cell>
          <table:table-cell office:value-type="float" office:value="349.128845" calcext:value-type="float">
            <text:p>349.12884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5171" calcext:value-type="float">
            <text:p>12.315171</text:p>
          </table:table-cell>
          <table:table-cell table:formula="of:=[.C160]-[.C1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254" calcext:value-type="float">
            <text:p>16254</text:p>
          </table:table-cell>
          <table:table-cell office:value-type="float" office:value="349.09906" calcext:value-type="float">
            <text:p>349.09906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1412" calcext:value-type="float">
            <text:p>12.31412</text:p>
          </table:table-cell>
          <table:table-cell table:formula="of:=[.C161]-[.C1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10" calcext:value-type="float">
            <text:p>16310</text:p>
          </table:table-cell>
          <table:table-cell office:value-type="float" office:value="349.093628" calcext:value-type="float">
            <text:p>349.093628</text:p>
          </table:table-cell>
          <table:table-cell office:value-type="float" office:value="349.038635" calcext:value-type="float">
            <text:p>349.038635</text:p>
          </table:table-cell>
          <table:table-cell office:value-type="float" office:value="12.313929" calcext:value-type="float">
            <text:p>12.313929</text:p>
          </table:table-cell>
          <table:table-cell table:formula="of:=[.C162]-[.C16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367" calcext:value-type="float">
            <text:p>16367</text:p>
          </table:table-cell>
          <table:table-cell office:value-type="float" office:value="349.094055" calcext:value-type="float">
            <text:p>349.094055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3944" calcext:value-type="float">
            <text:p>12.313944</text:p>
          </table:table-cell>
          <table:table-cell table:formula="of:=[.C163]-[.C1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24" calcext:value-type="float">
            <text:p>16424</text:p>
          </table:table-cell>
          <table:table-cell office:value-type="float" office:value="349.088379" calcext:value-type="float">
            <text:p>349.088379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744" calcext:value-type="float">
            <text:p>12.313744</text:p>
          </table:table-cell>
          <table:table-cell table:formula="of:=[.C164]-[.C1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481" calcext:value-type="float">
            <text:p>16481</text:p>
          </table:table-cell>
          <table:table-cell office:value-type="float" office:value="349.100647" calcext:value-type="float">
            <text:p>349.100647</text:p>
          </table:table-cell>
          <table:table-cell office:value-type="float" office:value="349.163635" calcext:value-type="float">
            <text:p>349.163635</text:p>
          </table:table-cell>
          <table:table-cell office:value-type="float" office:value="12.314177" calcext:value-type="float">
            <text:p>12.314177</text:p>
          </table:table-cell>
          <table:table-cell table:formula="of:=[.C165]-[.C1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38" calcext:value-type="float">
            <text:p>16538</text:p>
          </table:table-cell>
          <table:table-cell office:value-type="float" office:value="349.120911" calcext:value-type="float">
            <text:p>349.120911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12.314891" calcext:value-type="float">
            <text:p>12.314891</text:p>
          </table:table-cell>
          <table:table-cell table:formula="of:=[.C166]-[.C1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595" calcext:value-type="float">
            <text:p>16595</text:p>
          </table:table-cell>
          <table:table-cell office:value-type="float" office:value="349.140228" calcext:value-type="float">
            <text:p>349.140228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5573" calcext:value-type="float">
            <text:p>12.315573</text:p>
          </table:table-cell>
          <table:table-cell table:formula="of:=[.C167]-[.C1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651" calcext:value-type="float">
            <text:p>16651</text:p>
          </table:table-cell>
          <table:table-cell office:value-type="float" office:value="349.114075" calcext:value-type="float">
            <text:p>349.114075</text:p>
          </table:table-cell>
          <table:table-cell office:value-type="float" office:value="349.038635" calcext:value-type="float">
            <text:p>349.038635</text:p>
          </table:table-cell>
          <table:table-cell office:value-type="float" office:value="12.31465" calcext:value-type="float">
            <text:p>12.31465</text:p>
          </table:table-cell>
          <table:table-cell table:formula="of:=[.C168]-[.C16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08" calcext:value-type="float">
            <text:p>16708</text:p>
          </table:table-cell>
          <table:table-cell office:value-type="float" office:value="349.108643" calcext:value-type="float">
            <text:p>349.10864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4458" calcext:value-type="float">
            <text:p>12.314458</text:p>
          </table:table-cell>
          <table:table-cell table:formula="of:=[.C169]-[.C1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765" calcext:value-type="float">
            <text:p>16765</text:p>
          </table:table-cell>
          <table:table-cell office:value-type="float" office:value="349.113434" calcext:value-type="float">
            <text:p>349.113434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4628" calcext:value-type="float">
            <text:p>12.314628</text:p>
          </table:table-cell>
          <table:table-cell table:formula="of:=[.C170]-[.C1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22" calcext:value-type="float">
            <text:p>16822</text:p>
          </table:table-cell>
          <table:table-cell office:value-type="float" office:value="349.114807" calcext:value-type="float">
            <text:p>349.114807</text:p>
          </table:table-cell>
          <table:table-cell office:value-type="float" office:value="349.009094" calcext:value-type="float">
            <text:p>349.009094</text:p>
          </table:table-cell>
          <table:table-cell office:value-type="float" office:value="12.314675" calcext:value-type="float">
            <text:p>12.314675</text:p>
          </table:table-cell>
          <table:table-cell table:formula="of:=[.C171]-[.C1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879" calcext:value-type="float">
            <text:p>16879</text:p>
          </table:table-cell>
          <table:table-cell office:value-type="float" office:value="349.129578" calcext:value-type="float">
            <text:p>349.129578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5197" calcext:value-type="float">
            <text:p>12.315197</text:p>
          </table:table-cell>
          <table:table-cell table:formula="of:=[.C172]-[.C1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36" calcext:value-type="float">
            <text:p>16936</text:p>
          </table:table-cell>
          <table:table-cell office:value-type="float" office:value="349.12796" calcext:value-type="float">
            <text:p>349.12796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14" calcext:value-type="float">
            <text:p>12.31514</text:p>
          </table:table-cell>
          <table:table-cell table:formula="of:=[.C173]-[.C1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993" calcext:value-type="float">
            <text:p>16993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5035" calcext:value-type="float">
            <text:p>12.315035</text:p>
          </table:table-cell>
          <table:table-cell table:formula="of:=[.C174]-[.C1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049" calcext:value-type="float">
            <text:p>17049</text:p>
          </table:table-cell>
          <table:table-cell office:value-type="float" office:value="349.114777" calcext:value-type="float">
            <text:p>349.114777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4674" calcext:value-type="float">
            <text:p>12.314674</text:p>
          </table:table-cell>
          <table:table-cell table:formula="of:=[.C175]-[.C17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06" calcext:value-type="float">
            <text:p>17106</text:p>
          </table:table-cell>
          <table:table-cell office:value-type="float" office:value="349.107727" calcext:value-type="float">
            <text:p>349.107727</text:p>
          </table:table-cell>
          <table:table-cell office:value-type="float" office:value="349.045441" calcext:value-type="float">
            <text:p>349.045441</text:p>
          </table:table-cell>
          <table:table-cell office:value-type="float" office:value="12.314426" calcext:value-type="float">
            <text:p>12.314426</text:p>
          </table:table-cell>
          <table:table-cell table:formula="of:=[.C176]-[.C1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163" calcext:value-type="float">
            <text:p>17163</text:p>
          </table:table-cell>
          <table:table-cell office:value-type="float" office:value="349.113861" calcext:value-type="float">
            <text:p>349.113861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4642" calcext:value-type="float">
            <text:p>12.314642</text:p>
          </table:table-cell>
          <table:table-cell table:formula="of:=[.C177]-[.C1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20" calcext:value-type="float">
            <text:p>17220</text:p>
          </table:table-cell>
          <table:table-cell office:value-type="float" office:value="349.133179" calcext:value-type="float">
            <text:p>349.133179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5324" calcext:value-type="float">
            <text:p>12.315324</text:p>
          </table:table-cell>
          <table:table-cell table:formula="of:=[.C178]-[.C1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277" calcext:value-type="float">
            <text:p>17277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5596" calcext:value-type="float">
            <text:p>12.315596</text:p>
          </table:table-cell>
          <table:table-cell table:formula="of:=[.C179]-[.C1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34" calcext:value-type="float">
            <text:p>17334</text:p>
          </table:table-cell>
          <table:table-cell office:value-type="float" office:value="349.120911" calcext:value-type="float">
            <text:p>349.120911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4891" calcext:value-type="float">
            <text:p>12.314891</text:p>
          </table:table-cell>
          <table:table-cell table:formula="of:=[.C180]-[.C1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390" calcext:value-type="float">
            <text:p>17390</text:p>
          </table:table-cell>
          <table:table-cell office:value-type="float" office:value="349.131409" calcext:value-type="float">
            <text:p>349.131409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5261" calcext:value-type="float">
            <text:p>12.315261</text:p>
          </table:table-cell>
          <table:table-cell table:formula="of:=[.C181]-[.C18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447" calcext:value-type="float">
            <text:p>17447</text:p>
          </table:table-cell>
          <table:table-cell office:value-type="float" office:value="349.12207" calcext:value-type="float">
            <text:p>349.12207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4932" calcext:value-type="float">
            <text:p>12.314932</text:p>
          </table:table-cell>
          <table:table-cell table:formula="of:=[.C182]-[.C1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04" calcext:value-type="float">
            <text:p>17504</text:p>
          </table:table-cell>
          <table:table-cell office:value-type="float" office:value="349.126373" calcext:value-type="float">
            <text:p>349.126373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5084" calcext:value-type="float">
            <text:p>12.315084</text:p>
          </table:table-cell>
          <table:table-cell table:formula="of:=[.C183]-[.C1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561" calcext:value-type="float">
            <text:p>17561</text:p>
          </table:table-cell>
          <table:table-cell office:value-type="float" office:value="349.140228" calcext:value-type="float">
            <text:p>349.140228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5573" calcext:value-type="float">
            <text:p>12.315573</text:p>
          </table:table-cell>
          <table:table-cell table:formula="of:=[.C184]-[.C1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18" calcext:value-type="float">
            <text:p>17618</text:p>
          </table:table-cell>
          <table:table-cell office:value-type="float" office:value="349.15387" calcext:value-type="float">
            <text:p>349.15387</text:p>
          </table:table-cell>
          <table:table-cell office:value-type="float" office:value="349.197723" calcext:value-type="float">
            <text:p>349.197723</text:p>
          </table:table-cell>
          <table:table-cell office:value-type="float" office:value="12.316053" calcext:value-type="float">
            <text:p>12.316053</text:p>
          </table:table-cell>
          <table:table-cell table:formula="of:=[.C185]-[.C1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675" calcext:value-type="float">
            <text:p>17675</text:p>
          </table:table-cell>
          <table:table-cell office:value-type="float" office:value="349.148376" calcext:value-type="float">
            <text:p>349.148376</text:p>
          </table:table-cell>
          <table:table-cell office:value-type="float" office:value="348.990906" calcext:value-type="float">
            <text:p>348.990906</text:p>
          </table:table-cell>
          <table:table-cell office:value-type="float" office:value="12.31586" calcext:value-type="float">
            <text:p>12.31586</text:p>
          </table:table-cell>
          <table:table-cell table:formula="of:=[.C186]-[.C1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31" calcext:value-type="float">
            <text:p>17731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349.236359" calcext:value-type="float">
            <text:p>349.236359</text:p>
          </table:table-cell>
          <table:table-cell office:value-type="float" office:value="12.315917" calcext:value-type="float">
            <text:p>12.315917</text:p>
          </table:table-cell>
          <table:table-cell table:formula="of:=[.C187]-[.C18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788" calcext:value-type="float">
            <text:p>17788</text:p>
          </table:table-cell>
          <table:table-cell office:value-type="float" office:value="349.138184" calcext:value-type="float">
            <text:p>349.138184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55" calcext:value-type="float">
            <text:p>12.3155</text:p>
          </table:table-cell>
          <table:table-cell table:formula="of:=[.C188]-[.C1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845" calcext:value-type="float">
            <text:p>17845</text:p>
          </table:table-cell>
          <table:table-cell office:value-type="float" office:value="349.133209" calcext:value-type="float">
            <text:p>349.133209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325" calcext:value-type="float">
            <text:p>12.315325</text:p>
          </table:table-cell>
          <table:table-cell table:formula="of:=[.C189]-[.C1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02" calcext:value-type="float">
            <text:p>17902</text:p>
          </table:table-cell>
          <table:table-cell office:value-type="float" office:value="349.12616" calcext:value-type="float">
            <text:p>349.12616</text:p>
          </table:table-cell>
          <table:table-cell office:value-type="float" office:value="348.977264" calcext:value-type="float">
            <text:p>348.977264</text:p>
          </table:table-cell>
          <table:table-cell office:value-type="float" office:value="12.315076" calcext:value-type="float">
            <text:p>12.315076</text:p>
          </table:table-cell>
          <table:table-cell table:formula="of:=[.C190]-[.C1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959" calcext:value-type="float">
            <text:p>17959</text:p>
          </table:table-cell>
          <table:table-cell office:value-type="float" office:value="349.126831" calcext:value-type="float">
            <text:p>349.126831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51" calcext:value-type="float">
            <text:p>12.3151</text:p>
          </table:table-cell>
          <table:table-cell table:formula="of:=[.C191]-[.C1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16" calcext:value-type="float">
            <text:p>18016</text:p>
          </table:table-cell>
          <table:table-cell office:value-type="float" office:value="349.131378" calcext:value-type="float">
            <text:p>349.13137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26" calcext:value-type="float">
            <text:p>12.31526</text:p>
          </table:table-cell>
          <table:table-cell table:formula="of:=[.C192]-[.C1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073" calcext:value-type="float">
            <text:p>18073</text:p>
          </table:table-cell>
          <table:table-cell office:value-type="float" office:value="349.120483" calcext:value-type="float">
            <text:p>349.120483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4876" calcext:value-type="float">
            <text:p>12.314876</text:p>
          </table:table-cell>
          <table:table-cell table:formula="of:=[.C193]-[.C1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29" calcext:value-type="float">
            <text:p>18129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349.129547" calcext:value-type="float">
            <text:p>349.129547</text:p>
          </table:table-cell>
          <table:table-cell office:value-type="float" office:value="12.314635" calcext:value-type="float">
            <text:p>12.314635</text:p>
          </table:table-cell>
          <table:table-cell table:formula="of:=[.C194]-[.C19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186" calcext:value-type="float">
            <text:p>18186</text:p>
          </table:table-cell>
          <table:table-cell office:value-type="float" office:value="349.10321" calcext:value-type="float">
            <text:p>349.10321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4266" calcext:value-type="float">
            <text:p>12.314266</text:p>
          </table:table-cell>
          <table:table-cell table:formula="of:=[.C195]-[.C1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243" calcext:value-type="float">
            <text:p>18243</text:p>
          </table:table-cell>
          <table:table-cell office:value-type="float" office:value="349.110474" calcext:value-type="float">
            <text:p>349.110474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4523" calcext:value-type="float">
            <text:p>12.314523</text:p>
          </table:table-cell>
          <table:table-cell table:formula="of:=[.C196]-[.C1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00" calcext:value-type="float">
            <text:p>18300</text:p>
          </table:table-cell>
          <table:table-cell office:value-type="float" office:value="349.095673" calcext:value-type="float">
            <text:p>349.095673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4001" calcext:value-type="float">
            <text:p>12.314001</text:p>
          </table:table-cell>
          <table:table-cell table:formula="of:=[.C197]-[.C1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357" calcext:value-type="float">
            <text:p>18357</text:p>
          </table:table-cell>
          <table:table-cell office:value-type="float" office:value="349.098419" calcext:value-type="float">
            <text:p>349.098419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4097" calcext:value-type="float">
            <text:p>12.314097</text:p>
          </table:table-cell>
          <table:table-cell table:formula="of:=[.C198]-[.C1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14" calcext:value-type="float">
            <text:p>18414</text:p>
          </table:table-cell>
          <table:table-cell office:value-type="float" office:value="349.100677" calcext:value-type="float">
            <text:p>349.100677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4178" calcext:value-type="float">
            <text:p>12.314178</text:p>
          </table:table-cell>
          <table:table-cell table:formula="of:=[.C199]-[.C1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470" calcext:value-type="float">
            <text:p>18470</text:p>
          </table:table-cell>
          <table:table-cell office:value-type="float" office:value="349.107971" calcext:value-type="float">
            <text:p>349.107971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4435" calcext:value-type="float">
            <text:p>12.314435</text:p>
          </table:table-cell>
          <table:table-cell table:formula="of:=[.C200]-[.C19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27" calcext:value-type="float">
            <text:p>18527</text:p>
          </table:table-cell>
          <table:table-cell office:value-type="float" office:value="349.097961" calcext:value-type="float">
            <text:p>349.097961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4081" calcext:value-type="float">
            <text:p>12.314081</text:p>
          </table:table-cell>
          <table:table-cell table:formula="of:=[.C201]-[.C2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584" calcext:value-type="float">
            <text:p>18584</text:p>
          </table:table-cell>
          <table:table-cell office:value-type="float" office:value="349.082275" calcext:value-type="float">
            <text:p>349.082275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13528" calcext:value-type="float">
            <text:p>12.313528</text:p>
          </table:table-cell>
          <table:table-cell table:formula="of:=[.C202]-[.C2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41" calcext:value-type="float">
            <text:p>18641</text:p>
          </table:table-cell>
          <table:table-cell office:value-type="float" office:value="349.079102" calcext:value-type="float">
            <text:p>349.079102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3416" calcext:value-type="float">
            <text:p>12.313416</text:p>
          </table:table-cell>
          <table:table-cell table:formula="of:=[.C203]-[.C2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698" calcext:value-type="float">
            <text:p>18698</text:p>
          </table:table-cell>
          <table:table-cell office:value-type="float" office:value="349.075684" calcext:value-type="float">
            <text:p>349.075684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3295" calcext:value-type="float">
            <text:p>12.313295</text:p>
          </table:table-cell>
          <table:table-cell table:formula="of:=[.C204]-[.C2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755" calcext:value-type="float">
            <text:p>18755</text:p>
          </table:table-cell>
          <table:table-cell office:value-type="float" office:value="349.085022" calcext:value-type="float">
            <text:p>349.085022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3625" calcext:value-type="float">
            <text:p>12.313625</text:p>
          </table:table-cell>
          <table:table-cell table:formula="of:=[.C205]-[.C2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12" calcext:value-type="float">
            <text:p>18812</text:p>
          </table:table-cell>
          <table:table-cell office:value-type="float" office:value="349.079315" calcext:value-type="float">
            <text:p>349.079315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3424" calcext:value-type="float">
            <text:p>12.313424</text:p>
          </table:table-cell>
          <table:table-cell table:formula="of:=[.C206]-[.C2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868" calcext:value-type="float">
            <text:p>18868</text:p>
          </table:table-cell>
          <table:table-cell office:value-type="float" office:value="349.089539" calcext:value-type="float">
            <text:p>349.089539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3785" calcext:value-type="float">
            <text:p>12.313785</text:p>
          </table:table-cell>
          <table:table-cell table:formula="of:=[.C207]-[.C20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25" calcext:value-type="float">
            <text:p>18925</text:p>
          </table:table-cell>
          <table:table-cell office:value-type="float" office:value="349.110687" calcext:value-type="float">
            <text:p>349.110687</text:p>
          </table:table-cell>
          <table:table-cell office:value-type="float" office:value="349.352264" calcext:value-type="float">
            <text:p>349.352264</text:p>
          </table:table-cell>
          <table:table-cell office:value-type="float" office:value="12.31453" calcext:value-type="float">
            <text:p>12.31453</text:p>
          </table:table-cell>
          <table:table-cell table:formula="of:=[.C208]-[.C2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982" calcext:value-type="float">
            <text:p>18982</text:p>
          </table:table-cell>
          <table:table-cell office:value-type="float" office:value="349.107727" calcext:value-type="float">
            <text:p>349.10772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4426" calcext:value-type="float">
            <text:p>12.314426</text:p>
          </table:table-cell>
          <table:table-cell table:formula="of:=[.C209]-[.C2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39" calcext:value-type="float">
            <text:p>19039</text:p>
          </table:table-cell>
          <table:table-cell office:value-type="float" office:value="349.12796" calcext:value-type="float">
            <text:p>349.12796</text:p>
          </table:table-cell>
          <table:table-cell office:value-type="float" office:value="349.252258" calcext:value-type="float">
            <text:p>349.252258</text:p>
          </table:table-cell>
          <table:table-cell office:value-type="float" office:value="12.31514" calcext:value-type="float">
            <text:p>12.31514</text:p>
          </table:table-cell>
          <table:table-cell table:formula="of:=[.C210]-[.C2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096" calcext:value-type="float">
            <text:p>19096</text:p>
          </table:table-cell>
          <table:table-cell office:value-type="float" office:value="349.152954" calcext:value-type="float">
            <text:p>349.152954</text:p>
          </table:table-cell>
          <table:table-cell office:value-type="float" office:value="349.270447" calcext:value-type="float">
            <text:p>349.270447</text:p>
          </table:table-cell>
          <table:table-cell office:value-type="float" office:value="12.316021" calcext:value-type="float">
            <text:p>12.316021</text:p>
          </table:table-cell>
          <table:table-cell table:formula="of:=[.C211]-[.C2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153" calcext:value-type="float">
            <text:p>19153</text:p>
          </table:table-cell>
          <table:table-cell office:value-type="float" office:value="349.157501" calcext:value-type="float">
            <text:p>349.157501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6182" calcext:value-type="float">
            <text:p>12.316182</text:p>
          </table:table-cell>
          <table:table-cell table:formula="of:=[.C212]-[.C2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09" calcext:value-type="float">
            <text:p>19209</text:p>
          </table:table-cell>
          <table:table-cell office:value-type="float" office:value="349.170685" calcext:value-type="float">
            <text:p>349.170685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6647" calcext:value-type="float">
            <text:p>12.316647</text:p>
          </table:table-cell>
          <table:table-cell table:formula="of:=[.C213]-[.C21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266" calcext:value-type="float">
            <text:p>19266</text:p>
          </table:table-cell>
          <table:table-cell office:value-type="float" office:value="349.171356" calcext:value-type="float">
            <text:p>349.171356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667" calcext:value-type="float">
            <text:p>12.31667</text:p>
          </table:table-cell>
          <table:table-cell table:formula="of:=[.C214]-[.C2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23" calcext:value-type="float">
            <text:p>19323</text:p>
          </table:table-cell>
          <table:table-cell office:value-type="float" office:value="349.154114" calcext:value-type="float">
            <text:p>349.154114</text:p>
          </table:table-cell>
          <table:table-cell office:value-type="float" office:value="349.013641" calcext:value-type="float">
            <text:p>349.013641</text:p>
          </table:table-cell>
          <table:table-cell office:value-type="float" office:value="12.316062" calcext:value-type="float">
            <text:p>12.316062</text:p>
          </table:table-cell>
          <table:table-cell table:formula="of:=[.C215]-[.C2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380" calcext:value-type="float">
            <text:p>19380</text:p>
          </table:table-cell>
          <table:table-cell office:value-type="float" office:value="349.159546" calcext:value-type="float">
            <text:p>349.159546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6254" calcext:value-type="float">
            <text:p>12.316254</text:p>
          </table:table-cell>
          <table:table-cell table:formula="of:=[.C216]-[.C2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37" calcext:value-type="float">
            <text:p>19437</text:p>
          </table:table-cell>
          <table:table-cell office:value-type="float" office:value="349.157959" calcext:value-type="float">
            <text:p>349.157959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6197" calcext:value-type="float">
            <text:p>12.316197</text:p>
          </table:table-cell>
          <table:table-cell table:formula="of:=[.C217]-[.C2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494" calcext:value-type="float">
            <text:p>19494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5035" calcext:value-type="float">
            <text:p>12.315035</text:p>
          </table:table-cell>
          <table:table-cell table:formula="of:=[.C218]-[.C2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550" calcext:value-type="float">
            <text:p>19550</text:p>
          </table:table-cell>
          <table:table-cell office:value-type="float" office:value="349.12384" calcext:value-type="float">
            <text:p>349.12384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4995" calcext:value-type="float">
            <text:p>12.314995</text:p>
          </table:table-cell>
          <table:table-cell table:formula="of:=[.C219]-[.C21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07" calcext:value-type="float">
            <text:p>19607</text:p>
          </table:table-cell>
          <table:table-cell office:value-type="float" office:value="349.112732" calcext:value-type="float">
            <text:p>349.112732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4603" calcext:value-type="float">
            <text:p>12.314603</text:p>
          </table:table-cell>
          <table:table-cell table:formula="of:=[.C220]-[.C2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664" calcext:value-type="float">
            <text:p>19664</text:p>
          </table:table-cell>
          <table:table-cell office:value-type="float" office:value="349.094543" calcext:value-type="float">
            <text:p>349.094543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961" calcext:value-type="float">
            <text:p>12.313961</text:p>
          </table:table-cell>
          <table:table-cell table:formula="of:=[.C221]-[.C2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21" calcext:value-type="float">
            <text:p>19721</text:p>
          </table:table-cell>
          <table:table-cell office:value-type="float" office:value="349.101135" calcext:value-type="float">
            <text:p>349.101135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4194" calcext:value-type="float">
            <text:p>12.314194</text:p>
          </table:table-cell>
          <table:table-cell table:formula="of:=[.C222]-[.C2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778" calcext:value-type="float">
            <text:p>19778</text:p>
          </table:table-cell>
          <table:table-cell office:value-type="float" office:value="349.09726" calcext:value-type="float">
            <text:p>349.09726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4056" calcext:value-type="float">
            <text:p>12.314056</text:p>
          </table:table-cell>
          <table:table-cell table:formula="of:=[.C223]-[.C2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35" calcext:value-type="float">
            <text:p>19835</text:p>
          </table:table-cell>
          <table:table-cell office:value-type="float" office:value="349.087036" calcext:value-type="float">
            <text:p>349.087036</text:p>
          </table:table-cell>
          <table:table-cell office:value-type="float" office:value="349" calcext:value-type="float">
            <text:p>349</text:p>
          </table:table-cell>
          <table:table-cell office:value-type="float" office:value="12.313696" calcext:value-type="float">
            <text:p>12.313696</text:p>
          </table:table-cell>
          <table:table-cell table:formula="of:=[.C224]-[.C2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892" calcext:value-type="float">
            <text:p>19892</text:p>
          </table:table-cell>
          <table:table-cell office:value-type="float" office:value="349.099548" calcext:value-type="float">
            <text:p>349.09954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4137" calcext:value-type="float">
            <text:p>12.314137</text:p>
          </table:table-cell>
          <table:table-cell table:formula="of:=[.C225]-[.C2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948" calcext:value-type="float">
            <text:p>19948</text:p>
          </table:table-cell>
          <table:table-cell office:value-type="float" office:value="349.120209" calcext:value-type="float">
            <text:p>349.120209</text:p>
          </table:table-cell>
          <table:table-cell office:value-type="float" office:value="349.268188" calcext:value-type="float">
            <text:p>349.268188</text:p>
          </table:table-cell>
          <table:table-cell office:value-type="float" office:value="12.314866" calcext:value-type="float">
            <text:p>12.314866</text:p>
          </table:table-cell>
          <table:table-cell table:formula="of:=[.C226]-[.C22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05" calcext:value-type="float">
            <text:p>20005</text:p>
          </table:table-cell>
          <table:table-cell office:value-type="float" office:value="349.124756" calcext:value-type="float">
            <text:p>349.124756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5026" calcext:value-type="float">
            <text:p>12.315026</text:p>
          </table:table-cell>
          <table:table-cell table:formula="of:=[.C227]-[.C2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062" calcext:value-type="float">
            <text:p>20062</text:p>
          </table:table-cell>
          <table:table-cell office:value-type="float" office:value="349.143372" calcext:value-type="float">
            <text:p>349.143372</text:p>
          </table:table-cell>
          <table:table-cell office:value-type="float" office:value="349.209076" calcext:value-type="float">
            <text:p>349.209076</text:p>
          </table:table-cell>
          <table:table-cell office:value-type="float" office:value="12.315683" calcext:value-type="float">
            <text:p>12.315683</text:p>
          </table:table-cell>
          <table:table-cell table:formula="of:=[.C228]-[.C2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19" calcext:value-type="float">
            <text:p>20119</text:p>
          </table:table-cell>
          <table:table-cell office:value-type="float" office:value="349.146118" calcext:value-type="float">
            <text:p>349.146118</text:p>
          </table:table-cell>
          <table:table-cell office:value-type="float" office:value="349.161377" calcext:value-type="float">
            <text:p>349.161377</text:p>
          </table:table-cell>
          <table:table-cell office:value-type="float" office:value="12.315781" calcext:value-type="float">
            <text:p>12.315781</text:p>
          </table:table-cell>
          <table:table-cell table:formula="of:=[.C229]-[.C2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176" calcext:value-type="float">
            <text:p>20176</text:p>
          </table:table-cell>
          <table:table-cell office:value-type="float" office:value="349.13681" calcext:value-type="float">
            <text:p>349.13681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5452" calcext:value-type="float">
            <text:p>12.315452</text:p>
          </table:table-cell>
          <table:table-cell table:formula="of:=[.C230]-[.C2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33" calcext:value-type="float">
            <text:p>20233</text:p>
          </table:table-cell>
          <table:table-cell office:value-type="float" office:value="349.141785" calcext:value-type="float">
            <text:p>349.141785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5627" calcext:value-type="float">
            <text:p>12.315627</text:p>
          </table:table-cell>
          <table:table-cell table:formula="of:=[.C231]-[.C2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289" calcext:value-type="float">
            <text:p>20289</text:p>
          </table:table-cell>
          <table:table-cell office:value-type="float" office:value="349.147705" calcext:value-type="float">
            <text:p>349.147705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5836" calcext:value-type="float">
            <text:p>12.315836</text:p>
          </table:table-cell>
          <table:table-cell table:formula="of:=[.C232]-[.C23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346" calcext:value-type="float">
            <text:p>20346</text:p>
          </table:table-cell>
          <table:table-cell office:value-type="float" office:value="349.142975" calcext:value-type="float">
            <text:p>349.142975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5669" calcext:value-type="float">
            <text:p>12.315669</text:p>
          </table:table-cell>
          <table:table-cell table:formula="of:=[.C233]-[.C2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03" calcext:value-type="float">
            <text:p>20403</text:p>
          </table:table-cell>
          <table:table-cell office:value-type="float" office:value="349.156158" calcext:value-type="float">
            <text:p>349.156158</text:p>
          </table:table-cell>
          <table:table-cell office:value-type="float" office:value="349.131805" calcext:value-type="float">
            <text:p>349.131805</text:p>
          </table:table-cell>
          <table:table-cell office:value-type="float" office:value="12.316134" calcext:value-type="float">
            <text:p>12.316134</text:p>
          </table:table-cell>
          <table:table-cell table:formula="of:=[.C234]-[.C2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460" calcext:value-type="float">
            <text:p>20460</text:p>
          </table:table-cell>
          <table:table-cell office:value-type="float" office:value="349.15155" calcext:value-type="float">
            <text:p>349.15155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5971" calcext:value-type="float">
            <text:p>12.315971</text:p>
          </table:table-cell>
          <table:table-cell table:formula="of:=[.C235]-[.C2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17" calcext:value-type="float">
            <text:p>20517</text:p>
          </table:table-cell>
          <table:table-cell office:value-type="float" office:value="349.14975" calcext:value-type="float">
            <text:p>349.14975</text:p>
          </table:table-cell>
          <table:table-cell office:value-type="float" office:value="349.25" calcext:value-type="float">
            <text:p>349.25</text:p>
          </table:table-cell>
          <table:table-cell office:value-type="float" office:value="12.315908" calcext:value-type="float">
            <text:p>12.315908</text:p>
          </table:table-cell>
          <table:table-cell table:formula="of:=[.C236]-[.C2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574" calcext:value-type="float">
            <text:p>20574</text:p>
          </table:table-cell>
          <table:table-cell office:value-type="float" office:value="349.16156" calcext:value-type="float">
            <text:p>349.16156</text:p>
          </table:table-cell>
          <table:table-cell office:value-type="float" office:value="349.338623" calcext:value-type="float">
            <text:p>349.338623</text:p>
          </table:table-cell>
          <table:table-cell office:value-type="float" office:value="12.316325" calcext:value-type="float">
            <text:p>12.316325</text:p>
          </table:table-cell>
          <table:table-cell table:formula="of:=[.C237]-[.C2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31" calcext:value-type="float">
            <text:p>20631</text:p>
          </table:table-cell>
          <table:table-cell office:value-type="float" office:value="349.160889" calcext:value-type="float">
            <text:p>349.160889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6301" calcext:value-type="float">
            <text:p>12.316301</text:p>
          </table:table-cell>
          <table:table-cell table:formula="of:=[.C238]-[.C2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687" calcext:value-type="float">
            <text:p>20687</text:p>
          </table:table-cell>
          <table:table-cell office:value-type="float" office:value="349.158844" calcext:value-type="float">
            <text:p>349.158844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6229" calcext:value-type="float">
            <text:p>12.316229</text:p>
          </table:table-cell>
          <table:table-cell table:formula="of:=[.C239]-[.C23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744" calcext:value-type="float">
            <text:p>20744</text:p>
          </table:table-cell>
          <table:table-cell office:value-type="float" office:value="349.162048" calcext:value-type="float">
            <text:p>349.162048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6342" calcext:value-type="float">
            <text:p>12.316342</text:p>
          </table:table-cell>
          <table:table-cell table:formula="of:=[.C240]-[.C2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01" calcext:value-type="float">
            <text:p>20801</text:p>
          </table:table-cell>
          <table:table-cell office:value-type="float" office:value="349.165466" calcext:value-type="float">
            <text:p>349.16546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6463" calcext:value-type="float">
            <text:p>12.316463</text:p>
          </table:table-cell>
          <table:table-cell table:formula="of:=[.C241]-[.C2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858" calcext:value-type="float">
            <text:p>20858</text:p>
          </table:table-cell>
          <table:table-cell office:value-type="float" office:value="349.166809" calcext:value-type="float">
            <text:p>349.166809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651" calcext:value-type="float">
            <text:p>12.31651</text:p>
          </table:table-cell>
          <table:table-cell table:formula="of:=[.C242]-[.C2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15" calcext:value-type="float">
            <text:p>20915</text:p>
          </table:table-cell>
          <table:table-cell office:value-type="float" office:value="349.160217" calcext:value-type="float">
            <text:p>349.160217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6278" calcext:value-type="float">
            <text:p>12.316278</text:p>
          </table:table-cell>
          <table:table-cell table:formula="of:=[.C243]-[.C2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972" calcext:value-type="float">
            <text:p>20972</text:p>
          </table:table-cell>
          <table:table-cell office:value-type="float" office:value="349.160675" calcext:value-type="float">
            <text:p>349.160675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6294" calcext:value-type="float">
            <text:p>12.316294</text:p>
          </table:table-cell>
          <table:table-cell table:formula="of:=[.C244]-[.C2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28" calcext:value-type="float">
            <text:p>21028</text:p>
          </table:table-cell>
          <table:table-cell office:value-type="float" office:value="349.157288" calcext:value-type="float">
            <text:p>349.157288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6175" calcext:value-type="float">
            <text:p>12.316175</text:p>
          </table:table-cell>
          <table:table-cell table:formula="of:=[.C245]-[.C24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085" calcext:value-type="float">
            <text:p>21085</text:p>
          </table:table-cell>
          <table:table-cell office:value-type="float" office:value="349.163391" calcext:value-type="float">
            <text:p>349.163391</text:p>
          </table:table-cell>
          <table:table-cell office:value-type="float" office:value="349.311371" calcext:value-type="float">
            <text:p>349.311371</text:p>
          </table:table-cell>
          <table:table-cell office:value-type="float" office:value="12.316389" calcext:value-type="float">
            <text:p>12.316389</text:p>
          </table:table-cell>
          <table:table-cell table:formula="of:=[.C246]-[.C2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42" calcext:value-type="float">
            <text:p>21142</text:p>
          </table:table-cell>
          <table:table-cell office:value-type="float" office:value="349.13797" calcext:value-type="float">
            <text:p>349.13797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5493" calcext:value-type="float">
            <text:p>12.315493</text:p>
          </table:table-cell>
          <table:table-cell table:formula="of:=[.C247]-[.C2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199" calcext:value-type="float">
            <text:p>21199</text:p>
          </table:table-cell>
          <table:table-cell office:value-type="float" office:value="349.118866" calcext:value-type="float">
            <text:p>349.118866</text:p>
          </table:table-cell>
          <table:table-cell office:value-type="float" office:value="349.011353" calcext:value-type="float">
            <text:p>349.011353</text:p>
          </table:table-cell>
          <table:table-cell office:value-type="float" office:value="12.314819" calcext:value-type="float">
            <text:p>12.314819</text:p>
          </table:table-cell>
          <table:table-cell table:formula="of:=[.C248]-[.C2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256" calcext:value-type="float">
            <text:p>21256</text:p>
          </table:table-cell>
          <table:table-cell office:value-type="float" office:value="349.096375" calcext:value-type="float">
            <text:p>349.096375</text:p>
          </table:table-cell>
          <table:table-cell office:value-type="float" office:value="348.915924" calcext:value-type="float">
            <text:p>348.915924</text:p>
          </table:table-cell>
          <table:table-cell office:value-type="float" office:value="12.314026" calcext:value-type="float">
            <text:p>12.314026</text:p>
          </table:table-cell>
          <table:table-cell table:formula="of:=[.C249]-[.C2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13" calcext:value-type="float">
            <text:p>21313</text:p>
          </table:table-cell>
          <table:table-cell office:value-type="float" office:value="349.105469" calcext:value-type="float">
            <text:p>349.105469</text:p>
          </table:table-cell>
          <table:table-cell office:value-type="float" office:value="349.170441" calcext:value-type="float">
            <text:p>349.170441</text:p>
          </table:table-cell>
          <table:table-cell office:value-type="float" office:value="12.314346" calcext:value-type="float">
            <text:p>12.314346</text:p>
          </table:table-cell>
          <table:table-cell table:formula="of:=[.C250]-[.C2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369" calcext:value-type="float">
            <text:p>21369</text:p>
          </table:table-cell>
          <table:table-cell office:value-type="float" office:value="349.09024" calcext:value-type="float">
            <text:p>349.09024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3809" calcext:value-type="float">
            <text:p>12.313809</text:p>
          </table:table-cell>
          <table:table-cell table:formula="of:=[.C251]-[.C25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26" calcext:value-type="float">
            <text:p>21426</text:p>
          </table:table-cell>
          <table:table-cell office:value-type="float" office:value="349.075928" calcext:value-type="float">
            <text:p>349.075928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3304" calcext:value-type="float">
            <text:p>12.313304</text:p>
          </table:table-cell>
          <table:table-cell table:formula="of:=[.C252]-[.C2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483" calcext:value-type="float">
            <text:p>21483</text:p>
          </table:table-cell>
          <table:table-cell office:value-type="float" office:value="349.087067" calcext:value-type="float">
            <text:p>349.087067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3697" calcext:value-type="float">
            <text:p>12.313697</text:p>
          </table:table-cell>
          <table:table-cell table:formula="of:=[.C253]-[.C2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40" calcext:value-type="float">
            <text:p>21540</text:p>
          </table:table-cell>
          <table:table-cell office:value-type="float" office:value="349.095032" calcext:value-type="float">
            <text:p>349.095032</text:p>
          </table:table-cell>
          <table:table-cell office:value-type="float" office:value="349.215912" calcext:value-type="float">
            <text:p>349.215912</text:p>
          </table:table-cell>
          <table:table-cell office:value-type="float" office:value="12.313978" calcext:value-type="float">
            <text:p>12.313978</text:p>
          </table:table-cell>
          <table:table-cell table:formula="of:=[.C254]-[.C2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597" calcext:value-type="float">
            <text:p>21597</text:p>
          </table:table-cell>
          <table:table-cell office:value-type="float" office:value="349.099762" calcext:value-type="float">
            <text:p>349.099762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145" calcext:value-type="float">
            <text:p>12.314145</text:p>
          </table:table-cell>
          <table:table-cell table:formula="of:=[.C255]-[.C2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654" calcext:value-type="float">
            <text:p>21654</text:p>
          </table:table-cell>
          <table:table-cell office:value-type="float" office:value="349.066345" calcext:value-type="float">
            <text:p>349.066345</text:p>
          </table:table-cell>
          <table:table-cell office:value-type="float" office:value="348.977264" calcext:value-type="float">
            <text:p>348.977264</text:p>
          </table:table-cell>
          <table:table-cell office:value-type="float" office:value="12.312966" calcext:value-type="float">
            <text:p>12.312966</text:p>
          </table:table-cell>
          <table:table-cell table:formula="of:=[.C256]-[.C2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11" calcext:value-type="float">
            <text:p>21711</text:p>
          </table:table-cell>
          <table:table-cell office:value-type="float" office:value="349.072937" calcext:value-type="float">
            <text:p>349.072937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3199" calcext:value-type="float">
            <text:p>12.313199</text:p>
          </table:table-cell>
          <table:table-cell table:formula="of:=[.C257]-[.C2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767" calcext:value-type="float">
            <text:p>21767</text:p>
          </table:table-cell>
          <table:table-cell office:value-type="float" office:value="349.080688" calcext:value-type="float">
            <text:p>349.080688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472" calcext:value-type="float">
            <text:p>12.313472</text:p>
          </table:table-cell>
          <table:table-cell table:formula="of:=[.C258]-[.C25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24" calcext:value-type="float">
            <text:p>21824</text:p>
          </table:table-cell>
          <table:table-cell office:value-type="float" office:value="349.11499" calcext:value-type="float">
            <text:p>349.11499</text:p>
          </table:table-cell>
          <table:table-cell office:value-type="float" office:value="349.259094" calcext:value-type="float">
            <text:p>349.259094</text:p>
          </table:table-cell>
          <table:table-cell office:value-type="float" office:value="12.314682" calcext:value-type="float">
            <text:p>12.314682</text:p>
          </table:table-cell>
          <table:table-cell table:formula="of:=[.C259]-[.C2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881" calcext:value-type="float">
            <text:p>21881</text:p>
          </table:table-cell>
          <table:table-cell office:value-type="float" office:value="349.098419" calcext:value-type="float">
            <text:p>349.098419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4097" calcext:value-type="float">
            <text:p>12.314097</text:p>
          </table:table-cell>
          <table:table-cell table:formula="of:=[.C260]-[.C2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38" calcext:value-type="float">
            <text:p>21938</text:p>
          </table:table-cell>
          <table:table-cell office:value-type="float" office:value="349.098633" calcext:value-type="float">
            <text:p>349.098633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4105" calcext:value-type="float">
            <text:p>12.314105</text:p>
          </table:table-cell>
          <table:table-cell table:formula="of:=[.C261]-[.C2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995" calcext:value-type="float">
            <text:p>21995</text:p>
          </table:table-cell>
          <table:table-cell office:value-type="float" office:value="349.107025" calcext:value-type="float">
            <text:p>349.107025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4402" calcext:value-type="float">
            <text:p>12.314402</text:p>
          </table:table-cell>
          <table:table-cell table:formula="of:=[.C262]-[.C2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052" calcext:value-type="float">
            <text:p>22052</text:p>
          </table:table-cell>
          <table:table-cell office:value-type="float" office:value="349.103638" calcext:value-type="float">
            <text:p>349.103638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281" calcext:value-type="float">
            <text:p>12.314281</text:p>
          </table:table-cell>
          <table:table-cell table:formula="of:=[.C263]-[.C2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08" calcext:value-type="float">
            <text:p>22108</text:p>
          </table:table-cell>
          <table:table-cell office:value-type="float" office:value="349.096588" calcext:value-type="float">
            <text:p>349.096588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4034" calcext:value-type="float">
            <text:p>12.314034</text:p>
          </table:table-cell>
          <table:table-cell table:formula="of:=[.C264]-[.C26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165" calcext:value-type="float">
            <text:p>22165</text:p>
          </table:table-cell>
          <table:table-cell office:value-type="float" office:value="349.101135" calcext:value-type="float">
            <text:p>349.101135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4194" calcext:value-type="float">
            <text:p>12.314194</text:p>
          </table:table-cell>
          <table:table-cell table:formula="of:=[.C265]-[.C2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22" calcext:value-type="float">
            <text:p>22222</text:p>
          </table:table-cell>
          <table:table-cell office:value-type="float" office:value="349.140015" calcext:value-type="float">
            <text:p>349.140015</text:p>
          </table:table-cell>
          <table:table-cell office:value-type="float" office:value="349.365906" calcext:value-type="float">
            <text:p>349.365906</text:p>
          </table:table-cell>
          <table:table-cell office:value-type="float" office:value="12.315565" calcext:value-type="float">
            <text:p>12.315565</text:p>
          </table:table-cell>
          <table:table-cell table:formula="of:=[.C266]-[.C2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279" calcext:value-type="float">
            <text:p>22279</text:p>
          </table:table-cell>
          <table:table-cell office:value-type="float" office:value="349.127289" calcext:value-type="float">
            <text:p>349.127289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5116" calcext:value-type="float">
            <text:p>12.315116</text:p>
          </table:table-cell>
          <table:table-cell table:formula="of:=[.C267]-[.C2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36" calcext:value-type="float">
            <text:p>22336</text:p>
          </table:table-cell>
          <table:table-cell office:value-type="float" office:value="349.128448" calcext:value-type="float">
            <text:p>349.128448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5157" calcext:value-type="float">
            <text:p>12.315157</text:p>
          </table:table-cell>
          <table:table-cell table:formula="of:=[.C268]-[.C2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393" calcext:value-type="float">
            <text:p>22393</text:p>
          </table:table-cell>
          <table:table-cell office:value-type="float" office:value="349.110931" calcext:value-type="float">
            <text:p>349.110931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4539" calcext:value-type="float">
            <text:p>12.314539</text:p>
          </table:table-cell>
          <table:table-cell table:formula="of:=[.C269]-[.C2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449" calcext:value-type="float">
            <text:p>22449</text:p>
          </table:table-cell>
          <table:table-cell table:number-columns-repeated="2" office:value-type="float" office:value="349.122742" calcext:value-type="float">
            <text:p>349.122742</text:p>
          </table:table-cell>
          <table:table-cell office:value-type="float" office:value="12.314956" calcext:value-type="float">
            <text:p>12.314956</text:p>
          </table:table-cell>
          <table:table-cell table:formula="of:=[.C270]-[.C26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06" calcext:value-type="float">
            <text:p>22506</text:p>
          </table:table-cell>
          <table:table-cell office:value-type="float" office:value="349.128204" calcext:value-type="float">
            <text:p>349.128204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5148" calcext:value-type="float">
            <text:p>12.315148</text:p>
          </table:table-cell>
          <table:table-cell table:formula="of:=[.C271]-[.C2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563" calcext:value-type="float">
            <text:p>22563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348.915924" calcext:value-type="float">
            <text:p>348.915924</text:p>
          </table:table-cell>
          <table:table-cell office:value-type="float" office:value="12.314474" calcext:value-type="float">
            <text:p>12.314474</text:p>
          </table:table-cell>
          <table:table-cell table:formula="of:=[.C272]-[.C2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20" calcext:value-type="float">
            <text:p>22620</text:p>
          </table:table-cell>
          <table:table-cell office:value-type="float" office:value="349.087952" calcext:value-type="float">
            <text:p>349.087952</text:p>
          </table:table-cell>
          <table:table-cell office:value-type="float" office:value="348.893188" calcext:value-type="float">
            <text:p>348.893188</text:p>
          </table:table-cell>
          <table:table-cell office:value-type="float" office:value="12.313728" calcext:value-type="float">
            <text:p>12.313728</text:p>
          </table:table-cell>
          <table:table-cell table:formula="of:=[.C273]-[.C2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677" calcext:value-type="float">
            <text:p>22677</text:p>
          </table:table-cell>
          <table:table-cell office:value-type="float" office:value="349.068878" calcext:value-type="float">
            <text:p>349.068878</text:p>
          </table:table-cell>
          <table:table-cell office:value-type="float" office:value="348.954559" calcext:value-type="float">
            <text:p>348.954559</text:p>
          </table:table-cell>
          <table:table-cell office:value-type="float" office:value="12.313056" calcext:value-type="float">
            <text:p>12.313056</text:p>
          </table:table-cell>
          <table:table-cell table:formula="of:=[.C274]-[.C2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34" calcext:value-type="float">
            <text:p>22734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3191" calcext:value-type="float">
            <text:p>12.313191</text:p>
          </table:table-cell>
          <table:table-cell table:formula="of:=[.C275]-[.C2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791" calcext:value-type="float">
            <text:p>22791</text:p>
          </table:table-cell>
          <table:table-cell office:value-type="float" office:value="349.036804" calcext:value-type="float">
            <text:p>349.036804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1924" calcext:value-type="float">
            <text:p>12.311924</text:p>
          </table:table-cell>
          <table:table-cell table:formula="of:=[.C276]-[.C2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847" calcext:value-type="float">
            <text:p>22847</text:p>
          </table:table-cell>
          <table:table-cell office:value-type="float" office:value="349.036804" calcext:value-type="float">
            <text:p>349.036804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1924" calcext:value-type="float">
            <text:p>12.311924</text:p>
          </table:table-cell>
          <table:table-cell table:formula="of:=[.C277]-[.C27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04" calcext:value-type="float">
            <text:p>22904</text:p>
          </table:table-cell>
          <table:table-cell office:value-type="float" office:value="349.04068" calcext:value-type="float">
            <text:p>349.04068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2061" calcext:value-type="float">
            <text:p>12.312061</text:p>
          </table:table-cell>
          <table:table-cell table:formula="of:=[.C278]-[.C2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961" calcext:value-type="float">
            <text:p>22961</text:p>
          </table:table-cell>
          <table:table-cell office:value-type="float" office:value="349.04068" calcext:value-type="float">
            <text:p>349.04068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12.312061" calcext:value-type="float">
            <text:p>12.312061</text:p>
          </table:table-cell>
          <table:table-cell table:formula="of:=[.C279]-[.C2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18" calcext:value-type="float">
            <text:p>23018</text:p>
          </table:table-cell>
          <table:table-cell office:value-type="float" office:value="349.034515" calcext:value-type="float">
            <text:p>349.034515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1844" calcext:value-type="float">
            <text:p>12.311844</text:p>
          </table:table-cell>
          <table:table-cell table:formula="of:=[.C280]-[.C2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075" calcext:value-type="float">
            <text:p>23075</text:p>
          </table:table-cell>
          <table:table-cell office:value-type="float" office:value="349.038147" calcext:value-type="float">
            <text:p>349.038147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1972" calcext:value-type="float">
            <text:p>12.311972</text:p>
          </table:table-cell>
          <table:table-cell table:formula="of:=[.C281]-[.C2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32" calcext:value-type="float">
            <text:p>23132</text:p>
          </table:table-cell>
          <table:table-cell office:value-type="float" office:value="349.056824" calcext:value-type="float">
            <text:p>349.056824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2631" calcext:value-type="float">
            <text:p>12.312631</text:p>
          </table:table-cell>
          <table:table-cell table:formula="of:=[.C282]-[.C2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188" calcext:value-type="float">
            <text:p>23188</text:p>
          </table:table-cell>
          <table:table-cell office:value-type="float" office:value="349.069519" calcext:value-type="float">
            <text:p>349.069519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3078" calcext:value-type="float">
            <text:p>12.313078</text:p>
          </table:table-cell>
          <table:table-cell table:formula="of:=[.C283]-[.C28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245" calcext:value-type="float">
            <text:p>23245</text:p>
          </table:table-cell>
          <table:table-cell office:value-type="float" office:value="349.067932" calcext:value-type="float">
            <text:p>349.067932</text:p>
          </table:table-cell>
          <table:table-cell office:value-type="float" office:value="348.938629" calcext:value-type="float">
            <text:p>348.938629</text:p>
          </table:table-cell>
          <table:table-cell office:value-type="float" office:value="12.313023" calcext:value-type="float">
            <text:p>12.313023</text:p>
          </table:table-cell>
          <table:table-cell table:formula="of:=[.C284]-[.C2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02" calcext:value-type="float">
            <text:p>23302</text:p>
          </table:table-cell>
          <table:table-cell office:value-type="float" office:value="349.062256" calcext:value-type="float">
            <text:p>349.062256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2822" calcext:value-type="float">
            <text:p>12.312822</text:p>
          </table:table-cell>
          <table:table-cell table:formula="of:=[.C285]-[.C2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359" calcext:value-type="float">
            <text:p>23359</text:p>
          </table:table-cell>
          <table:table-cell office:value-type="float" office:value="349.065216" calcext:value-type="float">
            <text:p>349.065216</text:p>
          </table:table-cell>
          <table:table-cell office:value-type="float" office:value="349.036377" calcext:value-type="float">
            <text:p>349.036377</text:p>
          </table:table-cell>
          <table:table-cell office:value-type="float" office:value="12.312926" calcext:value-type="float">
            <text:p>12.312926</text:p>
          </table:table-cell>
          <table:table-cell table:formula="of:=[.C286]-[.C2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16" calcext:value-type="float">
            <text:p>23416</text:p>
          </table:table-cell>
          <table:table-cell office:value-type="float" office:value="349.075439" calcext:value-type="float">
            <text:p>349.075439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3287" calcext:value-type="float">
            <text:p>12.313287</text:p>
          </table:table-cell>
          <table:table-cell table:formula="of:=[.C287]-[.C2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473" calcext:value-type="float">
            <text:p>23473</text:p>
          </table:table-cell>
          <table:table-cell office:value-type="float" office:value="349.066589" calcext:value-type="float">
            <text:p>349.066589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12.312975" calcext:value-type="float">
            <text:p>12.312975</text:p>
          </table:table-cell>
          <table:table-cell table:formula="of:=[.C288]-[.C2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29" calcext:value-type="float">
            <text:p>23529</text:p>
          </table:table-cell>
          <table:table-cell office:value-type="float" office:value="349.082947" calcext:value-type="float">
            <text:p>349.082947</text:p>
          </table:table-cell>
          <table:table-cell office:value-type="float" office:value="349.247742" calcext:value-type="float">
            <text:p>349.247742</text:p>
          </table:table-cell>
          <table:table-cell office:value-type="float" office:value="12.313552" calcext:value-type="float">
            <text:p>12.313552</text:p>
          </table:table-cell>
          <table:table-cell table:formula="of:=[.C289]-[.C28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586" calcext:value-type="float">
            <text:p>23586</text:p>
          </table:table-cell>
          <table:table-cell office:value-type="float" office:value="349.094086" calcext:value-type="float">
            <text:p>349.094086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3945" calcext:value-type="float">
            <text:p>12.313945</text:p>
          </table:table-cell>
          <table:table-cell table:formula="of:=[.C290]-[.C2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643" calcext:value-type="float">
            <text:p>23643</text:p>
          </table:table-cell>
          <table:table-cell office:value-type="float" office:value="349.096832" calcext:value-type="float">
            <text:p>349.096832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4042" calcext:value-type="float">
            <text:p>12.314042</text:p>
          </table:table-cell>
          <table:table-cell table:formula="of:=[.C291]-[.C2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00" calcext:value-type="float">
            <text:p>23700</text:p>
          </table:table-cell>
          <table:table-cell office:value-type="float" office:value="349.110931" calcext:value-type="float">
            <text:p>349.110931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4539" calcext:value-type="float">
            <text:p>12.314539</text:p>
          </table:table-cell>
          <table:table-cell table:formula="of:=[.C292]-[.C2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757" calcext:value-type="float">
            <text:p>23757</text:p>
          </table:table-cell>
          <table:table-cell office:value-type="float" office:value="349.114563" calcext:value-type="float">
            <text:p>349.114563</text:p>
          </table:table-cell>
          <table:table-cell office:value-type="float" office:value="349.056824" calcext:value-type="float">
            <text:p>349.056824</text:p>
          </table:table-cell>
          <table:table-cell office:value-type="float" office:value="12.314667" calcext:value-type="float">
            <text:p>12.314667</text:p>
          </table:table-cell>
          <table:table-cell table:formula="of:=[.C293]-[.C2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14" calcext:value-type="float">
            <text:p>23814</text:p>
          </table:table-cell>
          <table:table-cell office:value-type="float" office:value="349.123199" calcext:value-type="float">
            <text:p>349.123199</text:p>
          </table:table-cell>
          <table:table-cell office:value-type="float" office:value="349.024994" calcext:value-type="float">
            <text:p>349.024994</text:p>
          </table:table-cell>
          <table:table-cell office:value-type="float" office:value="12.314972" calcext:value-type="float">
            <text:p>12.314972</text:p>
          </table:table-cell>
          <table:table-cell table:formula="of:=[.C294]-[.C2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871" calcext:value-type="float">
            <text:p>23871</text:p>
          </table:table-cell>
          <table:table-cell office:value-type="float" office:value="349.120697" calcext:value-type="float">
            <text:p>349.120697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4883" calcext:value-type="float">
            <text:p>12.314883</text:p>
          </table:table-cell>
          <table:table-cell table:formula="of:=[.C295]-[.C2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27" calcext:value-type="float">
            <text:p>23927</text:p>
          </table:table-cell>
          <table:table-cell office:value-type="float" office:value="349.121826" calcext:value-type="float">
            <text:p>349.121826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4923" calcext:value-type="float">
            <text:p>12.314923</text:p>
          </table:table-cell>
          <table:table-cell table:formula="of:=[.C296]-[.C29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984" calcext:value-type="float">
            <text:p>23984</text:p>
          </table:table-cell>
          <table:table-cell office:value-type="float" office:value="349.127289" calcext:value-type="float">
            <text:p>349.127289</text:p>
          </table:table-cell>
          <table:table-cell office:value-type="float" office:value="349.179535" calcext:value-type="float">
            <text:p>349.179535</text:p>
          </table:table-cell>
          <table:table-cell office:value-type="float" office:value="12.315116" calcext:value-type="float">
            <text:p>12.315116</text:p>
          </table:table-cell>
          <table:table-cell table:formula="of:=[.C297]-[.C2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41" calcext:value-type="float">
            <text:p>24041</text:p>
          </table:table-cell>
          <table:table-cell office:value-type="float" office:value="349.139801" calcext:value-type="float">
            <text:p>349.139801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5557" calcext:value-type="float">
            <text:p>12.315557</text:p>
          </table:table-cell>
          <table:table-cell table:formula="of:=[.C298]-[.C2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098" calcext:value-type="float">
            <text:p>24098</text:p>
          </table:table-cell>
          <table:table-cell office:value-type="float" office:value="349.13092" calcext:value-type="float">
            <text:p>349.13092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5244" calcext:value-type="float">
            <text:p>12.315244</text:p>
          </table:table-cell>
          <table:table-cell table:formula="of:=[.C299]-[.C2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155" calcext:value-type="float">
            <text:p>24155</text:p>
          </table:table-cell>
          <table:table-cell office:value-type="float" office:value="349.105011" calcext:value-type="float">
            <text:p>349.105011</text:p>
          </table:table-cell>
          <table:table-cell office:value-type="float" office:value="348.913635" calcext:value-type="float">
            <text:p>348.913635</text:p>
          </table:table-cell>
          <table:table-cell office:value-type="float" office:value="12.31433" calcext:value-type="float">
            <text:p>12.31433</text:p>
          </table:table-cell>
          <table:table-cell table:formula="of:=[.C300]-[.C2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12" calcext:value-type="float">
            <text:p>24212</text:p>
          </table:table-cell>
          <table:table-cell office:value-type="float" office:value="349.101135" calcext:value-type="float">
            <text:p>349.101135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194" calcext:value-type="float">
            <text:p>12.314194</text:p>
          </table:table-cell>
          <table:table-cell table:formula="of:=[.C301]-[.C3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268" calcext:value-type="float">
            <text:p>24268</text:p>
          </table:table-cell>
          <table:table-cell office:value-type="float" office:value="349.069092" calcext:value-type="float">
            <text:p>349.069092</text:p>
          </table:table-cell>
          <table:table-cell office:value-type="float" office:value="348.922729" calcext:value-type="float">
            <text:p>348.922729</text:p>
          </table:table-cell>
          <table:table-cell office:value-type="float" office:value="12.313063" calcext:value-type="float">
            <text:p>12.313063</text:p>
          </table:table-cell>
          <table:table-cell table:formula="of:=[.C302]-[.C30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25" calcext:value-type="float">
            <text:p>24325</text:p>
          </table:table-cell>
          <table:table-cell office:value-type="float" office:value="349.065002" calcext:value-type="float">
            <text:p>349.065002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2919" calcext:value-type="float">
            <text:p>12.312919</text:p>
          </table:table-cell>
          <table:table-cell table:formula="of:=[.C303]-[.C3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382" calcext:value-type="float">
            <text:p>24382</text:p>
          </table:table-cell>
          <table:table-cell office:value-type="float" office:value="349.066589" calcext:value-type="float">
            <text:p>349.066589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975" calcext:value-type="float">
            <text:p>12.312975</text:p>
          </table:table-cell>
          <table:table-cell table:formula="of:=[.C304]-[.C3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39" calcext:value-type="float">
            <text:p>24439</text:p>
          </table:table-cell>
          <table:table-cell office:value-type="float" office:value="349.051361" calcext:value-type="float">
            <text:p>349.051361</text:p>
          </table:table-cell>
          <table:table-cell office:value-type="float" office:value="348.956818" calcext:value-type="float">
            <text:p>348.956818</text:p>
          </table:table-cell>
          <table:table-cell office:value-type="float" office:value="12.312438" calcext:value-type="float">
            <text:p>12.312438</text:p>
          </table:table-cell>
          <table:table-cell table:formula="of:=[.C305]-[.C30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496" calcext:value-type="float">
            <text:p>24496</text:p>
          </table:table-cell>
          <table:table-cell office:value-type="float" office:value="349.066589" calcext:value-type="float">
            <text:p>349.066589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2975" calcext:value-type="float">
            <text:p>12.312975</text:p>
          </table:table-cell>
          <table:table-cell table:formula="of:=[.C306]-[.C3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553" calcext:value-type="float">
            <text:p>24553</text:p>
          </table:table-cell>
          <table:table-cell office:value-type="float" office:value="349.045471" calcext:value-type="float">
            <text:p>349.045471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1223" calcext:value-type="float">
            <text:p>12.31223</text:p>
          </table:table-cell>
          <table:table-cell table:formula="of:=[.C307]-[.C3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09" calcext:value-type="float">
            <text:p>24609</text:p>
          </table:table-cell>
          <table:table-cell office:value-type="float" office:value="349.030701" calcext:value-type="float">
            <text:p>349.030701</text:p>
          </table:table-cell>
          <table:table-cell office:value-type="float" office:value="349.027283" calcext:value-type="float">
            <text:p>349.027283</text:p>
          </table:table-cell>
          <table:table-cell office:value-type="float" office:value="12.311709" calcext:value-type="float">
            <text:p>12.311709</text:p>
          </table:table-cell>
          <table:table-cell table:formula="of:=[.C308]-[.C30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666" calcext:value-type="float">
            <text:p>24666</text:p>
          </table:table-cell>
          <table:table-cell office:value-type="float" office:value="349.024323" calcext:value-type="float">
            <text:p>349.024323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1484" calcext:value-type="float">
            <text:p>12.311484</text:p>
          </table:table-cell>
          <table:table-cell table:formula="of:=[.C309]-[.C3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23" calcext:value-type="float">
            <text:p>24723</text:p>
          </table:table-cell>
          <table:table-cell office:value-type="float" office:value="349.035004" calcext:value-type="float">
            <text:p>349.035004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1861" calcext:value-type="float">
            <text:p>12.311861</text:p>
          </table:table-cell>
          <table:table-cell table:formula="of:=[.C310]-[.C3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780" calcext:value-type="float">
            <text:p>24780</text:p>
          </table:table-cell>
          <table:table-cell office:value-type="float" office:value="349.045227" calcext:value-type="float">
            <text:p>349.045227</text:p>
          </table:table-cell>
          <table:table-cell office:value-type="float" office:value="349.204559" calcext:value-type="float">
            <text:p>349.204559</text:p>
          </table:table-cell>
          <table:table-cell office:value-type="float" office:value="12.312222" calcext:value-type="float">
            <text:p>12.312222</text:p>
          </table:table-cell>
          <table:table-cell table:formula="of:=[.C311]-[.C31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37" calcext:value-type="float">
            <text:p>24837</text:p>
          </table:table-cell>
          <table:table-cell office:value-type="float" office:value="349.057739" calcext:value-type="float">
            <text:p>349.057739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2663" calcext:value-type="float">
            <text:p>12.312663</text:p>
          </table:table-cell>
          <table:table-cell table:formula="of:=[.C312]-[.C3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894" calcext:value-type="float">
            <text:p>24894</text:p>
          </table:table-cell>
          <table:table-cell office:value-type="float" office:value="349.050476" calcext:value-type="float">
            <text:p>349.050476</text:p>
          </table:table-cell>
          <table:table-cell office:value-type="float" office:value="348.943176" calcext:value-type="float">
            <text:p>348.943176</text:p>
          </table:table-cell>
          <table:table-cell office:value-type="float" office:value="12.312407" calcext:value-type="float">
            <text:p>12.312407</text:p>
          </table:table-cell>
          <table:table-cell table:formula="of:=[.C313]-[.C3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951" calcext:value-type="float">
            <text:p>24951</text:p>
          </table:table-cell>
          <table:table-cell office:value-type="float" office:value="349.036163" calcext:value-type="float">
            <text:p>349.036163</text:p>
          </table:table-cell>
          <table:table-cell office:value-type="float" office:value="348.897736" calcext:value-type="float">
            <text:p>348.897736</text:p>
          </table:table-cell>
          <table:table-cell office:value-type="float" office:value="12.311902" calcext:value-type="float">
            <text:p>12.311902</text:p>
          </table:table-cell>
          <table:table-cell table:formula="of:=[.C314]-[.C3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07" calcext:value-type="float">
            <text:p>25007</text:p>
          </table:table-cell>
          <table:table-cell office:value-type="float" office:value="349.037292" calcext:value-type="float">
            <text:p>349.037292</text:p>
          </table:table-cell>
          <table:table-cell office:value-type="float" office:value="348.96817" calcext:value-type="float">
            <text:p>348.96817</text:p>
          </table:table-cell>
          <table:table-cell office:value-type="float" office:value="12.311941" calcext:value-type="float">
            <text:p>12.311941</text:p>
          </table:table-cell>
          <table:table-cell table:formula="of:=[.C315]-[.C31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064" calcext:value-type="float">
            <text:p>25064</text:p>
          </table:table-cell>
          <table:table-cell office:value-type="float" office:value="349.035461" calcext:value-type="float">
            <text:p>349.035461</text:p>
          </table:table-cell>
          <table:table-cell office:value-type="float" office:value="349.181824" calcext:value-type="float">
            <text:p>349.181824</text:p>
          </table:table-cell>
          <table:table-cell office:value-type="float" office:value="12.311877" calcext:value-type="float">
            <text:p>12.311877</text:p>
          </table:table-cell>
          <table:table-cell table:formula="of:=[.C316]-[.C3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21" calcext:value-type="float">
            <text:p>25121</text:p>
          </table:table-cell>
          <table:table-cell office:value-type="float" office:value="349.039764" calcext:value-type="float">
            <text:p>349.039764</text:p>
          </table:table-cell>
          <table:table-cell office:value-type="float" office:value="349.011353" calcext:value-type="float">
            <text:p>349.011353</text:p>
          </table:table-cell>
          <table:table-cell office:value-type="float" office:value="12.312029" calcext:value-type="float">
            <text:p>12.312029</text:p>
          </table:table-cell>
          <table:table-cell table:formula="of:=[.C317]-[.C31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178" calcext:value-type="float">
            <text:p>25178</text:p>
          </table:table-cell>
          <table:table-cell office:value-type="float" office:value="349.040466" calcext:value-type="float">
            <text:p>349.040466</text:p>
          </table:table-cell>
          <table:table-cell office:value-type="float" office:value="349.034088" calcext:value-type="float">
            <text:p>349.034088</text:p>
          </table:table-cell>
          <table:table-cell office:value-type="float" office:value="12.312054" calcext:value-type="float">
            <text:p>12.312054</text:p>
          </table:table-cell>
          <table:table-cell table:formula="of:=[.C318]-[.C3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35" calcext:value-type="float">
            <text:p>25235</text:p>
          </table:table-cell>
          <table:table-cell office:value-type="float" office:value="349.041595" calcext:value-type="float">
            <text:p>349.041595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2093" calcext:value-type="float">
            <text:p>12.312093</text:p>
          </table:table-cell>
          <table:table-cell table:formula="of:=[.C319]-[.C3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292" calcext:value-type="float">
            <text:p>25292</text:p>
          </table:table-cell>
          <table:table-cell office:value-type="float" office:value="349.035004" calcext:value-type="float">
            <text:p>349.035004</text:p>
          </table:table-cell>
          <table:table-cell office:value-type="float" office:value="348.954559" calcext:value-type="float">
            <text:p>348.954559</text:p>
          </table:table-cell>
          <table:table-cell office:value-type="float" office:value="12.311861" calcext:value-type="float">
            <text:p>12.311861</text:p>
          </table:table-cell>
          <table:table-cell table:formula="of:=[.C320]-[.C3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348" calcext:value-type="float">
            <text:p>25348</text:p>
          </table:table-cell>
          <table:table-cell office:value-type="float" office:value="349.036804" calcext:value-type="float">
            <text:p>349.036804</text:p>
          </table:table-cell>
          <table:table-cell office:value-type="float" office:value="349.222717" calcext:value-type="float">
            <text:p>349.222717</text:p>
          </table:table-cell>
          <table:table-cell office:value-type="float" office:value="12.311924" calcext:value-type="float">
            <text:p>12.311924</text:p>
          </table:table-cell>
          <table:table-cell table:formula="of:=[.C321]-[.C32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05" calcext:value-type="float">
            <text:p>25405</text:p>
          </table:table-cell>
          <table:table-cell office:value-type="float" office:value="349.04657" calcext:value-type="float">
            <text:p>349.04657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2268" calcext:value-type="float">
            <text:p>12.312268</text:p>
          </table:table-cell>
          <table:table-cell table:formula="of:=[.C322]-[.C3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462" calcext:value-type="float">
            <text:p>25462</text:p>
          </table:table-cell>
          <table:table-cell office:value-type="float" office:value="349.051178" calcext:value-type="float">
            <text:p>349.051178</text:p>
          </table:table-cell>
          <table:table-cell office:value-type="float" office:value="348.988647" calcext:value-type="float">
            <text:p>348.988647</text:p>
          </table:table-cell>
          <table:table-cell office:value-type="float" office:value="12.312431" calcext:value-type="float">
            <text:p>12.312431</text:p>
          </table:table-cell>
          <table:table-cell table:formula="of:=[.C323]-[.C3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19" calcext:value-type="float">
            <text:p>25519</text:p>
          </table:table-cell>
          <table:table-cell office:value-type="float" office:value="349.057068" calcext:value-type="float">
            <text:p>349.057068</text:p>
          </table:table-cell>
          <table:table-cell office:value-type="float" office:value="348.956818" calcext:value-type="float">
            <text:p>348.956818</text:p>
          </table:table-cell>
          <table:table-cell office:value-type="float" office:value="12.312639" calcext:value-type="float">
            <text:p>12.312639</text:p>
          </table:table-cell>
          <table:table-cell table:formula="of:=[.C324]-[.C32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576" calcext:value-type="float">
            <text:p>25576</text:p>
          </table:table-cell>
          <table:table-cell office:value-type="float" office:value="349.060699" calcext:value-type="float">
            <text:p>349.060699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2767" calcext:value-type="float">
            <text:p>12.312767</text:p>
          </table:table-cell>
          <table:table-cell table:formula="of:=[.C325]-[.C3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33" calcext:value-type="float">
            <text:p>25633</text:p>
          </table:table-cell>
          <table:table-cell office:value-type="float" office:value="349.049561" calcext:value-type="float">
            <text:p>349.049561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2374" calcext:value-type="float">
            <text:p>12.312374</text:p>
          </table:table-cell>
          <table:table-cell table:formula="of:=[.C326]-[.C3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690" calcext:value-type="float">
            <text:p>25690</text:p>
          </table:table-cell>
          <table:table-cell office:value-type="float" office:value="349.04071" calcext:value-type="float">
            <text:p>349.04071</text:p>
          </table:table-cell>
          <table:table-cell office:value-type="float" office:value="348.922729" calcext:value-type="float">
            <text:p>348.922729</text:p>
          </table:table-cell>
          <table:table-cell office:value-type="float" office:value="12.312062" calcext:value-type="float">
            <text:p>12.312062</text:p>
          </table:table-cell>
          <table:table-cell table:formula="of:=[.C327]-[.C3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746" calcext:value-type="float">
            <text:p>25746</text:p>
          </table:table-cell>
          <table:table-cell office:value-type="float" office:value="349.066162" calcext:value-type="float">
            <text:p>349.066162</text:p>
          </table:table-cell>
          <table:table-cell office:value-type="float" office:value="349.288635" calcext:value-type="float">
            <text:p>349.288635</text:p>
          </table:table-cell>
          <table:table-cell office:value-type="float" office:value="12.31296" calcext:value-type="float">
            <text:p>12.31296</text:p>
          </table:table-cell>
          <table:table-cell table:formula="of:=[.C328]-[.C32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03" calcext:value-type="float">
            <text:p>25803</text:p>
          </table:table-cell>
          <table:table-cell office:value-type="float" office:value="349.072296" calcext:value-type="float">
            <text:p>349.072296</text:p>
          </table:table-cell>
          <table:table-cell office:value-type="float" office:value="349.168182" calcext:value-type="float">
            <text:p>349.168182</text:p>
          </table:table-cell>
          <table:table-cell office:value-type="float" office:value="12.313176" calcext:value-type="float">
            <text:p>12.313176</text:p>
          </table:table-cell>
          <table:table-cell table:formula="of:=[.C329]-[.C3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860" calcext:value-type="float">
            <text:p>25860</text:p>
          </table:table-cell>
          <table:table-cell office:value-type="float" office:value="349.08432" calcext:value-type="float">
            <text:p>349.08432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3601" calcext:value-type="float">
            <text:p>12.313601</text:p>
          </table:table-cell>
          <table:table-cell table:formula="of:=[.C330]-[.C32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17" calcext:value-type="float">
            <text:p>25917</text:p>
          </table:table-cell>
          <table:table-cell office:value-type="float" office:value="349.082275" calcext:value-type="float">
            <text:p>349.082275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3528" calcext:value-type="float">
            <text:p>12.313528</text:p>
          </table:table-cell>
          <table:table-cell table:formula="of:=[.C331]-[.C3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974" calcext:value-type="float">
            <text:p>25974</text:p>
          </table:table-cell>
          <table:table-cell office:value-type="float" office:value="349.083649" calcext:value-type="float">
            <text:p>349.083649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3577" calcext:value-type="float">
            <text:p>12.313577</text:p>
          </table:table-cell>
          <table:table-cell table:formula="of:=[.C332]-[.C3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31" calcext:value-type="float">
            <text:p>26031</text:p>
          </table:table-cell>
          <table:table-cell office:value-type="float" office:value="349.084076" calcext:value-type="float">
            <text:p>349.084076</text:p>
          </table:table-cell>
          <table:table-cell office:value-type="float" office:value="348.993195" calcext:value-type="float">
            <text:p>348.993195</text:p>
          </table:table-cell>
          <table:table-cell office:value-type="float" office:value="12.313592" calcext:value-type="float">
            <text:p>12.313592</text:p>
          </table:table-cell>
          <table:table-cell table:formula="of:=[.C333]-[.C3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087" calcext:value-type="float">
            <text:p>26087</text:p>
          </table:table-cell>
          <table:table-cell office:value-type="float" office:value="349.09613" calcext:value-type="float">
            <text:p>349.09613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4017" calcext:value-type="float">
            <text:p>12.314017</text:p>
          </table:table-cell>
          <table:table-cell table:formula="of:=[.C334]-[.C33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144" calcext:value-type="float">
            <text:p>26144</text:p>
          </table:table-cell>
          <table:table-cell office:value-type="float" office:value="349.104309" calcext:value-type="float">
            <text:p>349.104309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4305" calcext:value-type="float">
            <text:p>12.314305</text:p>
          </table:table-cell>
          <table:table-cell table:formula="of:=[.C335]-[.C3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01" calcext:value-type="float">
            <text:p>26201</text:p>
          </table:table-cell>
          <table:table-cell office:value-type="float" office:value="349.081787" calcext:value-type="float">
            <text:p>349.081787</text:p>
          </table:table-cell>
          <table:table-cell office:value-type="float" office:value="348.845459" calcext:value-type="float">
            <text:p>348.845459</text:p>
          </table:table-cell>
          <table:table-cell office:value-type="float" office:value="12.313511" calcext:value-type="float">
            <text:p>12.313511</text:p>
          </table:table-cell>
          <table:table-cell table:formula="of:=[.C336]-[.C3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258" calcext:value-type="float">
            <text:p>26258</text:p>
          </table:table-cell>
          <table:table-cell office:value-type="float" office:value="349.102936" calcext:value-type="float">
            <text:p>349.102936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4257" calcext:value-type="float">
            <text:p>12.314257</text:p>
          </table:table-cell>
          <table:table-cell table:formula="of:=[.C337]-[.C33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15" calcext:value-type="float">
            <text:p>26315</text:p>
          </table:table-cell>
          <table:table-cell office:value-type="float" office:value="349.082703" calcext:value-type="float">
            <text:p>349.082703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3543" calcext:value-type="float">
            <text:p>12.313543</text:p>
          </table:table-cell>
          <table:table-cell table:formula="of:=[.C338]-[.C3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372" calcext:value-type="float">
            <text:p>26372</text:p>
          </table:table-cell>
          <table:table-cell office:value-type="float" office:value="349.080658" calcext:value-type="float">
            <text:p>349.080658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3471" calcext:value-type="float">
            <text:p>12.313471</text:p>
          </table:table-cell>
          <table:table-cell table:formula="of:=[.C339]-[.C3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28" calcext:value-type="float">
            <text:p>26428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3912" calcext:value-type="float">
            <text:p>12.313912</text:p>
          </table:table-cell>
          <table:table-cell table:formula="of:=[.C340]-[.C33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485" calcext:value-type="float">
            <text:p>26485</text:p>
          </table:table-cell>
          <table:table-cell office:value-type="float" office:value="349.081116" calcext:value-type="float">
            <text:p>349.081116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12.313487" calcext:value-type="float">
            <text:p>12.313487</text:p>
          </table:table-cell>
          <table:table-cell table:formula="of:=[.C341]-[.C3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42" calcext:value-type="float">
            <text:p>26542</text:p>
          </table:table-cell>
          <table:table-cell office:value-type="float" office:value="349.072937" calcext:value-type="float">
            <text:p>349.072937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199" calcext:value-type="float">
            <text:p>12.313199</text:p>
          </table:table-cell>
          <table:table-cell table:formula="of:=[.C342]-[.C3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599" calcext:value-type="float">
            <text:p>26599</text:p>
          </table:table-cell>
          <table:table-cell office:value-type="float" office:value="349.08725" calcext:value-type="float">
            <text:p>349.08725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3704" calcext:value-type="float">
            <text:p>12.313704</text:p>
          </table:table-cell>
          <table:table-cell table:formula="of:=[.C343]-[.C34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656" calcext:value-type="float">
            <text:p>26656</text:p>
          </table:table-cell>
          <table:table-cell office:value-type="float" office:value="349.092041" calcext:value-type="float">
            <text:p>349.092041</text:p>
          </table:table-cell>
          <table:table-cell office:value-type="float" office:value="349.125" calcext:value-type="float">
            <text:p>349.125</text:p>
          </table:table-cell>
          <table:table-cell office:value-type="float" office:value="12.313872" calcext:value-type="float">
            <text:p>12.313872</text:p>
          </table:table-cell>
          <table:table-cell table:formula="of:=[.C344]-[.C3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13" calcext:value-type="float">
            <text:p>26713</text:p>
          </table:table-cell>
          <table:table-cell office:value-type="float" office:value="349.099304" calcext:value-type="float">
            <text:p>349.099304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4129" calcext:value-type="float">
            <text:p>12.314129</text:p>
          </table:table-cell>
          <table:table-cell table:formula="of:=[.C345]-[.C3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770" calcext:value-type="float">
            <text:p>26770</text:p>
          </table:table-cell>
          <table:table-cell office:value-type="float" office:value="349.121124" calcext:value-type="float">
            <text:p>349.121124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4898" calcext:value-type="float">
            <text:p>12.314898</text:p>
          </table:table-cell>
          <table:table-cell table:formula="of:=[.C346]-[.C3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26" calcext:value-type="float">
            <text:p>26826</text:p>
          </table:table-cell>
          <table:table-cell office:value-type="float" office:value="349.119537" calcext:value-type="float">
            <text:p>349.119537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842" calcext:value-type="float">
            <text:p>12.314842</text:p>
          </table:table-cell>
          <table:table-cell table:formula="of:=[.C347]-[.C34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883" calcext:value-type="float">
            <text:p>26883</text:p>
          </table:table-cell>
          <table:table-cell office:value-type="float" office:value="349.110901" calcext:value-type="float">
            <text:p>349.110901</text:p>
          </table:table-cell>
          <table:table-cell office:value-type="float" office:value="349" calcext:value-type="float">
            <text:p>349</text:p>
          </table:table-cell>
          <table:table-cell office:value-type="float" office:value="12.314538" calcext:value-type="float">
            <text:p>12.314538</text:p>
          </table:table-cell>
          <table:table-cell table:formula="of:=[.C348]-[.C3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40" calcext:value-type="float">
            <text:p>26940</text:p>
          </table:table-cell>
          <table:table-cell office:value-type="float" office:value="349.091583" calcext:value-type="float">
            <text:p>349.091583</text:p>
          </table:table-cell>
          <table:table-cell office:value-type="float" office:value="348.954559" calcext:value-type="float">
            <text:p>348.954559</text:p>
          </table:table-cell>
          <table:table-cell office:value-type="float" office:value="12.313856" calcext:value-type="float">
            <text:p>12.313856</text:p>
          </table:table-cell>
          <table:table-cell table:formula="of:=[.C349]-[.C3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997" calcext:value-type="float">
            <text:p>26997</text:p>
          </table:table-cell>
          <table:table-cell office:value-type="float" office:value="349.085663" calcext:value-type="float">
            <text:p>349.085663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3647" calcext:value-type="float">
            <text:p>12.313647</text:p>
          </table:table-cell>
          <table:table-cell table:formula="of:=[.C350]-[.C34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054" calcext:value-type="float">
            <text:p>27054</text:p>
          </table:table-cell>
          <table:table-cell office:value-type="float" office:value="349.085449" calcext:value-type="float">
            <text:p>349.085449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3641" calcext:value-type="float">
            <text:p>12.313641</text:p>
          </table:table-cell>
          <table:table-cell table:formula="of:=[.C351]-[.C3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11" calcext:value-type="float">
            <text:p>27111</text:p>
          </table:table-cell>
          <table:table-cell office:value-type="float" office:value="349.0784" calcext:value-type="float">
            <text:p>349.0784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3392" calcext:value-type="float">
            <text:p>12.313392</text:p>
          </table:table-cell>
          <table:table-cell table:formula="of:=[.C352]-[.C3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167" calcext:value-type="float">
            <text:p>27167</text:p>
          </table:table-cell>
          <table:table-cell office:value-type="float" office:value="349.076111" calcext:value-type="float">
            <text:p>349.076111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3311" calcext:value-type="float">
            <text:p>12.313311</text:p>
          </table:table-cell>
          <table:table-cell table:formula="of:=[.C353]-[.C35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24" calcext:value-type="float">
            <text:p>27224</text:p>
          </table:table-cell>
          <table:table-cell office:value-type="float" office:value="349.063171" calcext:value-type="float">
            <text:p>349.063171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12855" calcext:value-type="float">
            <text:p>12.312855</text:p>
          </table:table-cell>
          <table:table-cell table:formula="of:=[.C354]-[.C3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281" calcext:value-type="float">
            <text:p>27281</text:p>
          </table:table-cell>
          <table:table-cell office:value-type="float" office:value="349.066833" calcext:value-type="float">
            <text:p>349.066833</text:p>
          </table:table-cell>
          <table:table-cell office:value-type="float" office:value="349.195465" calcext:value-type="float">
            <text:p>349.195465</text:p>
          </table:table-cell>
          <table:table-cell office:value-type="float" office:value="12.312984" calcext:value-type="float">
            <text:p>12.312984</text:p>
          </table:table-cell>
          <table:table-cell table:formula="of:=[.C355]-[.C3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38" calcext:value-type="float">
            <text:p>27338</text:p>
          </table:table-cell>
          <table:table-cell office:value-type="float" office:value="349.078186" calcext:value-type="float">
            <text:p>349.078186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3384" calcext:value-type="float">
            <text:p>12.313384</text:p>
          </table:table-cell>
          <table:table-cell table:formula="of:=[.C356]-[.C35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395" calcext:value-type="float">
            <text:p>27395</text:p>
          </table:table-cell>
          <table:table-cell office:value-type="float" office:value="349.088196" calcext:value-type="float">
            <text:p>349.088196</text:p>
          </table:table-cell>
          <table:table-cell office:value-type="float" office:value="349.21817" calcext:value-type="float">
            <text:p>349.21817</text:p>
          </table:table-cell>
          <table:table-cell office:value-type="float" office:value="12.313737" calcext:value-type="float">
            <text:p>12.313737</text:p>
          </table:table-cell>
          <table:table-cell table:formula="of:=[.C357]-[.C3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452" calcext:value-type="float">
            <text:p>27452</text:p>
          </table:table-cell>
          <table:table-cell office:value-type="float" office:value="349.105896" calcext:value-type="float">
            <text:p>349.105896</text:p>
          </table:table-cell>
          <table:table-cell office:value-type="float" office:value="349.177277" calcext:value-type="float">
            <text:p>349.177277</text:p>
          </table:table-cell>
          <table:table-cell office:value-type="float" office:value="12.314362" calcext:value-type="float">
            <text:p>12.314362</text:p>
          </table:table-cell>
          <table:table-cell table:formula="of:=[.C358]-[.C3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08" calcext:value-type="float">
            <text:p>27508</text:p>
          </table:table-cell>
          <table:table-cell office:value-type="float" office:value="349.120667" calcext:value-type="float">
            <text:p>349.120667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882" calcext:value-type="float">
            <text:p>12.314882</text:p>
          </table:table-cell>
          <table:table-cell table:formula="of:=[.C359]-[.C35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565" calcext:value-type="float">
            <text:p>27565</text:p>
          </table:table-cell>
          <table:table-cell office:value-type="float" office:value="349.112274" calcext:value-type="float">
            <text:p>349.112274</text:p>
          </table:table-cell>
          <table:table-cell office:value-type="float" office:value="349.056824" calcext:value-type="float">
            <text:p>349.056824</text:p>
          </table:table-cell>
          <table:table-cell office:value-type="float" office:value="12.314587" calcext:value-type="float">
            <text:p>12.314587</text:p>
          </table:table-cell>
          <table:table-cell table:formula="of:=[.C360]-[.C3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22" calcext:value-type="float">
            <text:p>27622</text:p>
          </table:table-cell>
          <table:table-cell office:value-type="float" office:value="349.121613" calcext:value-type="float">
            <text:p>349.121613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4916" calcext:value-type="float">
            <text:p>12.314916</text:p>
          </table:table-cell>
          <table:table-cell table:formula="of:=[.C361]-[.C3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679" calcext:value-type="float">
            <text:p>27679</text:p>
          </table:table-cell>
          <table:table-cell office:value-type="float" office:value="349.124115" calcext:value-type="float">
            <text:p>349.124115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5004" calcext:value-type="float">
            <text:p>12.315004</text:p>
          </table:table-cell>
          <table:table-cell table:formula="of:=[.C362]-[.C3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36" calcext:value-type="float">
            <text:p>27736</text:p>
          </table:table-cell>
          <table:table-cell office:value-type="float" office:value="349.127289" calcext:value-type="float">
            <text:p>349.127289</text:p>
          </table:table-cell>
          <table:table-cell office:value-type="float" office:value="349.145447" calcext:value-type="float">
            <text:p>349.145447</text:p>
          </table:table-cell>
          <table:table-cell office:value-type="float" office:value="12.315116" calcext:value-type="float">
            <text:p>12.315116</text:p>
          </table:table-cell>
          <table:table-cell table:formula="of:=[.C363]-[.C36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793" calcext:value-type="float">
            <text:p>27793</text:p>
          </table:table-cell>
          <table:table-cell office:value-type="float" office:value="349.136627" calcext:value-type="float">
            <text:p>349.136627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5445" calcext:value-type="float">
            <text:p>12.315445</text:p>
          </table:table-cell>
          <table:table-cell table:formula="of:=[.C364]-[.C3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850" calcext:value-type="float">
            <text:p>27850</text:p>
          </table:table-cell>
          <table:table-cell office:value-type="float" office:value="349.125916" calcext:value-type="float">
            <text:p>349.125916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5067" calcext:value-type="float">
            <text:p>12.315067</text:p>
          </table:table-cell>
          <table:table-cell table:formula="of:=[.C365]-[.C3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06" calcext:value-type="float">
            <text:p>27906</text:p>
          </table:table-cell>
          <table:table-cell office:value-type="float" office:value="349.127075" calcext:value-type="float">
            <text:p>349.127075</text:p>
          </table:table-cell>
          <table:table-cell office:value-type="float" office:value="349.188629" calcext:value-type="float">
            <text:p>349.188629</text:p>
          </table:table-cell>
          <table:table-cell office:value-type="float" office:value="12.315108" calcext:value-type="float">
            <text:p>12.315108</text:p>
          </table:table-cell>
          <table:table-cell table:formula="of:=[.C366]-[.C36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963" calcext:value-type="float">
            <text:p>27963</text:p>
          </table:table-cell>
          <table:table-cell office:value-type="float" office:value="349.107727" calcext:value-type="float">
            <text:p>349.107727</text:p>
          </table:table-cell>
          <table:table-cell office:value-type="float" office:value="349.024994" calcext:value-type="float">
            <text:p>349.024994</text:p>
          </table:table-cell>
          <table:table-cell office:value-type="float" office:value="12.314426" calcext:value-type="float">
            <text:p>12.314426</text:p>
          </table:table-cell>
          <table:table-cell table:formula="of:=[.C367]-[.C3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20" calcext:value-type="float">
            <text:p>28020</text:p>
          </table:table-cell>
          <table:table-cell office:value-type="float" office:value="349.098663" calcext:value-type="float">
            <text:p>349.098663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4106" calcext:value-type="float">
            <text:p>12.314106</text:p>
          </table:table-cell>
          <table:table-cell table:formula="of:=[.C368]-[.C3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077" calcext:value-type="float">
            <text:p>28077</text:p>
          </table:table-cell>
          <table:table-cell office:value-type="float" office:value="349.104095" calcext:value-type="float">
            <text:p>349.104095</text:p>
          </table:table-cell>
          <table:table-cell office:value-type="float" office:value="349.15683" calcext:value-type="float">
            <text:p>349.15683</text:p>
          </table:table-cell>
          <table:table-cell office:value-type="float" office:value="12.314298" calcext:value-type="float">
            <text:p>12.314298</text:p>
          </table:table-cell>
          <table:table-cell table:formula="of:=[.C369]-[.C36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34" calcext:value-type="float">
            <text:p>28134</text:p>
          </table:table-cell>
          <table:table-cell office:value-type="float" office:value="349.115906" calcext:value-type="float">
            <text:p>349.115906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4714" calcext:value-type="float">
            <text:p>12.314714</text:p>
          </table:table-cell>
          <table:table-cell table:formula="of:=[.C370]-[.C3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191" calcext:value-type="float">
            <text:p>28191</text:p>
          </table:table-cell>
          <table:table-cell office:value-type="float" office:value="349.120667" calcext:value-type="float">
            <text:p>349.120667</text:p>
          </table:table-cell>
          <table:table-cell office:value-type="float" office:value="349.220459" calcext:value-type="float">
            <text:p>349.220459</text:p>
          </table:table-cell>
          <table:table-cell office:value-type="float" office:value="12.314882" calcext:value-type="float">
            <text:p>12.314882</text:p>
          </table:table-cell>
          <table:table-cell table:formula="of:=[.C371]-[.C3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247" calcext:value-type="float">
            <text:p>28247</text:p>
          </table:table-cell>
          <table:table-cell office:value-type="float" office:value="349.105896" calcext:value-type="float">
            <text:p>349.105896</text:p>
          </table:table-cell>
          <table:table-cell office:value-type="float" office:value="348.884094" calcext:value-type="float">
            <text:p>348.884094</text:p>
          </table:table-cell>
          <table:table-cell office:value-type="float" office:value="12.314362" calcext:value-type="float">
            <text:p>12.314362</text:p>
          </table:table-cell>
          <table:table-cell table:formula="of:=[.C372]-[.C37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04" calcext:value-type="float">
            <text:p>28304</text:p>
          </table:table-cell>
          <table:table-cell office:value-type="float" office:value="349.091827" calcext:value-type="float">
            <text:p>349.091827</text:p>
          </table:table-cell>
          <table:table-cell office:value-type="float" office:value="349.004547" calcext:value-type="float">
            <text:p>349.004547</text:p>
          </table:table-cell>
          <table:table-cell office:value-type="float" office:value="12.313865" calcext:value-type="float">
            <text:p>12.313865</text:p>
          </table:table-cell>
          <table:table-cell table:formula="of:=[.C373]-[.C3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361" calcext:value-type="float">
            <text:p>28361</text:p>
          </table:table-cell>
          <table:table-cell office:value-type="float" office:value="349.088196" calcext:value-type="float">
            <text:p>349.088196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3737" calcext:value-type="float">
            <text:p>12.313737</text:p>
          </table:table-cell>
          <table:table-cell table:formula="of:=[.C374]-[.C3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18" calcext:value-type="float">
            <text:p>28418</text:p>
          </table:table-cell>
          <table:table-cell office:value-type="float" office:value="349.093201" calcext:value-type="float">
            <text:p>349.093201</text:p>
          </table:table-cell>
          <table:table-cell office:value-type="float" office:value="349.138641" calcext:value-type="float">
            <text:p>349.138641</text:p>
          </table:table-cell>
          <table:table-cell office:value-type="float" office:value="12.313913" calcext:value-type="float">
            <text:p>12.313913</text:p>
          </table:table-cell>
          <table:table-cell table:formula="of:=[.C375]-[.C3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475" calcext:value-type="float">
            <text:p>28475</text:p>
          </table:table-cell>
          <table:table-cell office:value-type="float" office:value="349.073181" calcext:value-type="float">
            <text:p>349.073181</text:p>
          </table:table-cell>
          <table:table-cell office:value-type="float" office:value="348.988647" calcext:value-type="float">
            <text:p>348.988647</text:p>
          </table:table-cell>
          <table:table-cell office:value-type="float" office:value="12.313208" calcext:value-type="float">
            <text:p>12.313208</text:p>
          </table:table-cell>
          <table:table-cell table:formula="of:=[.C376]-[.C37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32" calcext:value-type="float">
            <text:p>28532</text:p>
          </table:table-cell>
          <table:table-cell office:value-type="float" office:value="349.069305" calcext:value-type="float">
            <text:p>349.069305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307" calcext:value-type="float">
            <text:p>12.31307</text:p>
          </table:table-cell>
          <table:table-cell table:formula="of:=[.C377]-[.C3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589" calcext:value-type="float">
            <text:p>28589</text:p>
          </table:table-cell>
          <table:table-cell office:value-type="float" office:value="349.06839" calcext:value-type="float">
            <text:p>349.06839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3039" calcext:value-type="float">
            <text:p>12.313039</text:p>
          </table:table-cell>
          <table:table-cell table:formula="of:=[.C378]-[.C3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645" calcext:value-type="float">
            <text:p>28645</text:p>
          </table:table-cell>
          <table:table-cell office:value-type="float" office:value="349.066345" calcext:value-type="float">
            <text:p>349.066345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2966" calcext:value-type="float">
            <text:p>12.312966</text:p>
          </table:table-cell>
          <table:table-cell table:formula="of:=[.C379]-[.C37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02" calcext:value-type="float">
            <text:p>28702</text:p>
          </table:table-cell>
          <table:table-cell office:value-type="float" office:value="349.059753" calcext:value-type="float">
            <text:p>349.059753</text:p>
          </table:table-cell>
          <table:table-cell office:value-type="float" office:value="349.1091" calcext:value-type="float">
            <text:p>349.1091</text:p>
          </table:table-cell>
          <table:table-cell office:value-type="float" office:value="12.312734" calcext:value-type="float">
            <text:p>12.312734</text:p>
          </table:table-cell>
          <table:table-cell table:formula="of:=[.C380]-[.C3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759" calcext:value-type="float">
            <text:p>28759</text:p>
          </table:table-cell>
          <table:table-cell office:value-type="float" office:value="349.050415" calcext:value-type="float">
            <text:p>349.050415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2405" calcext:value-type="float">
            <text:p>12.312405</text:p>
          </table:table-cell>
          <table:table-cell table:formula="of:=[.C381]-[.C3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16" calcext:value-type="float">
            <text:p>28816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349.152283" calcext:value-type="float">
            <text:p>349.152283</text:p>
          </table:table-cell>
          <table:table-cell office:value-type="float" office:value="12.313352" calcext:value-type="float">
            <text:p>12.313352</text:p>
          </table:table-cell>
          <table:table-cell table:formula="of:=[.C382]-[.C38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873" calcext:value-type="float">
            <text:p>28873</text:p>
          </table:table-cell>
          <table:table-cell office:value-type="float" office:value="349.076355" calcext:value-type="float">
            <text:p>349.076355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13319" calcext:value-type="float">
            <text:p>12.313319</text:p>
          </table:table-cell>
          <table:table-cell table:formula="of:=[.C383]-[.C3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30" calcext:value-type="float">
            <text:p>28930</text:p>
          </table:table-cell>
          <table:table-cell office:value-type="float" office:value="349.0784" calcext:value-type="float">
            <text:p>349.0784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3392" calcext:value-type="float">
            <text:p>12.313392</text:p>
          </table:table-cell>
          <table:table-cell table:formula="of:=[.C384]-[.C3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986" calcext:value-type="float">
            <text:p>28986</text:p>
          </table:table-cell>
          <table:table-cell office:value-type="float" office:value="349.065887" calcext:value-type="float">
            <text:p>349.065887</text:p>
          </table:table-cell>
          <table:table-cell office:value-type="float" office:value="349.013641" calcext:value-type="float">
            <text:p>349.013641</text:p>
          </table:table-cell>
          <table:table-cell office:value-type="float" office:value="12.31295" calcext:value-type="float">
            <text:p>12.31295</text:p>
          </table:table-cell>
          <table:table-cell table:formula="of:=[.C385]-[.C38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043" calcext:value-type="float">
            <text:p>29043</text:p>
          </table:table-cell>
          <table:table-cell office:value-type="float" office:value="349.081818" calcext:value-type="float">
            <text:p>349.081818</text:p>
          </table:table-cell>
          <table:table-cell office:value-type="float" office:value="349.147736" calcext:value-type="float">
            <text:p>349.147736</text:p>
          </table:table-cell>
          <table:table-cell office:value-type="float" office:value="12.313512" calcext:value-type="float">
            <text:p>12.313512</text:p>
          </table:table-cell>
          <table:table-cell table:formula="of:=[.C386]-[.C3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00" calcext:value-type="float">
            <text:p>29100</text:p>
          </table:table-cell>
          <table:table-cell office:value-type="float" office:value="349.107056" calcext:value-type="float">
            <text:p>349.107056</text:p>
          </table:table-cell>
          <table:table-cell office:value-type="float" office:value="349.238647" calcext:value-type="float">
            <text:p>349.238647</text:p>
          </table:table-cell>
          <table:table-cell office:value-type="float" office:value="12.314403" calcext:value-type="float">
            <text:p>12.314403</text:p>
          </table:table-cell>
          <table:table-cell table:formula="of:=[.C387]-[.C3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157" calcext:value-type="float">
            <text:p>29157</text:p>
          </table:table-cell>
          <table:table-cell office:value-type="float" office:value="349.103455" calcext:value-type="float">
            <text:p>349.103455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4275" calcext:value-type="float">
            <text:p>12.314275</text:p>
          </table:table-cell>
          <table:table-cell table:formula="of:=[.C388]-[.C38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14" calcext:value-type="float">
            <text:p>29214</text:p>
          </table:table-cell>
          <table:table-cell office:value-type="float" office:value="349.09845" calcext:value-type="float">
            <text:p>349.09845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4098" calcext:value-type="float">
            <text:p>12.314098</text:p>
          </table:table-cell>
          <table:table-cell table:formula="of:=[.C389]-[.C3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271" calcext:value-type="float">
            <text:p>29271</text:p>
          </table:table-cell>
          <table:table-cell office:value-type="float" office:value="349.115723" calcext:value-type="float">
            <text:p>349.115723</text:p>
          </table:table-cell>
          <table:table-cell office:value-type="float" office:value="349.28183" calcext:value-type="float">
            <text:p>349.28183</text:p>
          </table:table-cell>
          <table:table-cell office:value-type="float" office:value="12.314708" calcext:value-type="float">
            <text:p>12.314708</text:p>
          </table:table-cell>
          <table:table-cell table:formula="of:=[.C390]-[.C3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28" calcext:value-type="float">
            <text:p>29328</text:p>
          </table:table-cell>
          <table:table-cell office:value-type="float" office:value="349.108215" calcext:value-type="float">
            <text:p>349.108215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4444" calcext:value-type="float">
            <text:p>12.314444</text:p>
          </table:table-cell>
          <table:table-cell table:formula="of:=[.C391]-[.C3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384" calcext:value-type="float">
            <text:p>29384</text:p>
          </table:table-cell>
          <table:table-cell office:value-type="float" office:value="349.100922" calcext:value-type="float">
            <text:p>349.100922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4186" calcext:value-type="float">
            <text:p>12.314186</text:p>
          </table:table-cell>
          <table:table-cell table:formula="of:=[.C392]-[.C39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41" calcext:value-type="float">
            <text:p>29441</text:p>
          </table:table-cell>
          <table:table-cell office:value-type="float" office:value="349.108887" calcext:value-type="float">
            <text:p>349.108887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4466" calcext:value-type="float">
            <text:p>12.314466</text:p>
          </table:table-cell>
          <table:table-cell table:formula="of:=[.C393]-[.C3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498" calcext:value-type="float">
            <text:p>29498</text:p>
          </table:table-cell>
          <table:table-cell office:value-type="float" office:value="349.099548" calcext:value-type="float">
            <text:p>349.099548</text:p>
          </table:table-cell>
          <table:table-cell office:value-type="float" office:value="348.979553" calcext:value-type="float">
            <text:p>348.979553</text:p>
          </table:table-cell>
          <table:table-cell office:value-type="float" office:value="12.314137" calcext:value-type="float">
            <text:p>12.314137</text:p>
          </table:table-cell>
          <table:table-cell table:formula="of:=[.C394]-[.C3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555" calcext:value-type="float">
            <text:p>29555</text:p>
          </table:table-cell>
          <table:table-cell office:value-type="float" office:value="349.117493" calcext:value-type="float">
            <text:p>349.117493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4771" calcext:value-type="float">
            <text:p>12.314771</text:p>
          </table:table-cell>
          <table:table-cell table:formula="of:=[.C395]-[.C39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12" calcext:value-type="float">
            <text:p>29612</text:p>
          </table:table-cell>
          <table:table-cell office:value-type="float" office:value="349.102722" calcext:value-type="float">
            <text:p>349.102722</text:p>
          </table:table-cell>
          <table:table-cell office:value-type="float" office:value="349" calcext:value-type="float">
            <text:p>349</text:p>
          </table:table-cell>
          <table:table-cell office:value-type="float" office:value="12.314249" calcext:value-type="float">
            <text:p>12.314249</text:p>
          </table:table-cell>
          <table:table-cell table:formula="of:=[.C396]-[.C3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669" calcext:value-type="float">
            <text:p>29669</text:p>
          </table:table-cell>
          <table:table-cell office:value-type="float" office:value="349.082703" calcext:value-type="float">
            <text:p>349.082703</text:p>
          </table:table-cell>
          <table:table-cell office:value-type="float" office:value="349.038635" calcext:value-type="float">
            <text:p>349.038635</text:p>
          </table:table-cell>
          <table:table-cell office:value-type="float" office:value="12.313543" calcext:value-type="float">
            <text:p>12.313543</text:p>
          </table:table-cell>
          <table:table-cell table:formula="of:=[.C397]-[.C3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25" calcext:value-type="float">
            <text:p>29725</text:p>
          </table:table-cell>
          <table:table-cell office:value-type="float" office:value="349.089294" calcext:value-type="float">
            <text:p>349.089294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3776" calcext:value-type="float">
            <text:p>12.313776</text:p>
          </table:table-cell>
          <table:table-cell table:formula="of:=[.C398]-[.C39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782" calcext:value-type="float">
            <text:p>29782</text:p>
          </table:table-cell>
          <table:table-cell office:value-type="float" office:value="349.09726" calcext:value-type="float">
            <text:p>349.09726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4056" calcext:value-type="float">
            <text:p>12.314056</text:p>
          </table:table-cell>
          <table:table-cell table:formula="of:=[.C399]-[.C3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39" calcext:value-type="float">
            <text:p>29839</text:p>
          </table:table-cell>
          <table:table-cell office:value-type="float" office:value="349.069092" calcext:value-type="float">
            <text:p>349.069092</text:p>
          </table:table-cell>
          <table:table-cell office:value-type="float" office:value="349" calcext:value-type="float">
            <text:p>349</text:p>
          </table:table-cell>
          <table:table-cell office:value-type="float" office:value="12.313063" calcext:value-type="float">
            <text:p>12.313063</text:p>
          </table:table-cell>
          <table:table-cell table:formula="of:=[.C400]-[.C3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896" calcext:value-type="float">
            <text:p>29896</text:p>
          </table:table-cell>
          <table:table-cell office:value-type="float" office:value="349.080475" calcext:value-type="float">
            <text:p>349.080475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3465" calcext:value-type="float">
            <text:p>12.313465</text:p>
          </table:table-cell>
          <table:table-cell table:formula="of:=[.C401]-[.C40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953" calcext:value-type="float">
            <text:p>29953</text:p>
          </table:table-cell>
          <table:table-cell office:value-type="float" office:value="349.060883" calcext:value-type="float">
            <text:p>349.060883</text:p>
          </table:table-cell>
          <table:table-cell office:value-type="float" office:value="348.884094" calcext:value-type="float">
            <text:p>348.884094</text:p>
          </table:table-cell>
          <table:table-cell office:value-type="float" office:value="12.312774" calcext:value-type="float">
            <text:p>12.312774</text:p>
          </table:table-cell>
          <table:table-cell table:formula="of:=[.C402]-[.C40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10" calcext:value-type="float">
            <text:p>30010</text:p>
          </table:table-cell>
          <table:table-cell office:value-type="float" office:value="349.060211" calcext:value-type="float">
            <text:p>349.060211</text:p>
          </table:table-cell>
          <table:table-cell office:value-type="float" office:value="349.068176" calcext:value-type="float">
            <text:p>349.068176</text:p>
          </table:table-cell>
          <table:table-cell office:value-type="float" office:value="12.31275" calcext:value-type="float">
            <text:p>12.31275</text:p>
          </table:table-cell>
          <table:table-cell table:formula="of:=[.C403]-[.C40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067" calcext:value-type="float">
            <text:p>30067</text:p>
          </table:table-cell>
          <table:table-cell office:value-type="float" office:value="349.074066" calcext:value-type="float">
            <text:p>349.074066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3238" calcext:value-type="float">
            <text:p>12.313238</text:p>
          </table:table-cell>
          <table:table-cell table:formula="of:=[.C404]-[.C40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23" calcext:value-type="float">
            <text:p>30123</text:p>
          </table:table-cell>
          <table:table-cell office:value-type="float" office:value="349.080475" calcext:value-type="float">
            <text:p>349.080475</text:p>
          </table:table-cell>
          <table:table-cell office:value-type="float" office:value="349.256805" calcext:value-type="float">
            <text:p>349.256805</text:p>
          </table:table-cell>
          <table:table-cell office:value-type="float" office:value="12.313465" calcext:value-type="float">
            <text:p>12.313465</text:p>
          </table:table-cell>
          <table:table-cell table:formula="of:=[.C405]-[.C40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180" calcext:value-type="float">
            <text:p>30180</text:p>
          </table:table-cell>
          <table:table-cell office:value-type="float" office:value="349.073181" calcext:value-type="float">
            <text:p>349.073181</text:p>
          </table:table-cell>
          <table:table-cell office:value-type="float" office:value="348.927277" calcext:value-type="float">
            <text:p>348.927277</text:p>
          </table:table-cell>
          <table:table-cell office:value-type="float" office:value="12.313208" calcext:value-type="float">
            <text:p>12.313208</text:p>
          </table:table-cell>
          <table:table-cell table:formula="of:=[.C406]-[.C40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37" calcext:value-type="float">
            <text:p>30237</text:p>
          </table:table-cell>
          <table:table-cell office:value-type="float" office:value="349.086823" calcext:value-type="float">
            <text:p>349.086823</text:p>
          </table:table-cell>
          <table:table-cell office:value-type="float" office:value="349.174988" calcext:value-type="float">
            <text:p>349.174988</text:p>
          </table:table-cell>
          <table:table-cell office:value-type="float" office:value="12.313688" calcext:value-type="float">
            <text:p>12.313688</text:p>
          </table:table-cell>
          <table:table-cell table:formula="of:=[.C407]-[.C40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294" calcext:value-type="float">
            <text:p>30294</text:p>
          </table:table-cell>
          <table:table-cell office:value-type="float" office:value="349.088867" calcext:value-type="float">
            <text:p>349.08886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3761" calcext:value-type="float">
            <text:p>12.313761</text:p>
          </table:table-cell>
          <table:table-cell table:formula="of:=[.C408]-[.C40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351" calcext:value-type="float">
            <text:p>30351</text:p>
          </table:table-cell>
          <table:table-cell office:value-type="float" office:value="349.066833" calcext:value-type="float">
            <text:p>349.066833</text:p>
          </table:table-cell>
          <table:table-cell office:value-type="float" office:value="348.945465" calcext:value-type="float">
            <text:p>348.945465</text:p>
          </table:table-cell>
          <table:table-cell office:value-type="float" office:value="12.312984" calcext:value-type="float">
            <text:p>12.312984</text:p>
          </table:table-cell>
          <table:table-cell table:formula="of:=[.C409]-[.C40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08" calcext:value-type="float">
            <text:p>30408</text:p>
          </table:table-cell>
          <table:table-cell office:value-type="float" office:value="349.075684" calcext:value-type="float">
            <text:p>349.075684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295" calcext:value-type="float">
            <text:p>12.313295</text:p>
          </table:table-cell>
          <table:table-cell table:formula="of:=[.C410]-[.C40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464" calcext:value-type="float">
            <text:p>30464</text:p>
          </table:table-cell>
          <table:table-cell office:value-type="float" office:value="349.066345" calcext:value-type="float">
            <text:p>349.066345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2966" calcext:value-type="float">
            <text:p>12.312966</text:p>
          </table:table-cell>
          <table:table-cell table:formula="of:=[.C411]-[.C410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21" calcext:value-type="float">
            <text:p>30521</text:p>
          </table:table-cell>
          <table:table-cell office:value-type="float" office:value="349.092041" calcext:value-type="float">
            <text:p>349.092041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3872" calcext:value-type="float">
            <text:p>12.313872</text:p>
          </table:table-cell>
          <table:table-cell table:formula="of:=[.C412]-[.C41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578" calcext:value-type="float">
            <text:p>30578</text:p>
          </table:table-cell>
          <table:table-cell office:value-type="float" office:value="349.094086" calcext:value-type="float">
            <text:p>349.094086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3945" calcext:value-type="float">
            <text:p>12.313945</text:p>
          </table:table-cell>
          <table:table-cell table:formula="of:=[.C413]-[.C41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35" calcext:value-type="float">
            <text:p>30635</text:p>
          </table:table-cell>
          <table:table-cell office:value-type="float" office:value="349.07843" calcext:value-type="float">
            <text:p>349.07843</text:p>
          </table:table-cell>
          <table:table-cell office:value-type="float" office:value="348.961365" calcext:value-type="float">
            <text:p>348.961365</text:p>
          </table:table-cell>
          <table:table-cell office:value-type="float" office:value="12.313393" calcext:value-type="float">
            <text:p>12.313393</text:p>
          </table:table-cell>
          <table:table-cell table:formula="of:=[.C414]-[.C41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692" calcext:value-type="float">
            <text:p>30692</text:p>
          </table:table-cell>
          <table:table-cell office:value-type="float" office:value="349.052307" calcext:value-type="float">
            <text:p>349.052307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12471" calcext:value-type="float">
            <text:p>12.312471</text:p>
          </table:table-cell>
          <table:table-cell table:formula="of:=[.C415]-[.C41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749" calcext:value-type="float">
            <text:p>30749</text:p>
          </table:table-cell>
          <table:table-cell office:value-type="float" office:value="349.070007" calcext:value-type="float">
            <text:p>349.070007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3095" calcext:value-type="float">
            <text:p>12.313095</text:p>
          </table:table-cell>
          <table:table-cell table:formula="of:=[.C416]-[.C41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05" calcext:value-type="float">
            <text:p>30805</text:p>
          </table:table-cell>
          <table:table-cell office:value-type="float" office:value="349.064545" calcext:value-type="float">
            <text:p>349.064545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2902" calcext:value-type="float">
            <text:p>12.312902</text:p>
          </table:table-cell>
          <table:table-cell table:formula="of:=[.C417]-[.C41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862" calcext:value-type="float">
            <text:p>30862</text:p>
          </table:table-cell>
          <table:table-cell office:value-type="float" office:value="349.057068" calcext:value-type="float">
            <text:p>349.057068</text:p>
          </table:table-cell>
          <table:table-cell office:value-type="float" office:value="349.052277" calcext:value-type="float">
            <text:p>349.052277</text:p>
          </table:table-cell>
          <table:table-cell office:value-type="float" office:value="12.312639" calcext:value-type="float">
            <text:p>12.312639</text:p>
          </table:table-cell>
          <table:table-cell table:formula="of:=[.C418]-[.C41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19" calcext:value-type="float">
            <text:p>30919</text:p>
          </table:table-cell>
          <table:table-cell office:value-type="float" office:value="349.085663" calcext:value-type="float">
            <text:p>349.085663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3647" calcext:value-type="float">
            <text:p>12.313647</text:p>
          </table:table-cell>
          <table:table-cell table:formula="of:=[.C419]-[.C41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976" calcext:value-type="float">
            <text:p>30976</text:p>
          </table:table-cell>
          <table:table-cell office:value-type="float" office:value="349.087494" calcext:value-type="float">
            <text:p>349.087494</text:p>
          </table:table-cell>
          <table:table-cell office:value-type="float" office:value="349.106812" calcext:value-type="float">
            <text:p>349.106812</text:p>
          </table:table-cell>
          <table:table-cell office:value-type="float" office:value="12.313712" calcext:value-type="float">
            <text:p>12.313712</text:p>
          </table:table-cell>
          <table:table-cell table:formula="of:=[.C420]-[.C41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33" calcext:value-type="float">
            <text:p>31033</text:p>
          </table:table-cell>
          <table:table-cell office:value-type="float" office:value="349.083191" calcext:value-type="float">
            <text:p>349.083191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356" calcext:value-type="float">
            <text:p>12.31356</text:p>
          </table:table-cell>
          <table:table-cell table:formula="of:=[.C421]-[.C42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090" calcext:value-type="float">
            <text:p>31090</text:p>
          </table:table-cell>
          <table:table-cell office:value-type="float" office:value="349.08252" calcext:value-type="float">
            <text:p>349.08252</text:p>
          </table:table-cell>
          <table:table-cell office:value-type="float" office:value="349.134094" calcext:value-type="float">
            <text:p>349.134094</text:p>
          </table:table-cell>
          <table:table-cell office:value-type="float" office:value="12.313537" calcext:value-type="float">
            <text:p>12.313537</text:p>
          </table:table-cell>
          <table:table-cell table:formula="of:=[.C422]-[.C42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147" calcext:value-type="float">
            <text:p>31147</text:p>
          </table:table-cell>
          <table:table-cell office:value-type="float" office:value="349.072266" calcext:value-type="float">
            <text:p>349.072266</text:p>
          </table:table-cell>
          <table:table-cell office:value-type="float" office:value="348.986359" calcext:value-type="float">
            <text:p>348.986359</text:p>
          </table:table-cell>
          <table:table-cell office:value-type="float" office:value="12.313175" calcext:value-type="float">
            <text:p>12.313175</text:p>
          </table:table-cell>
          <table:table-cell table:formula="of:=[.C423]-[.C42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03" calcext:value-type="float">
            <text:p>31203</text:p>
          </table:table-cell>
          <table:table-cell office:value-type="float" office:value="349.079346" calcext:value-type="float">
            <text:p>349.079346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3425" calcext:value-type="float">
            <text:p>12.313425</text:p>
          </table:table-cell>
          <table:table-cell table:formula="of:=[.C424]-[.C423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260" calcext:value-type="float">
            <text:p>31260</text:p>
          </table:table-cell>
          <table:table-cell office:value-type="float" office:value="349.077484" calcext:value-type="float">
            <text:p>349.077484</text:p>
          </table:table-cell>
          <table:table-cell office:value-type="float" office:value="348.977264" calcext:value-type="float">
            <text:p>348.977264</text:p>
          </table:table-cell>
          <table:table-cell office:value-type="float" office:value="12.313359" calcext:value-type="float">
            <text:p>12.313359</text:p>
          </table:table-cell>
          <table:table-cell table:formula="of:=[.C425]-[.C42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17" calcext:value-type="float">
            <text:p>31317</text:p>
          </table:table-cell>
          <table:table-cell office:value-type="float" office:value="349.086121" calcext:value-type="float">
            <text:p>349.086121</text:p>
          </table:table-cell>
          <table:table-cell office:value-type="float" office:value="349.190918" calcext:value-type="float">
            <text:p>349.190918</text:p>
          </table:table-cell>
          <table:table-cell office:value-type="float" office:value="12.313663" calcext:value-type="float">
            <text:p>12.313663</text:p>
          </table:table-cell>
          <table:table-cell table:formula="of:=[.C426]-[.C42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374" calcext:value-type="float">
            <text:p>31374</text:p>
          </table:table-cell>
          <table:table-cell office:value-type="float" office:value="349.079529" calcext:value-type="float">
            <text:p>349.079529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3432" calcext:value-type="float">
            <text:p>12.313432</text:p>
          </table:table-cell>
          <table:table-cell table:formula="of:=[.C427]-[.C42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31" calcext:value-type="float">
            <text:p>31431</text:p>
          </table:table-cell>
          <table:table-cell office:value-type="float" office:value="349.080231" calcext:value-type="float">
            <text:p>349.080231</text:p>
          </table:table-cell>
          <table:table-cell office:value-type="float" office:value="349.059082" calcext:value-type="float">
            <text:p>349.059082</text:p>
          </table:table-cell>
          <table:table-cell office:value-type="float" office:value="12.313456" calcext:value-type="float">
            <text:p>12.313456</text:p>
          </table:table-cell>
          <table:table-cell table:formula="of:=[.C428]-[.C42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488" calcext:value-type="float">
            <text:p>31488</text:p>
          </table:table-cell>
          <table:table-cell office:value-type="float" office:value="349.059998" calcext:value-type="float">
            <text:p>349.059998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2742" calcext:value-type="float">
            <text:p>12.312742</text:p>
          </table:table-cell>
          <table:table-cell table:formula="of:=[.C429]-[.C42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544" calcext:value-type="float">
            <text:p>31544</text:p>
          </table:table-cell>
          <table:table-cell office:value-type="float" office:value="349.053162" calcext:value-type="float">
            <text:p>349.053162</text:p>
          </table:table-cell>
          <table:table-cell office:value-type="float" office:value="349.038635" calcext:value-type="float">
            <text:p>349.038635</text:p>
          </table:table-cell>
          <table:table-cell office:value-type="float" office:value="12.312501" calcext:value-type="float">
            <text:p>12.312501</text:p>
          </table:table-cell>
          <table:table-cell table:formula="of:=[.C430]-[.C42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01" calcext:value-type="float">
            <text:p>31601</text:p>
          </table:table-cell>
          <table:table-cell office:value-type="float" office:value="349.062927" calcext:value-type="float">
            <text:p>349.062927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2845" calcext:value-type="float">
            <text:p>12.312845</text:p>
          </table:table-cell>
          <table:table-cell table:formula="of:=[.C431]-[.C43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658" calcext:value-type="float">
            <text:p>31658</text:p>
          </table:table-cell>
          <table:table-cell office:value-type="float" office:value="349.051575" calcext:value-type="float">
            <text:p>349.051575</text:p>
          </table:table-cell>
          <table:table-cell office:value-type="float" office:value="349.020447" calcext:value-type="float">
            <text:p>349.020447</text:p>
          </table:table-cell>
          <table:table-cell office:value-type="float" office:value="12.312446" calcext:value-type="float">
            <text:p>12.312446</text:p>
          </table:table-cell>
          <table:table-cell table:formula="of:=[.C432]-[.C43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15" calcext:value-type="float">
            <text:p>31715</text:p>
          </table:table-cell>
          <table:table-cell office:value-type="float" office:value="349.060669" calcext:value-type="float">
            <text:p>349.060669</text:p>
          </table:table-cell>
          <table:table-cell office:value-type="float" office:value="349.077271" calcext:value-type="float">
            <text:p>349.077271</text:p>
          </table:table-cell>
          <table:table-cell office:value-type="float" office:value="12.312766" calcext:value-type="float">
            <text:p>12.312766</text:p>
          </table:table-cell>
          <table:table-cell table:formula="of:=[.C433]-[.C43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772" calcext:value-type="float">
            <text:p>31772</text:p>
          </table:table-cell>
          <table:table-cell office:value-type="float" office:value="349.080902" calcext:value-type="float">
            <text:p>349.080902</text:p>
          </table:table-cell>
          <table:table-cell office:value-type="float" office:value="349.2341" calcext:value-type="float">
            <text:p>349.2341</text:p>
          </table:table-cell>
          <table:table-cell office:value-type="float" office:value="12.313479" calcext:value-type="float">
            <text:p>12.313479</text:p>
          </table:table-cell>
          <table:table-cell table:formula="of:=[.C434]-[.C43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29" calcext:value-type="float">
            <text:p>31829</text:p>
          </table:table-cell>
          <table:table-cell office:value-type="float" office:value="349.089294" calcext:value-type="float">
            <text:p>349.089294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3776" calcext:value-type="float">
            <text:p>12.313776</text:p>
          </table:table-cell>
          <table:table-cell table:formula="of:=[.C435]-[.C43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886" calcext:value-type="float">
            <text:p>31886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349.184082" calcext:value-type="float">
            <text:p>349.184082</text:p>
          </table:table-cell>
          <table:table-cell office:value-type="float" office:value="12.313752" calcext:value-type="float">
            <text:p>12.313752</text:p>
          </table:table-cell>
          <table:table-cell table:formula="of:=[.C436]-[.C43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42" calcext:value-type="float">
            <text:p>31942</text:p>
          </table:table-cell>
          <table:table-cell office:value-type="float" office:value="349.100464" calcext:value-type="float">
            <text:p>349.100464</text:p>
          </table:table-cell>
          <table:table-cell office:value-type="float" office:value="349.172729" calcext:value-type="float">
            <text:p>349.172729</text:p>
          </table:table-cell>
          <table:table-cell office:value-type="float" office:value="12.31417" calcext:value-type="float">
            <text:p>12.31417</text:p>
          </table:table-cell>
          <table:table-cell table:formula="of:=[.C437]-[.C436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1999" calcext:value-type="float">
            <text:p>31999</text:p>
          </table:table-cell>
          <table:table-cell office:value-type="float" office:value="349.101837" calcext:value-type="float">
            <text:p>349.101837</text:p>
          </table:table-cell>
          <table:table-cell office:value-type="float" office:value="349.072723" calcext:value-type="float">
            <text:p>349.072723</text:p>
          </table:table-cell>
          <table:table-cell office:value-type="float" office:value="12.314219" calcext:value-type="float">
            <text:p>12.314219</text:p>
          </table:table-cell>
          <table:table-cell table:formula="of:=[.C438]-[.C43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056" calcext:value-type="float">
            <text:p>32056</text:p>
          </table:table-cell>
          <table:table-cell office:value-type="float" office:value="349.106384" calcext:value-type="float">
            <text:p>349.106384</text:p>
          </table:table-cell>
          <table:table-cell office:value-type="float" office:value="349.075012" calcext:value-type="float">
            <text:p>349.075012</text:p>
          </table:table-cell>
          <table:table-cell office:value-type="float" office:value="12.314379" calcext:value-type="float">
            <text:p>12.314379</text:p>
          </table:table-cell>
          <table:table-cell table:formula="of:=[.C439]-[.C43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13" calcext:value-type="float">
            <text:p>32113</text:p>
          </table:table-cell>
          <table:table-cell office:value-type="float" office:value="349.122742" calcext:value-type="float">
            <text:p>349.122742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4956" calcext:value-type="float">
            <text:p>12.314956</text:p>
          </table:table-cell>
          <table:table-cell table:formula="of:=[.C440]-[.C43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170" calcext:value-type="float">
            <text:p>32170</text:p>
          </table:table-cell>
          <table:table-cell office:value-type="float" office:value="349.116394" calcext:value-type="float">
            <text:p>349.116394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4732" calcext:value-type="float">
            <text:p>12.314732</text:p>
          </table:table-cell>
          <table:table-cell table:formula="of:=[.C441]-[.C44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27" calcext:value-type="float">
            <text:p>32227</text:p>
          </table:table-cell>
          <table:table-cell office:value-type="float" office:value="349.123199" calcext:value-type="float">
            <text:p>349.123199</text:p>
          </table:table-cell>
          <table:table-cell office:value-type="float" office:value="349.088623" calcext:value-type="float">
            <text:p>349.088623</text:p>
          </table:table-cell>
          <table:table-cell office:value-type="float" office:value="12.314972" calcext:value-type="float">
            <text:p>12.314972</text:p>
          </table:table-cell>
          <table:table-cell table:formula="of:=[.C442]-[.C44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283" calcext:value-type="float">
            <text:p>32283</text:p>
          </table:table-cell>
          <table:table-cell office:value-type="float" office:value="349.113861" calcext:value-type="float">
            <text:p>349.113861</text:p>
          </table:table-cell>
          <table:table-cell office:value-type="float" office:value="348.9841" calcext:value-type="float">
            <text:p>348.9841</text:p>
          </table:table-cell>
          <table:table-cell office:value-type="float" office:value="12.314642" calcext:value-type="float">
            <text:p>12.314642</text:p>
          </table:table-cell>
          <table:table-cell table:formula="of:=[.C443]-[.C44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40" calcext:value-type="float">
            <text:p>32340</text:p>
          </table:table-cell>
          <table:table-cell office:value-type="float" office:value="349.110687" calcext:value-type="float">
            <text:p>349.110687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453" calcext:value-type="float">
            <text:p>12.31453</text:p>
          </table:table-cell>
          <table:table-cell table:formula="of:=[.C444]-[.C44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397" calcext:value-type="float">
            <text:p>32397</text:p>
          </table:table-cell>
          <table:table-cell office:value-type="float" office:value="349.114563" calcext:value-type="float">
            <text:p>349.114563</text:p>
          </table:table-cell>
          <table:table-cell office:value-type="float" office:value="349.100006" calcext:value-type="float">
            <text:p>349.100006</text:p>
          </table:table-cell>
          <table:table-cell office:value-type="float" office:value="12.314667" calcext:value-type="float">
            <text:p>12.314667</text:p>
          </table:table-cell>
          <table:table-cell table:formula="of:=[.C445]-[.C44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454" calcext:value-type="float">
            <text:p>32454</text:p>
          </table:table-cell>
          <table:table-cell office:value-type="float" office:value="349.109772" calcext:value-type="float">
            <text:p>349.109772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4498" calcext:value-type="float">
            <text:p>12.314498</text:p>
          </table:table-cell>
          <table:table-cell table:formula="of:=[.C446]-[.C44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11" calcext:value-type="float">
            <text:p>32511</text:p>
          </table:table-cell>
          <table:table-cell office:value-type="float" office:value="349.119781" calcext:value-type="float">
            <text:p>349.119781</text:p>
          </table:table-cell>
          <table:table-cell office:value-type="float" office:value="349.272736" calcext:value-type="float">
            <text:p>349.272736</text:p>
          </table:table-cell>
          <table:table-cell office:value-type="float" office:value="12.314851" calcext:value-type="float">
            <text:p>12.314851</text:p>
          </table:table-cell>
          <table:table-cell table:formula="of:=[.C447]-[.C44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568" calcext:value-type="float">
            <text:p>32568</text:p>
          </table:table-cell>
          <table:table-cell office:value-type="float" office:value="349.13385" calcext:value-type="float">
            <text:p>349.13385</text:p>
          </table:table-cell>
          <table:table-cell office:value-type="float" office:value="349.213623" calcext:value-type="float">
            <text:p>349.213623</text:p>
          </table:table-cell>
          <table:table-cell office:value-type="float" office:value="12.315348" calcext:value-type="float">
            <text:p>12.315348</text:p>
          </table:table-cell>
          <table:table-cell table:formula="of:=[.C448]-[.C44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25" calcext:value-type="float">
            <text:p>32625</text:p>
          </table:table-cell>
          <table:table-cell office:value-type="float" office:value="349.12793" calcext:value-type="float">
            <text:p>349.12793</text:p>
          </table:table-cell>
          <table:table-cell office:value-type="float" office:value="349.0159" calcext:value-type="float">
            <text:p>349.0159</text:p>
          </table:table-cell>
          <table:table-cell office:value-type="float" office:value="12.315139" calcext:value-type="float">
            <text:p>12.315139</text:p>
          </table:table-cell>
          <table:table-cell table:formula="of:=[.C449]-[.C44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681" calcext:value-type="float">
            <text:p>32681</text:p>
          </table:table-cell>
          <table:table-cell office:value-type="float" office:value="349.123627" calcext:value-type="float">
            <text:p>349.123627</text:p>
          </table:table-cell>
          <table:table-cell office:value-type="float" office:value="349.159088" calcext:value-type="float">
            <text:p>349.159088</text:p>
          </table:table-cell>
          <table:table-cell office:value-type="float" office:value="12.314987" calcext:value-type="float">
            <text:p>12.314987</text:p>
          </table:table-cell>
          <table:table-cell table:formula="of:=[.C450]-[.C449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38" calcext:value-type="float">
            <text:p>32738</text:p>
          </table:table-cell>
          <table:table-cell office:value-type="float" office:value="349.125214" calcext:value-type="float">
            <text:p>349.125214</text:p>
          </table:table-cell>
          <table:table-cell office:value-type="float" office:value="349.079559" calcext:value-type="float">
            <text:p>349.079559</text:p>
          </table:table-cell>
          <table:table-cell office:value-type="float" office:value="12.315042" calcext:value-type="float">
            <text:p>12.315042</text:p>
          </table:table-cell>
          <table:table-cell table:formula="of:=[.C451]-[.C45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795" calcext:value-type="float">
            <text:p>32795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5435" calcext:value-type="float">
            <text:p>12.315435</text:p>
          </table:table-cell>
          <table:table-cell table:formula="of:=[.C452]-[.C45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852" calcext:value-type="float">
            <text:p>32852</text:p>
          </table:table-cell>
          <table:table-cell office:value-type="float" office:value="349.152954" calcext:value-type="float">
            <text:p>349.152954</text:p>
          </table:table-cell>
          <table:table-cell office:value-type="float" office:value="349.149994" calcext:value-type="float">
            <text:p>349.149994</text:p>
          </table:table-cell>
          <table:table-cell office:value-type="float" office:value="12.316021" calcext:value-type="float">
            <text:p>12.316021</text:p>
          </table:table-cell>
          <table:table-cell table:formula="of:=[.C453]-[.C45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09" calcext:value-type="float">
            <text:p>32909</text:p>
          </table:table-cell>
          <table:table-cell office:value-type="float" office:value="349.157043" calcext:value-type="float">
            <text:p>349.157043</text:p>
          </table:table-cell>
          <table:table-cell office:value-type="float" office:value="349.243195" calcext:value-type="float">
            <text:p>349.243195</text:p>
          </table:table-cell>
          <table:table-cell office:value-type="float" office:value="12.316166" calcext:value-type="float">
            <text:p>12.316166</text:p>
          </table:table-cell>
          <table:table-cell table:formula="of:=[.C454]-[.C45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2966" calcext:value-type="float">
            <text:p>32966</text:p>
          </table:table-cell>
          <table:table-cell office:value-type="float" office:value="349.152527" calcext:value-type="float">
            <text:p>349.152527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6007" calcext:value-type="float">
            <text:p>12.316007</text:p>
          </table:table-cell>
          <table:table-cell table:formula="of:=[.C455]-[.C45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22" calcext:value-type="float">
            <text:p>33022</text:p>
          </table:table-cell>
          <table:table-cell office:value-type="float" office:value="349.157501" calcext:value-type="float">
            <text:p>349.157501</text:p>
          </table:table-cell>
          <table:table-cell office:value-type="float" office:value="349.186371" calcext:value-type="float">
            <text:p>349.186371</text:p>
          </table:table-cell>
          <table:table-cell office:value-type="float" office:value="12.316182" calcext:value-type="float">
            <text:p>12.316182</text:p>
          </table:table-cell>
          <table:table-cell table:formula="of:=[.C456]-[.C45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079" calcext:value-type="float">
            <text:p>33079</text:p>
          </table:table-cell>
          <table:table-cell office:value-type="float" office:value="349.136597" calcext:value-type="float">
            <text:p>349.136597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5444" calcext:value-type="float">
            <text:p>12.315444</text:p>
          </table:table-cell>
          <table:table-cell table:formula="of:=[.C457]-[.C45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36" calcext:value-type="float">
            <text:p>33136</text:p>
          </table:table-cell>
          <table:table-cell office:value-type="float" office:value="349.12796" calcext:value-type="float">
            <text:p>349.12796</text:p>
          </table:table-cell>
          <table:table-cell office:value-type="float" office:value="349.127258" calcext:value-type="float">
            <text:p>349.127258</text:p>
          </table:table-cell>
          <table:table-cell office:value-type="float" office:value="12.31514" calcext:value-type="float">
            <text:p>12.31514</text:p>
          </table:table-cell>
          <table:table-cell table:formula="of:=[.C458]-[.C45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193" calcext:value-type="float">
            <text:p>33193</text:p>
          </table:table-cell>
          <table:table-cell office:value-type="float" office:value="349.149567" calcext:value-type="float">
            <text:p>349.149567</text:p>
          </table:table-cell>
          <table:table-cell office:value-type="float" office:value="349.231812" calcext:value-type="float">
            <text:p>349.231812</text:p>
          </table:table-cell>
          <table:table-cell office:value-type="float" office:value="12.315902" calcext:value-type="float">
            <text:p>12.315902</text:p>
          </table:table-cell>
          <table:table-cell table:formula="of:=[.C459]-[.C45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250" calcext:value-type="float">
            <text:p>33250</text:p>
          </table:table-cell>
          <table:table-cell office:value-type="float" office:value="349.136597" calcext:value-type="float">
            <text:p>349.136597</text:p>
          </table:table-cell>
          <table:table-cell office:value-type="float" office:value="349.029541" calcext:value-type="float">
            <text:p>349.029541</text:p>
          </table:table-cell>
          <table:table-cell office:value-type="float" office:value="12.315444" calcext:value-type="float">
            <text:p>12.315444</text:p>
          </table:table-cell>
          <table:table-cell table:formula="of:=[.C460]-[.C45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07" calcext:value-type="float">
            <text:p>33307</text:p>
          </table:table-cell>
          <table:table-cell office:value-type="float" office:value="349.135681" calcext:value-type="float">
            <text:p>349.135681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5412" calcext:value-type="float">
            <text:p>12.315412</text:p>
          </table:table-cell>
          <table:table-cell table:formula="of:=[.C461]-[.C46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364" calcext:value-type="float">
            <text:p>33364</text:p>
          </table:table-cell>
          <table:table-cell office:value-type="float" office:value="349.121124" calcext:value-type="float">
            <text:p>349.121124</text:p>
          </table:table-cell>
          <table:table-cell office:value-type="float" office:value="349.054535" calcext:value-type="float">
            <text:p>349.054535</text:p>
          </table:table-cell>
          <table:table-cell office:value-type="float" office:value="12.314898" calcext:value-type="float">
            <text:p>12.314898</text:p>
          </table:table-cell>
          <table:table-cell table:formula="of:=[.C462]-[.C46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20" calcext:value-type="float">
            <text:p>33420</text:p>
          </table:table-cell>
          <table:table-cell office:value-type="float" office:value="349.116577" calcext:value-type="float">
            <text:p>349.116577</text:p>
          </table:table-cell>
          <table:table-cell office:value-type="float" office:value="349.104553" calcext:value-type="float">
            <text:p>349.104553</text:p>
          </table:table-cell>
          <table:table-cell office:value-type="float" office:value="12.314738" calcext:value-type="float">
            <text:p>12.314738</text:p>
          </table:table-cell>
          <table:table-cell table:formula="of:=[.C463]-[.C462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477" calcext:value-type="float">
            <text:p>33477</text:p>
          </table:table-cell>
          <table:table-cell office:value-type="float" office:value="349.093628" calcext:value-type="float">
            <text:p>349.093628</text:p>
          </table:table-cell>
          <table:table-cell office:value-type="float" office:value="349.013641" calcext:value-type="float">
            <text:p>349.013641</text:p>
          </table:table-cell>
          <table:table-cell office:value-type="float" office:value="12.313929" calcext:value-type="float">
            <text:p>12.313929</text:p>
          </table:table-cell>
          <table:table-cell table:formula="of:=[.C464]-[.C46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34" calcext:value-type="float">
            <text:p>33534</text:p>
          </table:table-cell>
          <table:table-cell office:value-type="float" office:value="349.085236" calcext:value-type="float">
            <text:p>349.085236</text:p>
          </table:table-cell>
          <table:table-cell office:value-type="float" office:value="348.970459" calcext:value-type="float">
            <text:p>348.970459</text:p>
          </table:table-cell>
          <table:table-cell office:value-type="float" office:value="12.313633" calcext:value-type="float">
            <text:p>12.313633</text:p>
          </table:table-cell>
          <table:table-cell table:formula="of:=[.C465]-[.C46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591" calcext:value-type="float">
            <text:p>33591</text:p>
          </table:table-cell>
          <table:table-cell office:value-type="float" office:value="349.092957" calcext:value-type="float">
            <text:p>349.092957</text:p>
          </table:table-cell>
          <table:table-cell office:value-type="float" office:value="349.263641" calcext:value-type="float">
            <text:p>349.263641</text:p>
          </table:table-cell>
          <table:table-cell office:value-type="float" office:value="12.313905" calcext:value-type="float">
            <text:p>12.313905</text:p>
          </table:table-cell>
          <table:table-cell table:formula="of:=[.C466]-[.C46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648" calcext:value-type="float">
            <text:p>33648</text:p>
          </table:table-cell>
          <table:table-cell office:value-type="float" office:value="349.096802" calcext:value-type="float">
            <text:p>349.096802</text:p>
          </table:table-cell>
          <table:table-cell office:value-type="float" office:value="349.102264" calcext:value-type="float">
            <text:p>349.102264</text:p>
          </table:table-cell>
          <table:table-cell office:value-type="float" office:value="12.31404" calcext:value-type="float">
            <text:p>12.31404</text:p>
          </table:table-cell>
          <table:table-cell table:formula="of:=[.C467]-[.C46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05" calcext:value-type="float">
            <text:p>33705</text:p>
          </table:table-cell>
          <table:table-cell office:value-type="float" office:value="349.080444" calcext:value-type="float">
            <text:p>349.080444</text:p>
          </table:table-cell>
          <table:table-cell office:value-type="float" office:value="348.963623" calcext:value-type="float">
            <text:p>348.963623</text:p>
          </table:table-cell>
          <table:table-cell office:value-type="float" office:value="12.313463" calcext:value-type="float">
            <text:p>12.313463</text:p>
          </table:table-cell>
          <table:table-cell table:formula="of:=[.C468]-[.C46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761" calcext:value-type="float">
            <text:p>33761</text:p>
          </table:table-cell>
          <table:table-cell office:value-type="float" office:value="349.052521" calcext:value-type="float">
            <text:p>349.052521</text:p>
          </table:table-cell>
          <table:table-cell office:value-type="float" office:value="348.952271" calcext:value-type="float">
            <text:p>348.952271</text:p>
          </table:table-cell>
          <table:table-cell office:value-type="float" office:value="12.312479" calcext:value-type="float">
            <text:p>12.312479</text:p>
          </table:table-cell>
          <table:table-cell table:formula="of:=[.C469]-[.C468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18" calcext:value-type="float">
            <text:p>33818</text:p>
          </table:table-cell>
          <table:table-cell office:value-type="float" office:value="349.058197" calcext:value-type="float">
            <text:p>349.058197</text:p>
          </table:table-cell>
          <table:table-cell office:value-type="float" office:value="349.086365" calcext:value-type="float">
            <text:p>349.086365</text:p>
          </table:table-cell>
          <table:table-cell office:value-type="float" office:value="12.312679" calcext:value-type="float">
            <text:p>12.312679</text:p>
          </table:table-cell>
          <table:table-cell table:formula="of:=[.C470]-[.C46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875" calcext:value-type="float">
            <text:p>33875</text:p>
          </table:table-cell>
          <table:table-cell office:value-type="float" office:value="349.071136" calcext:value-type="float">
            <text:p>349.071136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3135" calcext:value-type="float">
            <text:p>12.313135</text:p>
          </table:table-cell>
          <table:table-cell table:formula="of:=[.C471]-[.C47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32" calcext:value-type="float">
            <text:p>33932</text:p>
          </table:table-cell>
          <table:table-cell office:value-type="float" office:value="349.063873" calcext:value-type="float">
            <text:p>349.063873</text:p>
          </table:table-cell>
          <table:table-cell office:value-type="float" office:value="348.981812" calcext:value-type="float">
            <text:p>348.981812</text:p>
          </table:table-cell>
          <table:table-cell office:value-type="float" office:value="12.312879" calcext:value-type="float">
            <text:p>12.312879</text:p>
          </table:table-cell>
          <table:table-cell table:formula="of:=[.C472]-[.C47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3989" calcext:value-type="float">
            <text:p>33989</text:p>
          </table:table-cell>
          <table:table-cell office:value-type="float" office:value="349.073425" calcext:value-type="float">
            <text:p>349.073425</text:p>
          </table:table-cell>
          <table:table-cell office:value-type="float" office:value="349.200012" calcext:value-type="float">
            <text:p>349.200012</text:p>
          </table:table-cell>
          <table:table-cell office:value-type="float" office:value="12.313216" calcext:value-type="float">
            <text:p>12.313216</text:p>
          </table:table-cell>
          <table:table-cell table:formula="of:=[.C473]-[.C47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046" calcext:value-type="float">
            <text:p>34046</text:p>
          </table:table-cell>
          <table:table-cell office:value-type="float" office:value="349.078186" calcext:value-type="float">
            <text:p>349.078186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3384" calcext:value-type="float">
            <text:p>12.313384</text:p>
          </table:table-cell>
          <table:table-cell table:formula="of:=[.C474]-[.C47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03" calcext:value-type="float">
            <text:p>34103</text:p>
          </table:table-cell>
          <table:table-cell office:value-type="float" office:value="349.087311" calcext:value-type="float">
            <text:p>349.087311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3705" calcext:value-type="float">
            <text:p>12.313705</text:p>
          </table:table-cell>
          <table:table-cell table:formula="of:=[.C475]-[.C47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159" calcext:value-type="float">
            <text:p>34159</text:p>
          </table:table-cell>
          <table:table-cell office:value-type="float" office:value="349.062744" calcext:value-type="float">
            <text:p>349.062744</text:p>
          </table:table-cell>
          <table:table-cell office:value-type="float" office:value="349.018188" calcext:value-type="float">
            <text:p>349.018188</text:p>
          </table:table-cell>
          <table:table-cell office:value-type="float" office:value="12.31284" calcext:value-type="float">
            <text:p>12.31284</text:p>
          </table:table-cell>
          <table:table-cell table:formula="of:=[.C476]-[.C475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16" calcext:value-type="float">
            <text:p>34216</text:p>
          </table:table-cell>
          <table:table-cell office:value-type="float" office:value="349.063904" calcext:value-type="float">
            <text:p>349.063904</text:p>
          </table:table-cell>
          <table:table-cell office:value-type="float" office:value="349.113647" calcext:value-type="float">
            <text:p>349.113647</text:p>
          </table:table-cell>
          <table:table-cell office:value-type="float" office:value="12.312881" calcext:value-type="float">
            <text:p>12.312881</text:p>
          </table:table-cell>
          <table:table-cell table:formula="of:=[.C477]-[.C47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273" calcext:value-type="float">
            <text:p>34273</text:p>
          </table:table-cell>
          <table:table-cell office:value-type="float" office:value="349.087738" calcext:value-type="float">
            <text:p>349.087738</text:p>
          </table:table-cell>
          <table:table-cell office:value-type="float" office:value="349.202271" calcext:value-type="float">
            <text:p>349.202271</text:p>
          </table:table-cell>
          <table:table-cell office:value-type="float" office:value="12.313721" calcext:value-type="float">
            <text:p>12.313721</text:p>
          </table:table-cell>
          <table:table-cell table:formula="of:=[.C478]-[.C47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30" calcext:value-type="float">
            <text:p>34330</text:p>
          </table:table-cell>
          <table:table-cell office:value-type="float" office:value="349.101868" calcext:value-type="float">
            <text:p>349.101868</text:p>
          </table:table-cell>
          <table:table-cell office:value-type="float" office:value="349.09317" calcext:value-type="float">
            <text:p>349.09317</text:p>
          </table:table-cell>
          <table:table-cell office:value-type="float" office:value="12.314219" calcext:value-type="float">
            <text:p>12.314219</text:p>
          </table:table-cell>
          <table:table-cell table:formula="of:=[.C479]-[.C47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387" calcext:value-type="float">
            <text:p>34387</text:p>
          </table:table-cell>
          <table:table-cell office:value-type="float" office:value="349.109802" calcext:value-type="float">
            <text:p>349.109802</text:p>
          </table:table-cell>
          <table:table-cell office:value-type="float" office:value="349.165924" calcext:value-type="float">
            <text:p>349.165924</text:p>
          </table:table-cell>
          <table:table-cell office:value-type="float" office:value="12.314499" calcext:value-type="float">
            <text:p>12.314499</text:p>
          </table:table-cell>
          <table:table-cell table:formula="of:=[.C480]-[.C47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444" calcext:value-type="float">
            <text:p>34444</text:p>
          </table:table-cell>
          <table:table-cell office:value-type="float" office:value="349.109131" calcext:value-type="float">
            <text:p>349.109131</text:p>
          </table:table-cell>
          <table:table-cell office:value-type="float" office:value="349.193176" calcext:value-type="float">
            <text:p>349.193176</text:p>
          </table:table-cell>
          <table:table-cell office:value-type="float" office:value="12.314475" calcext:value-type="float">
            <text:p>12.314475</text:p>
          </table:table-cell>
          <table:table-cell table:formula="of:=[.C481]-[.C48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00" calcext:value-type="float">
            <text:p>34500</text:p>
          </table:table-cell>
          <table:table-cell office:value-type="float" office:value="349.111633" calcext:value-type="float">
            <text:p>349.111633</text:p>
          </table:table-cell>
          <table:table-cell office:value-type="float" office:value="349.006805" calcext:value-type="float">
            <text:p>349.006805</text:p>
          </table:table-cell>
          <table:table-cell office:value-type="float" office:value="12.314564" calcext:value-type="float">
            <text:p>12.314564</text:p>
          </table:table-cell>
          <table:table-cell table:formula="of:=[.C482]-[.C481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557" calcext:value-type="float">
            <text:p>34557</text:p>
          </table:table-cell>
          <table:table-cell office:value-type="float" office:value="349.12027" calcext:value-type="float">
            <text:p>349.12027</text:p>
          </table:table-cell>
          <table:table-cell office:value-type="float" office:value="349.286377" calcext:value-type="float">
            <text:p>349.286377</text:p>
          </table:table-cell>
          <table:table-cell office:value-type="float" office:value="12.314868" calcext:value-type="float">
            <text:p>12.314868</text:p>
          </table:table-cell>
          <table:table-cell table:formula="of:=[.C483]-[.C48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14" calcext:value-type="float">
            <text:p>34614</text:p>
          </table:table-cell>
          <table:table-cell office:value-type="float" office:value="349.12027" calcext:value-type="float">
            <text:p>349.12027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4868" calcext:value-type="float">
            <text:p>12.314868</text:p>
          </table:table-cell>
          <table:table-cell table:formula="of:=[.C484]-[.C48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671" calcext:value-type="float">
            <text:p>34671</text:p>
          </table:table-cell>
          <table:table-cell office:value-type="float" office:value="349.128174" calcext:value-type="float">
            <text:p>349.128174</text:p>
          </table:table-cell>
          <table:table-cell office:value-type="float" office:value="349.1409" calcext:value-type="float">
            <text:p>349.1409</text:p>
          </table:table-cell>
          <table:table-cell office:value-type="float" office:value="12.315147" calcext:value-type="float">
            <text:p>12.315147</text:p>
          </table:table-cell>
          <table:table-cell table:formula="of:=[.C485]-[.C484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28" calcext:value-type="float">
            <text:p>34728</text:p>
          </table:table-cell>
          <table:table-cell office:value-type="float" office:value="349.132507" calcext:value-type="float">
            <text:p>349.132507</text:p>
          </table:table-cell>
          <table:table-cell office:value-type="float" office:value="349.061371" calcext:value-type="float">
            <text:p>349.061371</text:p>
          </table:table-cell>
          <table:table-cell office:value-type="float" office:value="12.3153" calcext:value-type="float">
            <text:p>12.3153</text:p>
          </table:table-cell>
          <table:table-cell table:formula="of:=[.C486]-[.C48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785" calcext:value-type="float">
            <text:p>34785</text:p>
          </table:table-cell>
          <table:table-cell office:value-type="float" office:value="349.120697" calcext:value-type="float">
            <text:p>349.120697</text:p>
          </table:table-cell>
          <table:table-cell office:value-type="float" office:value="348.995453" calcext:value-type="float">
            <text:p>348.995453</text:p>
          </table:table-cell>
          <table:table-cell office:value-type="float" office:value="12.314883" calcext:value-type="float">
            <text:p>12.314883</text:p>
          </table:table-cell>
          <table:table-cell table:formula="of:=[.C487]-[.C48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41" calcext:value-type="float">
            <text:p>34841</text:p>
          </table:table-cell>
          <table:table-cell office:value-type="float" office:value="349.101624" calcext:value-type="float">
            <text:p>349.101624</text:p>
          </table:table-cell>
          <table:table-cell office:value-type="float" office:value="349.011353" calcext:value-type="float">
            <text:p>349.011353</text:p>
          </table:table-cell>
          <table:table-cell office:value-type="float" office:value="12.314211" calcext:value-type="float">
            <text:p>12.314211</text:p>
          </table:table-cell>
          <table:table-cell table:formula="of:=[.C488]-[.C487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898" calcext:value-type="float">
            <text:p>34898</text:p>
          </table:table-cell>
          <table:table-cell office:value-type="float" office:value="349.104095" calcext:value-type="float">
            <text:p>349.104095</text:p>
          </table:table-cell>
          <table:table-cell office:value-type="float" office:value="349.118195" calcext:value-type="float">
            <text:p>349.118195</text:p>
          </table:table-cell>
          <table:table-cell office:value-type="float" office:value="12.314298" calcext:value-type="float">
            <text:p>12.314298</text:p>
          </table:table-cell>
          <table:table-cell table:formula="of:=[.C489]-[.C48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4955" calcext:value-type="float">
            <text:p>34955</text:p>
          </table:table-cell>
          <table:table-cell office:value-type="float" office:value="349.094543" calcext:value-type="float">
            <text:p>349.094543</text:p>
          </table:table-cell>
          <table:table-cell office:value-type="float" office:value="349.070465" calcext:value-type="float">
            <text:p>349.070465</text:p>
          </table:table-cell>
          <table:table-cell office:value-type="float" office:value="12.313961" calcext:value-type="float">
            <text:p>12.313961</text:p>
          </table:table-cell>
          <table:table-cell table:formula="of:=[.C490]-[.C48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12" calcext:value-type="float">
            <text:p>35012</text:p>
          </table:table-cell>
          <table:table-cell office:value-type="float" office:value="349.081573" calcext:value-type="float">
            <text:p>349.081573</text:p>
          </table:table-cell>
          <table:table-cell office:value-type="float" office:value="349.063629" calcext:value-type="float">
            <text:p>349.063629</text:p>
          </table:table-cell>
          <table:table-cell office:value-type="float" office:value="12.313503" calcext:value-type="float">
            <text:p>12.313503</text:p>
          </table:table-cell>
          <table:table-cell table:formula="of:=[.C491]-[.C490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069" calcext:value-type="float">
            <text:p>35069</text:p>
          </table:table-cell>
          <table:table-cell office:value-type="float" office:value="349.070923" calcext:value-type="float">
            <text:p>349.070923</text:p>
          </table:table-cell>
          <table:table-cell office:value-type="float" office:value="348.899994" calcext:value-type="float">
            <text:p>348.899994</text:p>
          </table:table-cell>
          <table:table-cell office:value-type="float" office:value="12.313128" calcext:value-type="float">
            <text:p>12.313128</text:p>
          </table:table-cell>
          <table:table-cell table:formula="of:=[.C492]-[.C491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26" calcext:value-type="float">
            <text:p>35126</text:p>
          </table:table-cell>
          <table:table-cell office:value-type="float" office:value="349.051819" calcext:value-type="float">
            <text:p>349.051819</text:p>
          </table:table-cell>
          <table:table-cell office:value-type="float" office:value="349.095459" calcext:value-type="float">
            <text:p>349.095459</text:p>
          </table:table-cell>
          <table:table-cell office:value-type="float" office:value="12.312454" calcext:value-type="float">
            <text:p>12.312454</text:p>
          </table:table-cell>
          <table:table-cell table:formula="of:=[.C493]-[.C492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183" calcext:value-type="float">
            <text:p>35183</text:p>
          </table:table-cell>
          <table:table-cell office:value-type="float" office:value="349.057739" calcext:value-type="float">
            <text:p>349.057739</text:p>
          </table:table-cell>
          <table:table-cell office:value-type="float" office:value="349.120453" calcext:value-type="float">
            <text:p>349.120453</text:p>
          </table:table-cell>
          <table:table-cell office:value-type="float" office:value="12.312663" calcext:value-type="float">
            <text:p>12.312663</text:p>
          </table:table-cell>
          <table:table-cell table:formula="of:=[.C494]-[.C493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39" calcext:value-type="float">
            <text:p>35239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349.040924" calcext:value-type="float">
            <text:p>349.040924</text:p>
          </table:table-cell>
          <table:table-cell office:value-type="float" office:value="12.312309" calcext:value-type="float">
            <text:p>12.312309</text:p>
          </table:table-cell>
          <table:table-cell table:formula="of:=[.C495]-[.C494]"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296" calcext:value-type="float">
            <text:p>35296</text:p>
          </table:table-cell>
          <table:table-cell office:value-type="float" office:value="349.044739" calcext:value-type="float">
            <text:p>349.044739</text:p>
          </table:table-cell>
          <table:table-cell office:value-type="float" office:value="349.03183" calcext:value-type="float">
            <text:p>349.03183</text:p>
          </table:table-cell>
          <table:table-cell office:value-type="float" office:value="12.312204" calcext:value-type="float">
            <text:p>12.312204</text:p>
          </table:table-cell>
          <table:table-cell table:formula="of:=[.C496]-[.C495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353" calcext:value-type="float">
            <text:p>35353</text:p>
          </table:table-cell>
          <table:table-cell office:value-type="float" office:value="349.049988" calcext:value-type="float">
            <text:p>349.049988</text:p>
          </table:table-cell>
          <table:table-cell office:value-type="float" office:value="349.047729" calcext:value-type="float">
            <text:p>349.047729</text:p>
          </table:table-cell>
          <table:table-cell office:value-type="float" office:value="12.312389" calcext:value-type="float">
            <text:p>12.312389</text:p>
          </table:table-cell>
          <table:table-cell table:formula="of:=[.C497]-[.C496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10" calcext:value-type="float">
            <text:p>35410</text:p>
          </table:table-cell>
          <table:table-cell office:value-type="float" office:value="349.062469" calcext:value-type="float">
            <text:p>349.062469</text:p>
          </table:table-cell>
          <table:table-cell office:value-type="float" office:value="349.136353" calcext:value-type="float">
            <text:p>349.136353</text:p>
          </table:table-cell>
          <table:table-cell office:value-type="float" office:value="12.31283" calcext:value-type="float">
            <text:p>12.31283</text:p>
          </table:table-cell>
          <table:table-cell table:formula="of:=[.C498]-[.C497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467" calcext:value-type="float">
            <text:p>35467</text:p>
          </table:table-cell>
          <table:table-cell office:value-type="float" office:value="349.052917" calcext:value-type="float">
            <text:p>349.052917</text:p>
          </table:table-cell>
          <table:table-cell office:value-type="float" office:value="349.022736" calcext:value-type="float">
            <text:p>349.022736</text:p>
          </table:table-cell>
          <table:table-cell office:value-type="float" office:value="12.312492" calcext:value-type="float">
            <text:p>12.312492</text:p>
          </table:table-cell>
          <table:table-cell table:formula="of:=[.C499]-[.C498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524" calcext:value-type="float">
            <text:p>35524</text:p>
          </table:table-cell>
          <table:table-cell office:value-type="float" office:value="349.042908" calcext:value-type="float">
            <text:p>349.042908</text:p>
          </table:table-cell>
          <table:table-cell office:value-type="float" office:value="348.970459" calcext:value-type="float">
            <text:p>348.970459</text:p>
          </table:table-cell>
          <table:table-cell office:value-type="float" office:value="12.31214" calcext:value-type="float">
            <text:p>12.31214</text:p>
          </table:table-cell>
          <table:table-cell table:formula="of:=[.C500]-[.C499]"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1]-[.C500]" office:value-type="float" office:value="-35524" calcext:value-type="float">
            <text:p>-35524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2]-[.C5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3]-[.C5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4]-[.C5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5]-[.C5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6]-[.C5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7]-[.C5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8]-[.C5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09]-[.C5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0]-[.C5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1]-[.C5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2]-[.C5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3]-[.C5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4]-[.C5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5]-[.C5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6]-[.C5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7]-[.C5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8]-[.C5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19]-[.C5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0]-[.C5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1]-[.C5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2]-[.C5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3]-[.C5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4]-[.C5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5]-[.C5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6]-[.C5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7]-[.C5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8]-[.C5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29]-[.C5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0]-[.C5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1]-[.C5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2]-[.C5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3]-[.C5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4]-[.C5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5]-[.C5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6]-[.C5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7]-[.C5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8]-[.C5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39]-[.C5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0]-[.C5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1]-[.C5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2]-[.C5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3]-[.C5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4]-[.C5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5]-[.C5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6]-[.C5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7]-[.C5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8]-[.C5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49]-[.C5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0]-[.C5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1]-[.C5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2]-[.C5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3]-[.C5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4]-[.C5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5]-[.C5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6]-[.C5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7]-[.C5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8]-[.C5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59]-[.C5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0]-[.C5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1]-[.C5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2]-[.C5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3]-[.C5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4]-[.C5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5]-[.C5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6]-[.C5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7]-[.C5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8]-[.C5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69]-[.C5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0]-[.C5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1]-[.C5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2]-[.C5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3]-[.C5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4]-[.C5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5]-[.C5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6]-[.C5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7]-[.C5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8]-[.C5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79]-[.C5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0]-[.C5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1]-[.C5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2]-[.C5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3]-[.C5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4]-[.C5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5]-[.C5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6]-[.C5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7]-[.C5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8]-[.C5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89]-[.C5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0]-[.C5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1]-[.C5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2]-[.C5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3]-[.C5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4]-[.C5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5]-[.C5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6]-[.C5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7]-[.C5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8]-[.C5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599]-[.C5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0]-[.C5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1]-[.C6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2]-[.C6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3]-[.C6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4]-[.C6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5]-[.C6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6]-[.C6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7]-[.C6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8]-[.C6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09]-[.C6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0]-[.C6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1]-[.C6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2]-[.C6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3]-[.C6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4]-[.C6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5]-[.C6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6]-[.C6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7]-[.C6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8]-[.C6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19]-[.C6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0]-[.C6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1]-[.C6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2]-[.C6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3]-[.C6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4]-[.C6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5]-[.C6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6]-[.C6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7]-[.C6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8]-[.C6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29]-[.C6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0]-[.C6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1]-[.C6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2]-[.C6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3]-[.C6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4]-[.C6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5]-[.C6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6]-[.C6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7]-[.C6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8]-[.C6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39]-[.C6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0]-[.C6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1]-[.C6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2]-[.C6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3]-[.C6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4]-[.C6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5]-[.C6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6]-[.C6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7]-[.C6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8]-[.C6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49]-[.C6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0]-[.C6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1]-[.C6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2]-[.C6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3]-[.C6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4]-[.C6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5]-[.C6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6]-[.C6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7]-[.C6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8]-[.C6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59]-[.C6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0]-[.C6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1]-[.C6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2]-[.C6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3]-[.C6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4]-[.C6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5]-[.C6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6]-[.C6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7]-[.C6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8]-[.C6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69]-[.C6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0]-[.C6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1]-[.C6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2]-[.C6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3]-[.C6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4]-[.C6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5]-[.C6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6]-[.C6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7]-[.C6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8]-[.C6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79]-[.C6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0]-[.C6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1]-[.C6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2]-[.C6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3]-[.C6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4]-[.C6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5]-[.C6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6]-[.C6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7]-[.C6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8]-[.C6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89]-[.C6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0]-[.C6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1]-[.C6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2]-[.C6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3]-[.C6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4]-[.C6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5]-[.C6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6]-[.C6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7]-[.C6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8]-[.C6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699]-[.C6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0]-[.C6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1]-[.C7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2]-[.C7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3]-[.C7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4]-[.C7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5]-[.C7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6]-[.C7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7]-[.C7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8]-[.C7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09]-[.C7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0]-[.C7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1]-[.C7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2]-[.C7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3]-[.C7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4]-[.C7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5]-[.C7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6]-[.C7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7]-[.C7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8]-[.C7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19]-[.C7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0]-[.C7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1]-[.C7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2]-[.C7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3]-[.C7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4]-[.C7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5]-[.C7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6]-[.C7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7]-[.C7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8]-[.C7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29]-[.C7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0]-[.C7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1]-[.C7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2]-[.C7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3]-[.C7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4]-[.C7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5]-[.C7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6]-[.C7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7]-[.C7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8]-[.C7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39]-[.C7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0]-[.C7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1]-[.C7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2]-[.C7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3]-[.C7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4]-[.C7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5]-[.C7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6]-[.C7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7]-[.C7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8]-[.C7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49]-[.C7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0]-[.C7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1]-[.C7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2]-[.C7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3]-[.C7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4]-[.C7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5]-[.C7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6]-[.C7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7]-[.C7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8]-[.C7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59]-[.C7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0]-[.C7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1]-[.C7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2]-[.C7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3]-[.C7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4]-[.C7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5]-[.C7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6]-[.C7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7]-[.C7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8]-[.C7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69]-[.C7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0]-[.C7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1]-[.C7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2]-[.C7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3]-[.C7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4]-[.C7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5]-[.C7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6]-[.C7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7]-[.C7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8]-[.C7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79]-[.C7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0]-[.C7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1]-[.C7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2]-[.C7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3]-[.C7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4]-[.C7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5]-[.C7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6]-[.C7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7]-[.C7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8]-[.C7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89]-[.C7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0]-[.C7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1]-[.C7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2]-[.C7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3]-[.C7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4]-[.C7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5]-[.C7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6]-[.C7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7]-[.C7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8]-[.C7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799]-[.C7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0]-[.C7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1]-[.C8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2]-[.C8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3]-[.C8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4]-[.C8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5]-[.C8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6]-[.C8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7]-[.C8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8]-[.C8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09]-[.C8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0]-[.C8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1]-[.C8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2]-[.C8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3]-[.C8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4]-[.C8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5]-[.C8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6]-[.C8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7]-[.C8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8]-[.C8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19]-[.C8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0]-[.C8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1]-[.C8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2]-[.C8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3]-[.C8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4]-[.C8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5]-[.C8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6]-[.C8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7]-[.C8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8]-[.C8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29]-[.C8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0]-[.C8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1]-[.C8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2]-[.C8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3]-[.C8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4]-[.C8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5]-[.C8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6]-[.C8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7]-[.C8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8]-[.C8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39]-[.C8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0]-[.C8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1]-[.C8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2]-[.C8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3]-[.C8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4]-[.C8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5]-[.C8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6]-[.C8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7]-[.C8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8]-[.C8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49]-[.C8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0]-[.C8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1]-[.C8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2]-[.C8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3]-[.C8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4]-[.C8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5]-[.C8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6]-[.C8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7]-[.C8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8]-[.C8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59]-[.C8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0]-[.C8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1]-[.C8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2]-[.C8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3]-[.C8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4]-[.C8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5]-[.C8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6]-[.C8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7]-[.C8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8]-[.C8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69]-[.C8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0]-[.C8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1]-[.C8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2]-[.C8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3]-[.C8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4]-[.C8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5]-[.C8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6]-[.C8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7]-[.C8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8]-[.C8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79]-[.C8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0]-[.C8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1]-[.C8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2]-[.C8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3]-[.C8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4]-[.C8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5]-[.C8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6]-[.C8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7]-[.C8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8]-[.C8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89]-[.C8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0]-[.C8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1]-[.C8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2]-[.C8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3]-[.C8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4]-[.C8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5]-[.C8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6]-[.C8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7]-[.C8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8]-[.C8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899]-[.C8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0]-[.C89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1]-[.C90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2]-[.C90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3]-[.C90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4]-[.C9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5]-[.C90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6]-[.C9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7]-[.C90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8]-[.C90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09]-[.C90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0]-[.C90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1]-[.C9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2]-[.C91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3]-[.C9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4]-[.C9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5]-[.C91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6]-[.C91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7]-[.C91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8]-[.C9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19]-[.C91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0]-[.C9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1]-[.C92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2]-[.C92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3]-[.C92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4]-[.C92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5]-[.C9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6]-[.C92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7]-[.C9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8]-[.C92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29]-[.C92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0]-[.C92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1]-[.C93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2]-[.C93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3]-[.C9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4]-[.C9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5]-[.C93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6]-[.C93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7]-[.C93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8]-[.C93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39]-[.C93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0]-[.C93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1]-[.C9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2]-[.C94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3]-[.C94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4]-[.C94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5]-[.C94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6]-[.C94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7]-[.C94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8]-[.C9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49]-[.C94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0]-[.C94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1]-[.C95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2]-[.C95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3]-[.C95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4]-[.C95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5]-[.C9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6]-[.C95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7]-[.C95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8]-[.C95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59]-[.C95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0]-[.C95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1]-[.C96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2]-[.C9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3]-[.C96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4]-[.C96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5]-[.C96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6]-[.C96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7]-[.C96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8]-[.C96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69]-[.C9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0]-[.C96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1]-[.C97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2]-[.C97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3]-[.C97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4]-[.C97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5]-[.C97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6]-[.C9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7]-[.C97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8]-[.C97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79]-[.C97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0]-[.C97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1]-[.C98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2]-[.C98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3]-[.C9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4]-[.C98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5]-[.C98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6]-[.C98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7]-[.C98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8]-[.C98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89]-[.C98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0]-[.C9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1]-[.C99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2]-[.C9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3]-[.C99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4]-[.C99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5]-[.C99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6]-[.C99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7]-[.C9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8]-[.C99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999]-[.C9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[.C1000]-[.C999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07:58:29.342228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10T23:05:41.220379002</meta:creation-date>
    <dc:date>2022-01-11T12:09:32.536253581</dc:date>
    <meta:editing-duration>PT3H5M32S</meta:editing-duration>
    <meta:editing-cycles>18</meta:editing-cycles>
    <meta:generator>LibreOffice/7.0.4.2$Linux_X86_64 LibreOffice_project/00$Build-2</meta:generator>
    <meta:document-statistic meta:table-count="1" meta:cell-count="3021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133cm" svg:height="19.339cm" xlink:href=".." xlink:type="simple" chart:class="chart:line" chart:style-name="ch1">
        <chart:legend chart:legend-position="end" svg:x="29.281cm" svg:y="9.121cm" style:legend-expansion="high" chart:style-name="ch2"/>
        <chart:plot-area chart:style-name="ch3" table:cell-range-address="Sheet1.D1:Sheet1.E250" svg:x="0.538cm" svg:y="0.171cm" svg:width="27.659cm" svg:height="18.704cm">
          <chart:coordinate-region svg:x="1.636cm" svg:y="0.37cm" svg:width="26.561cm" svg:height="17.5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250" chart:class="chart:line">
            <chart:data-point chart:repeated="250"/>
          </chart:series>
          <chart:series chart:style-name="ch7" chart:values-cell-range-address="Sheet1.E1:Sheet1.E250" chart:class="chart:line">
            <chart:data-point chart:repeated="2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.048645">
                <text:p>349.048645</text:p>
                <draw:g>
                  <svg:desc>Sheet1.D1:Sheet1.D250</svg:desc>
                </draw:g>
              </table:table-cell>
              <table:table-cell office:value-type="float" office:value="348.934082">
                <text:p>348.934082</text:p>
                <draw:g>
                  <svg:desc>Sheet1.E1:Sheet1.E2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9.060455">
                <text:p>349.060455</text:p>
              </table:table-cell>
              <table:table-cell office:value-type="float" office:value="349.052277">
                <text:p>349.0522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9.028168">
                <text:p>349.028168</text:p>
              </table:table-cell>
              <table:table-cell office:value-type="float" office:value="349.027283">
                <text:p>349.0272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9.009094">
                <text:p>349.009094</text:p>
              </table:table-cell>
              <table:table-cell office:value-type="float" office:value="348.840912">
                <text:p>348.840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9.026367">
                <text:p>349.026367</text:p>
              </table:table-cell>
              <table:table-cell office:value-type="float" office:value="349.0159">
                <text:p>349.01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9.019104">
                <text:p>349.019104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.024109">
                <text:p>349.024109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9.032288">
                <text:p>349.032288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8.993652">
                <text:p>348.993652</text:p>
              </table:table-cell>
              <table:table-cell office:value-type="float" office:value="348.872742">
                <text:p>348.8727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9.033875">
                <text:p>349.033875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9.037537">
                <text:p>349.037537</text:p>
              </table:table-cell>
              <table:table-cell office:value-type="float" office:value="348.970459">
                <text:p>348.9704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9.045013">
                <text:p>349.045013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9.049103">
                <text:p>349.049103</text:p>
              </table:table-cell>
              <table:table-cell office:value-type="float" office:value="349.068176">
                <text:p>349.0681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49.080902">
                <text:p>349.080902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9.086365">
                <text:p>349.086365</text:p>
              </table:table-cell>
              <table:table-cell office:value-type="float" office:value="349.070465">
                <text:p>349.0704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49.083862">
                <text:p>349.083862</text:p>
              </table:table-cell>
              <table:table-cell office:value-type="float" office:value="349.1091">
                <text:p>349.10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9.082703">
                <text:p>349.082703</text:p>
              </table:table-cell>
              <table:table-cell office:value-type="float" office:value="349.143188">
                <text:p>349.1431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9.075226">
                <text:p>349.075226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9.107727">
                <text:p>349.107727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9.101135">
                <text:p>349.101135</text:p>
              </table:table-cell>
              <table:table-cell office:value-type="float" office:value="349.043182">
                <text:p>349.043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9.100006">
                <text:p>349.100006</text:p>
              </table:table-cell>
              <table:table-cell office:value-type="float" office:value="348.959076">
                <text:p>348.95907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9.093903">
                <text:p>349.093903</text:p>
              </table:table-cell>
              <table:table-cell office:value-type="float" office:value="349.065918">
                <text:p>349.0659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49.113434">
                <text:p>349.113434</text:p>
              </table:table-cell>
              <table:table-cell office:value-type="float" office:value="349.263641">
                <text:p>349.2636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9.110931">
                <text:p>349.110931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.105713">
                <text:p>349.105713</text:p>
              </table:table-cell>
              <table:table-cell office:value-type="float" office:value="349.018188">
                <text:p>349.018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49.090729">
                <text:p>349.090729</text:p>
              </table:table-cell>
              <table:table-cell office:value-type="float" office:value="348.959076">
                <text:p>348.9590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9.082977">
                <text:p>349.082977</text:p>
              </table:table-cell>
              <table:table-cell office:value-type="float" office:value="349.065918">
                <text:p>349.065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49.071838">
                <text:p>349.071838</text:p>
              </table:table-cell>
              <table:table-cell office:value-type="float" office:value="349.011353">
                <text:p>349.011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9.083435">
                <text:p>349.083435</text:p>
              </table:table-cell>
              <table:table-cell office:value-type="float" office:value="349.313629">
                <text:p>349.3136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49.083221">
                <text:p>349.083221</text:p>
              </table:table-cell>
              <table:table-cell office:value-type="float" office:value="349.040924">
                <text:p>349.0409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9.111603">
                <text:p>349.111603</text:p>
              </table:table-cell>
              <table:table-cell office:value-type="float" office:value="349.243195">
                <text:p>349.2431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49.125946">
                <text:p>349.125946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9.103638">
                <text:p>349.103638</text:p>
              </table:table-cell>
              <table:table-cell office:value-type="float" office:value="349.040924">
                <text:p>349.0409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9.11731">
                <text:p>349.11731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9.155945">
                <text:p>349.155945</text:p>
              </table:table-cell>
              <table:table-cell office:value-type="float" office:value="349.404541">
                <text:p>349.4045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.150452">
                <text:p>349.150452</text:p>
              </table:table-cell>
              <table:table-cell office:value-type="float" office:value="348.904541">
                <text:p>348.90454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49.139587">
                <text:p>349.139587</text:p>
              </table:table-cell>
              <table:table-cell office:value-type="float" office:value="348.956818">
                <text:p>348.9568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9.137054">
                <text:p>349.137054</text:p>
              </table:table-cell>
              <table:table-cell office:value-type="float" office:value="348.986359">
                <text:p>348.9863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9.118195">
                <text:p>349.118195</text:p>
              </table:table-cell>
              <table:table-cell office:value-type="float" office:value="349.125">
                <text:p>349.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49.136597">
                <text:p>349.136597</text:p>
              </table:table-cell>
              <table:table-cell office:value-type="float" office:value="349.225006">
                <text:p>349.22500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9.112732">
                <text:p>349.112732</text:p>
              </table:table-cell>
              <table:table-cell office:value-type="float" office:value="349.004547">
                <text:p>349.0045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49.108185">
                <text:p>349.108185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49.120667">
                <text:p>349.120667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49.118408">
                <text:p>349.118408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49.100677">
                <text:p>349.100677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49.115448">
                <text:p>349.115448</text:p>
              </table:table-cell>
              <table:table-cell office:value-type="float" office:value="349.052277">
                <text:p>349.05227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9.137726">
                <text:p>349.137726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9.153412">
                <text:p>349.153412</text:p>
              </table:table-cell>
              <table:table-cell office:value-type="float" office:value="349.143188">
                <text:p>349.1431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49.142273">
                <text:p>349.142273</text:p>
              </table:table-cell>
              <table:table-cell office:value-type="float" office:value="349.013641">
                <text:p>349.0136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49.132263">
                <text:p>349.132263</text:p>
              </table:table-cell>
              <table:table-cell office:value-type="float" office:value="349.125">
                <text:p>349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9.150452">
                <text:p>349.150452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49.157288">
                <text:p>349.157288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9.168152">
                <text:p>349.168152</text:p>
              </table:table-cell>
              <table:table-cell office:value-type="float" office:value="349.274994">
                <text:p>349.2749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9.158386">
                <text:p>349.158386</text:p>
              </table:table-cell>
              <table:table-cell office:value-type="float" office:value="349.149994">
                <text:p>349.14999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49.148865">
                <text:p>349.148865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9.157959">
                <text:p>349.157959</text:p>
              </table:table-cell>
              <table:table-cell office:value-type="float" office:value="349.143188">
                <text:p>349.1431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9.151794">
                <text:p>349.151794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9.13797">
                <text:p>349.13797</text:p>
              </table:table-cell>
              <table:table-cell office:value-type="float" office:value="349.004547">
                <text:p>349.0045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9.138428">
                <text:p>349.138428</text:p>
              </table:table-cell>
              <table:table-cell office:value-type="float" office:value="349.018188">
                <text:p>349.0181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9.141388">
                <text:p>349.141388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9.119568">
                <text:p>349.119568</text:p>
              </table:table-cell>
              <table:table-cell office:value-type="float" office:value="348.96817">
                <text:p>348.968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9.080261">
                <text:p>349.080261</text:p>
              </table:table-cell>
              <table:table-cell office:value-type="float" office:value="348.838623">
                <text:p>348.8386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9.07843">
                <text:p>349.07843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9.079315">
                <text:p>349.079315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9.096375">
                <text:p>349.096375</text:p>
              </table:table-cell>
              <table:table-cell office:value-type="float" office:value="349.302277">
                <text:p>349.30227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9.062958">
                <text:p>349.062958</text:p>
              </table:table-cell>
              <table:table-cell office:value-type="float" office:value="348.809082">
                <text:p>348.80908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9.066376">
                <text:p>349.066376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9.091827">
                <text:p>349.091827</text:p>
              </table:table-cell>
              <table:table-cell office:value-type="float" office:value="349.259094">
                <text:p>349.2590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9.139099">
                <text:p>349.139099</text:p>
              </table:table-cell>
              <table:table-cell office:value-type="float" office:value="349.490906">
                <text:p>349.4909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.140686">
                <text:p>349.140686</text:p>
              </table:table-cell>
              <table:table-cell office:value-type="float" office:value="349.170441">
                <text:p>349.1704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9.127045">
                <text:p>349.127045</text:p>
              </table:table-cell>
              <table:table-cell office:value-type="float" office:value="348.831818">
                <text:p>348.8318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9.159088">
                <text:p>349.159088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9.148865">
                <text:p>349.148865</text:p>
              </table:table-cell>
              <table:table-cell office:value-type="float" office:value="349.154541">
                <text:p>349.1545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9.140228">
                <text:p>349.140228</text:p>
              </table:table-cell>
              <table:table-cell office:value-type="float" office:value="349.072723">
                <text:p>349.0727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49.145935">
                <text:p>349.145935</text:p>
              </table:table-cell>
              <table:table-cell office:value-type="float" office:value="349.3591">
                <text:p>349.35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49.132965">
                <text:p>349.132965</text:p>
              </table:table-cell>
              <table:table-cell office:value-type="float" office:value="348.679535">
                <text:p>348.6795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9.110901">
                <text:p>349.110901</text:p>
              </table:table-cell>
              <table:table-cell office:value-type="float" office:value="348.931824">
                <text:p>348.93182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49.096619">
                <text:p>349.096619</text:p>
              </table:table-cell>
              <table:table-cell office:value-type="float" office:value="349.115906">
                <text:p>349.1159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49.055481">
                <text:p>349.055481</text:p>
              </table:table-cell>
              <table:table-cell office:value-type="float" office:value="349.079559">
                <text:p>349.07955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9.045013">
                <text:p>349.045013</text:p>
              </table:table-cell>
              <table:table-cell office:value-type="float" office:value="349.065918">
                <text:p>349.0659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9.081146">
                <text:p>349.081146</text:p>
              </table:table-cell>
              <table:table-cell office:value-type="float" office:value="349.193176">
                <text:p>349.1931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9.077515">
                <text:p>349.077515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9.062744">
                <text:p>349.062744</text:p>
              </table:table-cell>
              <table:table-cell office:value-type="float" office:value="349.006805">
                <text:p>349.0068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9.067535">
                <text:p>349.067535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9.03595">
                <text:p>349.03595</text:p>
              </table:table-cell>
              <table:table-cell office:value-type="float" office:value="349.043182">
                <text:p>349.04318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9.088898">
                <text:p>349.088898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9.108429">
                <text:p>349.108429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9.106384">
                <text:p>349.106384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.121155">
                <text:p>349.121155</text:p>
              </table:table-cell>
              <table:table-cell office:value-type="float" office:value="349.227264">
                <text:p>349.22726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9.109558">
                <text:p>349.109558</text:p>
              </table:table-cell>
              <table:table-cell office:value-type="float" office:value="348.950012">
                <text:p>348.9500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9.106812">
                <text:p>349.106812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9.112488">
                <text:p>349.112488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9.128387">
                <text:p>349.128387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9.137482">
                <text:p>349.137482</text:p>
              </table:table-cell>
              <table:table-cell office:value-type="float" office:value="349.211365">
                <text:p>349.21136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9.145447">
                <text:p>349.145447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9.132507">
                <text:p>349.132507</text:p>
              </table:table-cell>
              <table:table-cell office:value-type="float" office:value="349.079559">
                <text:p>349.0795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9.151581">
                <text:p>349.151581</text:p>
              </table:table-cell>
              <table:table-cell office:value-type="float" office:value="349.318176">
                <text:p>349.3181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.154327">
                <text:p>349.154327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16568">
                <text:p>349.16568</text:p>
              </table:table-cell>
              <table:table-cell office:value-type="float" office:value="349.340912">
                <text:p>349.3409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49.172272">
                <text:p>349.172272</text:p>
              </table:table-cell>
              <table:table-cell office:value-type="float" office:value="349.0159">
                <text:p>349.01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49.166138">
                <text:p>349.166138</text:p>
              </table:table-cell>
              <table:table-cell office:value-type="float" office:value="349.104553">
                <text:p>349.10455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9.165466">
                <text:p>349.165466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49.139099">
                <text:p>349.139099</text:p>
              </table:table-cell>
              <table:table-cell office:value-type="float" office:value="348.902283">
                <text:p>348.90228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49.128174">
                <text:p>349.128174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49.117493">
                <text:p>349.117493</text:p>
              </table:table-cell>
              <table:table-cell office:value-type="float" office:value="349.0159">
                <text:p>349.01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49.122498">
                <text:p>349.122498</text:p>
              </table:table-cell>
              <table:table-cell office:value-type="float" office:value="349.129547">
                <text:p>349.1295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49.143616">
                <text:p>349.143616</text:p>
              </table:table-cell>
              <table:table-cell office:value-type="float" office:value="349.529541">
                <text:p>349.52954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49.129974">
                <text:p>349.129974</text:p>
              </table:table-cell>
              <table:table-cell office:value-type="float" office:value="348.986359">
                <text:p>348.98635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9.095428">
                <text:p>349.095428</text:p>
              </table:table-cell>
              <table:table-cell office:value-type="float" office:value="348.995453">
                <text:p>348.99545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9.106567">
                <text:p>349.106567</text:p>
              </table:table-cell>
              <table:table-cell office:value-type="float" office:value="349.127258">
                <text:p>349.1272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9.102936">
                <text:p>349.102936</text:p>
              </table:table-cell>
              <table:table-cell office:value-type="float" office:value="349.068176">
                <text:p>349.06817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9.096344">
                <text:p>349.096344</text:p>
              </table:table-cell>
              <table:table-cell office:value-type="float" office:value="349.106812">
                <text:p>349.1068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49.130188">
                <text:p>349.130188</text:p>
              </table:table-cell>
              <table:table-cell office:value-type="float" office:value="349.240906">
                <text:p>349.24090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9.129761">
                <text:p>349.129761</text:p>
              </table:table-cell>
              <table:table-cell office:value-type="float" office:value="349.097717">
                <text:p>349.0977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49.127014">
                <text:p>349.127014</text:p>
              </table:table-cell>
              <table:table-cell office:value-type="float" office:value="348.988647">
                <text:p>348.98864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9.114746">
                <text:p>349.114746</text:p>
              </table:table-cell>
              <table:table-cell office:value-type="float" office:value="349.006805">
                <text:p>349.0068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49.064758">
                <text:p>349.064758</text:p>
              </table:table-cell>
              <table:table-cell office:value-type="float" office:value="349.029541">
                <text:p>349.02954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9.072479">
                <text:p>349.072479</text:p>
              </table:table-cell>
              <table:table-cell office:value-type="float" office:value="349.063629">
                <text:p>349.06362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9.098419">
                <text:p>349.098419</text:p>
              </table:table-cell>
              <table:table-cell office:value-type="float" office:value="349.254547">
                <text:p>349.25454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49.083649">
                <text:p>349.083649</text:p>
              </table:table-cell>
              <table:table-cell office:value-type="float" office:value="348.979553">
                <text:p>348.97955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49.070892">
                <text:p>349.070892</text:p>
              </table:table-cell>
              <table:table-cell office:value-type="float" office:value="348.940918">
                <text:p>348.9409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49.085022">
                <text:p>349.085022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49.068176">
                <text:p>349.068176</text:p>
              </table:table-cell>
              <table:table-cell office:value-type="float" office:value="349.072723">
                <text:p>349.0727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49.057495">
                <text:p>349.057495</text:p>
              </table:table-cell>
              <table:table-cell office:value-type="float" office:value="348.990906">
                <text:p>348.99090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49.075226">
                <text:p>349.075226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49.102509">
                <text:p>349.102509</text:p>
              </table:table-cell>
              <table:table-cell office:value-type="float" office:value="349.279541">
                <text:p>349.2795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49.104095">
                <text:p>349.104095</text:p>
              </table:table-cell>
              <table:table-cell office:value-type="float" office:value="349.045441">
                <text:p>349.04544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49.109558">
                <text:p>349.109558</text:p>
              </table:table-cell>
              <table:table-cell office:value-type="float" office:value="349.118195">
                <text:p>349.1181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49.107269">
                <text:p>349.107269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49.121613">
                <text:p>349.121613</text:p>
              </table:table-cell>
              <table:table-cell office:value-type="float" office:value="349.122742">
                <text:p>349.12274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49.12616">
                <text:p>349.12616</text:p>
              </table:table-cell>
              <table:table-cell office:value-type="float" office:value="348.986359">
                <text:p>348.98635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9.092743">
                <text:p>349.092743</text:p>
              </table:table-cell>
              <table:table-cell office:value-type="float" office:value="348.913635">
                <text:p>348.9136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9.101593">
                <text:p>349.101593</text:p>
              </table:table-cell>
              <table:table-cell office:value-type="float" office:value="349.161377">
                <text:p>349.1613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9.104553">
                <text:p>349.104553</text:p>
              </table:table-cell>
              <table:table-cell office:value-type="float" office:value="349.020447">
                <text:p>349.02044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.112976">
                <text:p>349.112976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49.085663">
                <text:p>349.085663</text:p>
              </table:table-cell>
              <table:table-cell office:value-type="float" office:value="349.006805">
                <text:p>349.0068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49.090027">
                <text:p>349.090027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9.089325">
                <text:p>349.089325</text:p>
              </table:table-cell>
              <table:table-cell office:value-type="float" office:value="349.111359">
                <text:p>349.11135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49.058655">
                <text:p>349.058655</text:p>
              </table:table-cell>
              <table:table-cell office:value-type="float" office:value="348.924988">
                <text:p>348.92498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9.053162">
                <text:p>349.053162</text:p>
              </table:table-cell>
              <table:table-cell office:value-type="float" office:value="349.068176">
                <text:p>349.06817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9.061829">
                <text:p>349.061829</text:p>
              </table:table-cell>
              <table:table-cell office:value-type="float" office:value="349.072723">
                <text:p>349.0727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9.09613">
                <text:p>349.09613</text:p>
              </table:table-cell>
              <table:table-cell office:value-type="float" office:value="349.256805">
                <text:p>349.2568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49.082275">
                <text:p>349.082275</text:p>
              </table:table-cell>
              <table:table-cell office:value-type="float" office:value="349.022736">
                <text:p>349.0227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49.104065">
                <text:p>349.104065</text:p>
              </table:table-cell>
              <table:table-cell office:value-type="float" office:value="349.238647">
                <text:p>349.23864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49.09726">
                <text:p>349.09726</text:p>
              </table:table-cell>
              <table:table-cell office:value-type="float" office:value="349.181824">
                <text:p>349.1818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49.127716">
                <text:p>349.127716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49.119537">
                <text:p>349.119537</text:p>
              </table:table-cell>
              <table:table-cell office:value-type="float" office:value="349.006805">
                <text:p>349.00680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49.106354">
                <text:p>349.106354</text:p>
              </table:table-cell>
              <table:table-cell office:value-type="float" office:value="348.979553">
                <text:p>348.9795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9.123383">
                <text:p>349.123383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49.138855">
                <text:p>349.138855</text:p>
              </table:table-cell>
              <table:table-cell office:value-type="float" office:value="349.222717">
                <text:p>349.22271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49.160889">
                <text:p>349.160889</text:p>
              </table:table-cell>
              <table:table-cell office:value-type="float" office:value="349.293182">
                <text:p>349.29318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49.144531">
                <text:p>349.144531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9.157928">
                <text:p>349.157928</text:p>
              </table:table-cell>
              <table:table-cell office:value-type="float" office:value="349.15683">
                <text:p>349.1568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49.148621">
                <text:p>349.148621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49.134552">
                <text:p>349.134552</text:p>
              </table:table-cell>
              <table:table-cell office:value-type="float" office:value="349.040924">
                <text:p>349.04092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49.094788">
                <text:p>349.094788</text:p>
              </table:table-cell>
              <table:table-cell office:value-type="float" office:value="348.913635">
                <text:p>348.913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49.090668">
                <text:p>349.090668</text:p>
              </table:table-cell>
              <table:table-cell office:value-type="float" office:value="348.965912">
                <text:p>348.96591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9.122742">
                <text:p>349.122742</text:p>
              </table:table-cell>
              <table:table-cell office:value-type="float" office:value="349.299988">
                <text:p>349.29998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49.131134">
                <text:p>349.131134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49.128845">
                <text:p>349.128845</text:p>
              </table:table-cell>
              <table:table-cell office:value-type="float" office:value="349.200012">
                <text:p>349.2000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49.09906">
                <text:p>349.09906</text:p>
              </table:table-cell>
              <table:table-cell office:value-type="float" office:value="348.995453">
                <text:p>348.9954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49.093628">
                <text:p>349.093628</text:p>
              </table:table-cell>
              <table:table-cell office:value-type="float" office:value="349.038635">
                <text:p>349.0386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49.094055">
                <text:p>349.094055</text:p>
              </table:table-cell>
              <table:table-cell office:value-type="float" office:value="349.161377">
                <text:p>349.1613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49.088379">
                <text:p>349.088379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49.100647">
                <text:p>349.100647</text:p>
              </table:table-cell>
              <table:table-cell office:value-type="float" office:value="349.163635">
                <text:p>349.1636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49.120911">
                <text:p>349.120911</text:p>
              </table:table-cell>
              <table:table-cell office:value-type="float" office:value="349.115906">
                <text:p>349.11590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9.140228">
                <text:p>349.140228</text:p>
              </table:table-cell>
              <table:table-cell office:value-type="float" office:value="349.159088">
                <text:p>349.15908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9.114075">
                <text:p>349.114075</text:p>
              </table:table-cell>
              <table:table-cell office:value-type="float" office:value="349.038635">
                <text:p>349.0386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49.108643">
                <text:p>349.108643</text:p>
              </table:table-cell>
              <table:table-cell office:value-type="float" office:value="349.125">
                <text:p>349.12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49.113434">
                <text:p>349.113434</text:p>
              </table:table-cell>
              <table:table-cell office:value-type="float" office:value="349.247742">
                <text:p>349.24774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9.114807">
                <text:p>349.114807</text:p>
              </table:table-cell>
              <table:table-cell office:value-type="float" office:value="349.009094">
                <text:p>349.0090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9.129578">
                <text:p>349.129578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9.12796">
                <text:p>349.12796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9.125">
                <text:p>349.125</text:p>
              </table:table-cell>
              <table:table-cell office:value-type="float" office:value="349.059082">
                <text:p>349.05908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9.114777">
                <text:p>349.114777</text:p>
              </table:table-cell>
              <table:table-cell office:value-type="float" office:value="349.061371">
                <text:p>349.0613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9.107727">
                <text:p>349.107727</text:p>
              </table:table-cell>
              <table:table-cell office:value-type="float" office:value="349.045441">
                <text:p>349.04544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49.113861">
                <text:p>349.113861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49.133179">
                <text:p>349.133179</text:p>
              </table:table-cell>
              <table:table-cell office:value-type="float" office:value="349.231812">
                <text:p>349.23181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49.1409">
                <text:p>349.1409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49.120911">
                <text:p>349.120911</text:p>
              </table:table-cell>
              <table:table-cell office:value-type="float" office:value="349.047729">
                <text:p>349.04772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49.131409">
                <text:p>349.131409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9.12207">
                <text:p>349.12207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49.126373">
                <text:p>349.126373</text:p>
              </table:table-cell>
              <table:table-cell office:value-type="float" office:value="349.188629">
                <text:p>349.1886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49.140228">
                <text:p>349.140228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.15387">
                <text:p>349.15387</text:p>
              </table:table-cell>
              <table:table-cell office:value-type="float" office:value="349.197723">
                <text:p>349.19772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.148376">
                <text:p>349.148376</text:p>
              </table:table-cell>
              <table:table-cell office:value-type="float" office:value="348.990906">
                <text:p>348.99090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49.149994">
                <text:p>349.149994</text:p>
              </table:table-cell>
              <table:table-cell office:value-type="float" office:value="349.236359">
                <text:p>349.23635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49.138184">
                <text:p>349.138184</text:p>
              </table:table-cell>
              <table:table-cell office:value-type="float" office:value="349.113647">
                <text:p>349.11364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49.133209">
                <text:p>349.133209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49.12616">
                <text:p>349.12616</text:p>
              </table:table-cell>
              <table:table-cell office:value-type="float" office:value="348.977264">
                <text:p>348.97726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49.126831">
                <text:p>349.126831</text:p>
              </table:table-cell>
              <table:table-cell office:value-type="float" office:value="349.120453">
                <text:p>349.1204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9.131378">
                <text:p>349.131378</text:p>
              </table:table-cell>
              <table:table-cell office:value-type="float" office:value="349.138641">
                <text:p>349.1386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49.120483">
                <text:p>349.120483</text:p>
              </table:table-cell>
              <table:table-cell office:value-type="float" office:value="349.079559">
                <text:p>349.07955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9.113647">
                <text:p>349.113647</text:p>
              </table:table-cell>
              <table:table-cell office:value-type="float" office:value="349.129547">
                <text:p>349.1295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9.10321">
                <text:p>349.10321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49.110474">
                <text:p>349.110474</text:p>
              </table:table-cell>
              <table:table-cell office:value-type="float" office:value="349.063629">
                <text:p>349.06362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9.095673">
                <text:p>349.095673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49.098419">
                <text:p>349.098419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49.100677">
                <text:p>349.100677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9.107971">
                <text:p>349.107971</text:p>
              </table:table-cell>
              <table:table-cell office:value-type="float" office:value="349.049988">
                <text:p>349.0499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49.097961">
                <text:p>349.097961</text:p>
              </table:table-cell>
              <table:table-cell office:value-type="float" office:value="349.020447">
                <text:p>349.02044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49.082275">
                <text:p>349.082275</text:p>
              </table:table-cell>
              <table:table-cell office:value-type="float" office:value="348.981812">
                <text:p>348.98181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49.079102">
                <text:p>349.079102</text:p>
              </table:table-cell>
              <table:table-cell office:value-type="float" office:value="349.047729">
                <text:p>349.04772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9.075684">
                <text:p>349.075684</text:p>
              </table:table-cell>
              <table:table-cell office:value-type="float" office:value="349.095459">
                <text:p>349.09545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49.085022">
                <text:p>349.085022</text:p>
              </table:table-cell>
              <table:table-cell office:value-type="float" office:value="349.186371">
                <text:p>349.18637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49.079315">
                <text:p>349.079315</text:p>
              </table:table-cell>
              <table:table-cell office:value-type="float" office:value="349.006805">
                <text:p>349.0068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49.089539">
                <text:p>349.089539</text:p>
              </table:table-cell>
              <table:table-cell office:value-type="float" office:value="349.190918">
                <text:p>349.1909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49.110687">
                <text:p>349.110687</text:p>
              </table:table-cell>
              <table:table-cell office:value-type="float" office:value="349.352264">
                <text:p>349.3522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49.107727">
                <text:p>349.107727</text:p>
              </table:table-cell>
              <table:table-cell office:value-type="float" office:value="349.145447">
                <text:p>349.14544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9.12796">
                <text:p>349.12796</text:p>
              </table:table-cell>
              <table:table-cell office:value-type="float" office:value="349.252258">
                <text:p>349.25225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49.152954">
                <text:p>349.152954</text:p>
              </table:table-cell>
              <table:table-cell office:value-type="float" office:value="349.270447">
                <text:p>349.2704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49.157501">
                <text:p>349.157501</text:p>
              </table:table-cell>
              <table:table-cell office:value-type="float" office:value="349.027283">
                <text:p>349.02728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49.170685">
                <text:p>349.170685</text:p>
              </table:table-cell>
              <table:table-cell office:value-type="float" office:value="349.179535">
                <text:p>349.1795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49.171356">
                <text:p>349.171356</text:p>
              </table:table-cell>
              <table:table-cell office:value-type="float" office:value="349.102264">
                <text:p>349.1022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49.154114">
                <text:p>349.154114</text:p>
              </table:table-cell>
              <table:table-cell office:value-type="float" office:value="349.013641">
                <text:p>349.01364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49.159546">
                <text:p>349.159546</text:p>
              </table:table-cell>
              <table:table-cell office:value-type="float" office:value="349.061371">
                <text:p>349.06137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9.157959">
                <text:p>349.157959</text:p>
              </table:table-cell>
              <table:table-cell office:value-type="float" office:value="349.174988">
                <text:p>349.17498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49.125">
                <text:p>349.125</text:p>
              </table:table-cell>
              <table:table-cell office:value-type="float" office:value="349.022736">
                <text:p>349.0227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49.12384">
                <text:p>349.12384</text:p>
              </table:table-cell>
              <table:table-cell office:value-type="float" office:value="349.134094">
                <text:p>349.13409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.112732">
                <text:p>349.112732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9.094543">
                <text:p>349.094543</text:p>
              </table:table-cell>
              <table:table-cell office:value-type="float" office:value="349.088623">
                <text:p>349.08862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49.101135">
                <text:p>349.101135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49.09726">
                <text:p>349.09726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49.087036">
                <text:p>349.08703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49.099548">
                <text:p>349.099548</text:p>
              </table:table-cell>
              <table:table-cell office:value-type="float" office:value="349.138641">
                <text:p>349.13864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49.120209">
                <text:p>349.120209</text:p>
              </table:table-cell>
              <table:table-cell office:value-type="float" office:value="349.268188">
                <text:p>349.26818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49.124756">
                <text:p>349.124756</text:p>
              </table:table-cell>
              <table:table-cell office:value-type="float" office:value="349.220459">
                <text:p>349.2204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49.143372">
                <text:p>349.143372</text:p>
              </table:table-cell>
              <table:table-cell office:value-type="float" office:value="349.209076">
                <text:p>349.20907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49.146118">
                <text:p>349.146118</text:p>
              </table:table-cell>
              <table:table-cell office:value-type="float" office:value="349.161377">
                <text:p>349.16137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49.13681">
                <text:p>349.13681</text:p>
              </table:table-cell>
              <table:table-cell office:value-type="float" office:value="349.047729">
                <text:p>349.04772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49.141785">
                <text:p>349.141785</text:p>
              </table:table-cell>
              <table:table-cell office:value-type="float" office:value="349.138641">
                <text:p>349.13864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49.147705">
                <text:p>349.147705</text:p>
              </table:table-cell>
              <table:table-cell office:value-type="float" office:value="349.152283">
                <text:p>349.15228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9.142975">
                <text:p>349.142975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49.156158">
                <text:p>349.156158</text:p>
              </table:table-cell>
              <table:table-cell office:value-type="float" office:value="349.131805">
                <text:p>349.13180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49.15155">
                <text:p>349.15155</text:p>
              </table:table-cell>
              <table:table-cell office:value-type="float" office:value="349.09317">
                <text:p>349.093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49.14975">
                <text:p>349.14975</text:p>
              </table:table-cell>
              <table:table-cell office:value-type="float" office:value="349.25">
                <text:p>349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49.16156">
                <text:p>349.16156</text:p>
              </table:table-cell>
              <table:table-cell office:value-type="float" office:value="349.338623">
                <text:p>349.3386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49.160889">
                <text:p>349.160889</text:p>
              </table:table-cell>
              <table:table-cell office:value-type="float" office:value="349.202271">
                <text:p>349.20227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49.158844">
                <text:p>349.158844</text:p>
              </table:table-cell>
              <table:table-cell office:value-type="float" office:value="349.1409">
                <text:p>349.140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49.162048">
                <text:p>349.162048</text:p>
              </table:table-cell>
              <table:table-cell office:value-type="float" office:value="349.079559">
                <text:p>349.0795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49.165466">
                <text:p>349.165466</text:p>
              </table:table-cell>
              <table:table-cell office:value-type="float" office:value="349.172729">
                <text:p>349.1727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49.166809">
                <text:p>349.166809</text:p>
              </table:table-cell>
              <table:table-cell office:value-type="float" office:value="349.165924">
                <text:p>349.16592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49.160217">
                <text:p>349.160217</text:p>
              </table:table-cell>
              <table:table-cell office:value-type="float" office:value="349.027283">
                <text:p>349.02728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.160675">
                <text:p>349.160675</text:p>
              </table:table-cell>
              <table:table-cell office:value-type="float" office:value="349.136353">
                <text:p>349.13635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49.157288">
                <text:p>349.157288</text:p>
              </table:table-cell>
              <table:table-cell office:value-type="float" office:value="349.059082">
                <text:p>349.05908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9.163391">
                <text:p>349.163391</text:p>
              </table:table-cell>
              <table:table-cell office:value-type="float" office:value="349.311371">
                <text:p>349.3113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9.13797">
                <text:p>349.13797</text:p>
              </table:table-cell>
              <table:table-cell office:value-type="float" office:value="349.084076">
                <text:p>349.08407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49.118866">
                <text:p>349.118866</text:p>
              </table:table-cell>
              <table:table-cell office:value-type="float" office:value="349.011353">
                <text:p>349.011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49.096375">
                <text:p>349.096375</text:p>
              </table:table-cell>
              <table:table-cell office:value-type="float" office:value="348.915924">
                <text:p>348.91592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49.105469">
                <text:p>349.105469</text:p>
              </table:table-cell>
              <table:table-cell office:value-type="float" office:value="349.170441">
                <text:p>349.1704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